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1pt" style:font-size-asian="11pt" style:font-size-complex="11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1pt" style:text-underline-style="none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1pt" style:text-underline-style="none" fo:font-weight="normal" officeooo:rsid="000a2390" officeooo:paragraph-rsid="000a2390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1pt" style:text-underline-style="none" fo:font-weight="normal" officeooo:rsid="00120dd8" officeooo:paragraph-rsid="00120dd8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1pt" style:text-underline-style="solid" style:text-underline-width="auto" style:text-underline-color="font-color" fo:font-weight="bold" officeooo:rsid="000a2390" officeooo:paragraph-rsid="000a239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1pt" style:text-underline-style="solid" style:text-underline-width="auto" style:text-underline-color="font-color" fo:font-weight="bold" officeooo:rsid="00120dd8" officeooo:paragraph-rsid="00120dd8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46464" style:font-name="Consolas" fo:font-size="11pt" style:font-size-asian="11pt" style:font-size-complex="11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1pt" style:font-size-asian="11pt" style:font-size-complex="11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1pt" officeooo:paragraph-rsid="001040fa" style:font-size-asian="11pt" style:font-size-complex="11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1pt" officeooo:paragraph-rsid="000febc8" style:font-size-asian="11pt" style:font-size-complex="11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1pt" style:text-underline-style="none" fo:font-weight="normal" officeooo:rsid="000a2390" officeooo:paragraph-rsid="000a2390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1pt" style:text-underline-style="none" fo:font-weight="normal" officeooo:rsid="000b612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1pt" style:text-underline-style="none" fo:font-weight="normal" officeooo:rsid="00120dd8" officeooo:paragraph-rsid="00120dd8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1pt" fo:font-weight="bold" officeooo:rsid="000b6122" officeooo:paragraph-rsid="000b6122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1pt" style:text-underline-style="solid" style:text-underline-width="auto" style:text-underline-color="font-color" fo:font-weight="bold" officeooo:rsid="000b6122" officeooo:paragraph-rsid="000b6122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1pt" style:text-underline-style="solid" style:text-underline-width="auto" style:text-underline-color="font-color" fo:font-weight="bold" officeooo:rsid="000d5f52" officeooo:paragraph-rsid="000b6122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1pt" style:text-underline-style="solid" style:text-underline-width="auto" style:text-underline-color="font-color" fo:font-weight="bold" officeooo:rsid="000d5f52" officeooo:paragraph-rsid="000d5f52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1pt" style:text-underline-style="solid" style:text-underline-width="auto" style:text-underline-color="font-color" fo:font-weight="bold" officeooo:rsid="00180240" officeooo:paragraph-rsid="00180240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Consolas" fo:font-size="10pt" style:text-underline-style="none" fo:font-weight="bold" officeooo:rsid="00180240" officeooo:paragraph-rsid="00180240" style:font-size-asian="10pt" style:font-weight-asian="bold" style:font-size-complex="10.5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Consolas" fo:font-size="11pt" style:text-underline-style="none" fo:font-weight="bold" officeooo:rsid="00180240" officeooo:paragraph-rsid="00180240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style:font-size-asian="11pt" style:font-size-complex="11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paragraph-rsid="001040fa" style:font-size-asian="11pt" style:font-size-complex="11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paragraph-rsid="000b6122" style:font-size-asian="11pt" style:font-size-complex="11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paragraph-rsid="000febc8" style:font-size-asian="11pt" style:font-size-complex="11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paragraph-rsid="00120dd8" style:font-size-asian="11pt" style:font-size-complex="11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paragraph-rsid="00180240" style:font-size-asian="11pt" style:font-size-complex="11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paragraph-rsid="0018df27" style:font-size-asian="11pt" style:font-size-complex="11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rsid="00180240" officeooo:paragraph-rsid="00180240" style:font-size-asian="11pt" style:font-size-complex="11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style:text-underline-style="none" fo:font-weight="normal" officeooo:rsid="000a2390" officeooo:paragraph-rsid="000a2390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style:text-underline-style="none" fo:font-weight="normal" officeooo:rsid="000b6122" officeooo:paragraph-rsid="000b6122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style:text-underline-style="none" fo:font-weight="normal" officeooo:rsid="000d5f52" officeooo:paragraph-rsid="000d5f52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style:text-underline-style="none" style:font-size-asian="11pt" style:font-size-complex="11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style:text-underline-style="solid" style:text-underline-width="auto" style:text-underline-color="font-color" fo:font-weight="bold" officeooo:rsid="000b6122" officeooo:paragraph-rsid="000b6122" style:font-size-asian="11pt" style:font-weight-asian="bold" style:font-size-complex="11pt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style:text-underline-style="solid" style:text-underline-width="auto" style:text-underline-color="font-color" fo:font-weight="bold" officeooo:rsid="000d5f52" officeooo:paragraph-rsid="000d5f52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border-line-width-bottom="0.0346in 0.0102in 0.0102in" fo:padding="0.0291in" fo:border-left="none" fo:border-right="none" fo:border-top="none" fo:border-bottom="4pt double #000000" style:join-border="false"/>
      <style:text-properties fo:color="#008080" style:font-name="Consolas" fo:font-size="11pt" style:text-underline-style="solid" style:text-underline-width="auto" style:text-underline-color="font-color" fo:font-weight="bold" officeooo:rsid="00120dd8" officeooo:paragraph-rsid="00120dd8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border-line-width-bottom="0.0346in 0.0102in 0.0102in" fo:padding="0.0291in" fo:border-left="none" fo:border-right="none" fo:border-top="none" fo:border-bottom="4pt double #000000" style:join-border="false"/>
      <style:text-properties fo:color="#008080" style:font-name="Consolas" fo:font-size="11pt" style:text-underline-style="none" fo:font-weight="bold" officeooo:rsid="00180240" officeooo:paragraph-rsid="00180240" style:font-size-asian="11pt" style:font-weight-asian="bold" style:font-size-complex="11pt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border-line-width-bottom="0.0346in 0.0102in 0.0102in" fo:padding="0.0291in" fo:border-left="none" fo:border-right="none" fo:border-top="none" fo:border-bottom="4pt double #000000" style:join-border="false"/>
      <style:text-properties fo:color="#000000" style:font-name="Consolas" fo:font-size="11pt" style:font-size-asian="11pt" style:font-size-complex="11pt"/>
    </style:style>
    <style:style style:name="P42" style:family="paragraph" style:parent-style-name="Standard">
      <style:text-properties fo:font-size="11pt" officeooo:paragraph-rsid="000457a6" style:font-size-asian="11pt" style:font-size-complex="11pt"/>
    </style:style>
    <style:style style:name="P43" style:family="paragraph" style:parent-style-name="Standard">
      <style:text-properties fo:font-size="11pt" officeooo:rsid="000457a6" officeooo:paragraph-rsid="000457a6" style:font-size-asian="11pt" style:font-size-complex="11pt"/>
    </style:style>
    <style:style style:name="P44" style:family="paragraph" style:parent-style-name="Standard">
      <style:text-properties fo:font-size="11pt" officeooo:paragraph-rsid="00068a45" style:font-size-asian="11pt" style:font-size-complex="11pt"/>
    </style:style>
    <style:style style:name="P45" style:family="paragraph" style:parent-style-name="Standard">
      <style:text-properties fo:font-size="11pt" officeooo:paragraph-rsid="000a2390" style:font-size-asian="11pt" style:font-size-complex="11pt"/>
    </style:style>
    <style:style style:name="P46" style:family="paragraph" style:parent-style-name="Standard">
      <style:text-properties fo:font-size="11pt" style:text-underline-style="solid" style:text-underline-width="auto" style:text-underline-color="font-color" fo:font-weight="bold" officeooo:rsid="000457a6" officeooo:paragraph-rsid="000457a6" style:font-size-asian="11pt" style:font-weight-asian="bold" style:font-size-complex="11pt" style:font-weight-complex="bold"/>
    </style:style>
    <style:style style:name="P47" style:family="paragraph" style:parent-style-name="Standard">
      <style:text-properties fo:font-size="11pt" style:text-underline-style="solid" style:text-underline-width="auto" style:text-underline-color="font-color" fo:font-weight="bold" officeooo:rsid="00089fd1" officeooo:paragraph-rsid="00089fd1" style:font-size-asian="11pt" style:font-weight-asian="bold" style:font-size-complex="11pt" style:font-weight-complex="bold"/>
    </style:style>
    <style:style style:name="P48" style:family="paragraph" style:parent-style-name="Standard">
      <style:text-properties fo:font-size="11pt" style:text-underline-style="none" fo:font-weight="normal" officeooo:rsid="000457a6" officeooo:paragraph-rsid="000457a6" style:font-size-asian="11pt" style:font-weight-asian="normal" style:font-size-complex="11pt" style:font-weight-complex="normal"/>
    </style:style>
    <style:style style:name="P49" style:family="paragraph" style:parent-style-name="Standard">
      <style:text-properties fo:font-size="11pt" style:text-underline-style="none" fo:font-weight="normal" officeooo:rsid="00089fd1" officeooo:paragraph-rsid="00089fd1" style:font-size-asian="11pt" style:font-weight-asian="normal" style:font-size-complex="11pt" style:font-weight-complex="normal"/>
    </style:style>
    <style:style style:name="P50" style:family="paragraph" style:parent-style-name="Standard">
      <style:text-properties fo:font-size="11pt" style:text-underline-style="none" fo:font-weight="normal" officeooo:rsid="0008f687" officeooo:paragraph-rsid="0008f687" style:font-size-asian="11pt" style:font-weight-asian="normal" style:font-size-complex="11pt" style:font-weight-complex="normal"/>
    </style:style>
    <style:style style:name="P51" style:family="paragraph" style:parent-style-name="Standard">
      <style:text-properties fo:font-size="11pt" fo:font-style="normal" style:text-underline-style="none" fo:font-weight="normal" officeooo:rsid="000457a6" officeooo:paragraph-rsid="000457a6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1pt" style:font-size-asian="11pt" style:font-size-complex="11pt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80240" officeooo:paragraph-rsid="00180240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Consolas" fo:font-size="11pt" style:text-underline-style="none" fo:font-weight="normal" officeooo:rsid="00180240" officeooo:paragraph-rsid="00180240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style:font-size-asian="11pt" style:font-size-complex="11pt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rsid="00180240" officeooo:paragraph-rsid="00180240" style:font-size-asian="11pt" style:font-size-complex="11pt"/>
    </style:style>
    <style:style style:name="P57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fo:font-size="11pt" style:text-underline-style="none" fo:font-weight="normal" officeooo:rsid="00089fd1" officeooo:paragraph-rsid="00089fd1" style:font-size-asian="11pt" style:font-weight-asian="normal" style:font-size-complex="11pt" style:font-weight-complex="normal"/>
    </style:style>
    <style:style style:name="T1" style:family="text">
      <style:text-properties style:font-name="Consolas"/>
    </style:style>
    <style:style style:name="T2" style:family="text">
      <style:text-properties style:font-name="Consolas" fo:font-size="10pt" style:font-size-asian="10pt"/>
    </style:style>
    <style:style style:name="T3" style:family="text">
      <style:text-properties style:font-name="Consolas" fo:font-size="10pt" officeooo:rsid="00180240" style:font-size-asian="10pt"/>
    </style:style>
    <style:style style:name="T4" style:family="text">
      <style:text-properties style:font-name="Consolas" fo:font-weight="bold" style:font-weight-asian="bold" style:font-weight-complex="bold"/>
    </style:style>
    <style:style style:name="T5" style:family="text">
      <style:text-properties style:font-name="Consolas" fo:font-size="10.5pt" style:text-underline-style="none" fo:font-weight="bold" officeooo:rsid="00120dd8" style:font-size-asian="10.5pt" style:font-weight-asian="bold" style:font-size-complex="10.5pt" style:font-weight-complex="bold"/>
    </style:style>
    <style:style style:name="T6" style:family="text">
      <style:text-properties style:font-name="Consolas" style:text-underline-style="none" fo:font-weight="bold" officeooo:rsid="00120dd8" style:font-weight-asian="bold" style:font-weight-complex="bold"/>
    </style:style>
    <style:style style:name="T7" style:family="text">
      <style:text-properties style:font-name="Consolas" officeooo:rsid="00180240"/>
    </style:style>
    <style:style style:name="T8" style:family="text">
      <style:text-properties fo:color="#000000"/>
    </style:style>
    <style:style style:name="T9" style:family="text">
      <style:text-properties fo:color="#000000" style:font-name="Consolas"/>
    </style:style>
    <style:style style:name="T10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1" style:family="text">
      <style:text-properties fo:color="#000000" style:font-name="Consolas" fo:font-size="10pt" style:font-size-asian="10pt"/>
    </style:style>
    <style:style style:name="T12" style:family="text">
      <style:text-properties fo:color="#000000" style:font-name="Consolas" fo:font-size="10pt" officeooo:rsid="000d5f52" style:font-size-asian="10pt"/>
    </style:style>
    <style:style style:name="T13" style:family="text">
      <style:text-properties fo:color="#000000" style:font-name="Consolas" fo:font-size="10pt" officeooo:rsid="000d86e9" style:font-size-asian="10pt"/>
    </style:style>
    <style:style style:name="T14" style:family="text">
      <style:text-properties fo:color="#000000" style:font-name="Consolas" fo:font-size="10pt" style:font-size-asian="10pt"/>
    </style:style>
    <style:style style:name="T15" style:family="text">
      <style:text-properties fo:color="#000000" style:font-name="Consolas" fo:font-size="10pt" fo:font-weight="bold" officeooo:rsid="000b6122" style:font-size-asian="10pt" style:font-weight-asian="bold" style:font-weight-complex="bold"/>
    </style:style>
    <style:style style:name="T16" style:family="text">
      <style:text-properties fo:color="#000000" style:font-name="Consolas" fo:font-size="10pt" fo:font-weight="normal" style:font-size-asian="10pt" style:font-weight-asian="normal" style:font-weight-complex="normal"/>
    </style:style>
    <style:style style:name="T17" style:family="text">
      <style:text-properties fo:color="#000000" style:font-name="Consolas" fo:font-size="10pt" style:text-underline-style="none" fo:font-weight="normal" style:font-size-asian="10pt" style:font-weight-asian="normal" style:font-weight-complex="normal"/>
    </style:style>
    <style:style style:name="T18" style:family="text">
      <style:text-properties fo:color="#000000" style:font-name="Consolas" fo:font-size="10pt" style:text-underline-style="none" style:font-size-asian="10pt"/>
    </style:style>
    <style:style style:name="T19" style:family="text">
      <style:text-properties fo:color="#000000" style:font-name="Consolas" fo:font-size="10pt" fo:font-style="italic" style:font-size-asian="10pt" style:font-style-asian="italic"/>
    </style:style>
    <style:style style:name="T20" style:family="text">
      <style:text-properties fo:color="#000000" style:font-name="Consolas" style:text-underline-style="solid" style:text-underline-width="auto" style:text-underline-color="font-color"/>
    </style:style>
    <style:style style:name="T21" style:family="text">
      <style:text-properties fo:color="#000000" style:font-name="Consolas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color="#000000" style:font-name="Consolas" fo:font-size="10.5pt" style:font-size-asian="10.5pt" style:font-size-complex="10.5pt"/>
    </style:style>
    <style:style style:name="T23" style:family="text">
      <style:text-properties fo:color="#000000" style:font-name="Consolas" fo:font-size="10.5pt" style:text-underline-style="none" style:font-size-asian="10.5pt" style:font-size-complex="10.5pt"/>
    </style:style>
    <style:style style:name="T24" style:family="text">
      <style:text-properties fo:color="#000000" style:font-name="Consolas" fo:font-weight="normal" style:font-weight-asian="normal" style:font-weight-complex="normal"/>
    </style:style>
    <style:style style:name="T25" style:family="text">
      <style:text-properties fo:color="#000000" style:font-name="Consolas" style:text-underline-style="none"/>
    </style:style>
    <style:style style:name="T26" style:family="text">
      <style:text-properties fo:color="#000000" style:font-name="Consolas" style:text-underline-style="none" fo:font-weight="normal" style:font-weight-asian="normal" style:font-weight-complex="normal"/>
    </style:style>
    <style:style style:name="T27" style:family="text">
      <style:text-properties fo:color="#000000" style:font-name="Consolas" fo:font-weight="bold" officeooo:rsid="000b6122" style:font-weight-asian="bold" style:font-weight-complex="bold"/>
    </style:style>
    <style:style style:name="T28" style:family="text">
      <style:text-properties fo:color="#000000" style:font-name="Consolas" officeooo:rsid="000d5f52"/>
    </style:style>
    <style:style style:name="T29" style:family="text">
      <style:text-properties fo:color="#000000" style:font-name="Consolas" officeooo:rsid="000d86e9"/>
    </style:style>
    <style:style style:name="T30" style:family="text">
      <style:text-properties fo:color="#000000" style:font-name="Consolas" fo:font-style="italic" style:font-style-asian="italic"/>
    </style:style>
    <style:style style:name="T31" style:family="text">
      <style:text-properties fo:color="#000000" style:font-name="Consolas"/>
    </style:style>
    <style:style style:name="T32" style:family="text">
      <style:text-properties fo:color="#000000" style:text-line-through-style="solid" style:text-line-through-type="single" style:font-name="Consolas" fo:font-size="10.5pt" style:text-underline-style="none" style:font-size-asian="10.5pt" style:font-size-complex="10.5pt"/>
    </style:style>
    <style:style style:name="T33" style:family="text">
      <style:text-properties fo:color="#000000" style:text-line-through-style="solid" style:text-line-through-type="single" style:font-name="Consolas" style:text-underline-style="none"/>
    </style:style>
    <style:style style:name="T34" style:family="text">
      <style:text-properties fo:color="#000000" fo:font-size="10pt" style:font-size-asian="10pt"/>
    </style:style>
    <style:style style:name="T35" style:family="text">
      <style:text-properties officeooo:rsid="000457a6"/>
    </style:style>
    <style:style style:name="T36" style:family="text">
      <style:text-properties fo:color="#7f0055" style:font-name="Consolas"/>
    </style:style>
    <style:style style:name="T37" style:family="text">
      <style:text-properties fo:color="#7f0055" style:font-name="Consolas" fo:font-size="10pt" fo:font-weight="bold" style:font-size-asian="10pt" style:font-weight-asian="bold"/>
    </style:style>
    <style:style style:name="T38" style:family="text">
      <style:text-properties fo:color="#7f0055" style:font-name="Consolas" fo:font-size="10pt" style:font-size-asian="10pt"/>
    </style:style>
    <style:style style:name="T39" style:family="text">
      <style:text-properties fo:color="#7f0055" style:font-name="Consolas" fo:font-size="10pt" fo:font-weight="normal" style:font-size-asian="10pt" style:font-weight-asian="normal" style:font-weight-complex="normal"/>
    </style:style>
    <style:style style:name="T40" style:family="text">
      <style:text-properties fo:color="#7f0055" style:font-name="Consolas" fo:font-size="10.5pt" fo:font-weight="bold" style:font-size-asian="10.5pt" style:font-weight-asian="bold" style:font-size-complex="10.5pt"/>
    </style:style>
    <style:style style:name="T41" style:family="text">
      <style:text-properties fo:color="#7f0055" style:font-name="Consolas" fo:font-weight="bold" style:font-weight-asian="bold"/>
    </style:style>
    <style:style style:name="T42" style:family="text">
      <style:text-properties fo:color="#7f0055" style:font-name="Consolas" fo:font-weight="normal" style:font-weight-asian="normal" style:font-weight-complex="normal"/>
    </style:style>
    <style:style style:name="T43" style:family="text">
      <style:text-properties fo:color="#7f0055" fo:font-size="10pt" fo:font-weight="bold" style:font-size-asian="10pt" style:font-weight-asian="bold"/>
    </style:style>
    <style:style style:name="T44" style:family="text">
      <style:text-properties fo:color="#7f0055" fo:font-weight="bold" style:font-weight-asian="bold"/>
    </style:style>
    <style:style style:name="T45" style:family="text">
      <style:text-properties fo:color="#646464" style:font-name="Consolas"/>
    </style:style>
    <style:style style:name="T46" style:family="text">
      <style:text-properties fo:color="#646464" style:font-name="Consolas" fo:font-size="10pt" style:font-size-asian="10pt"/>
    </style:style>
    <style:style style:name="T47" style:family="text">
      <style:text-properties fo:color="#2a00ff" style:font-name="Consolas"/>
    </style:style>
    <style:style style:name="T48" style:family="text">
      <style:text-properties fo:color="#2a00ff" style:font-name="Consolas" fo:font-size="10pt" style:font-size-asian="10pt"/>
    </style:style>
    <style:style style:name="T49" style:family="text">
      <style:text-properties fo:color="#2a00ff" style:font-name="Consolas" fo:font-size="10pt" fo:font-style="italic" style:font-size-asian="10pt" style:font-style-asian="italic"/>
    </style:style>
    <style:style style:name="T50" style:family="text">
      <style:text-properties fo:color="#2a00ff" style:font-name="Consolas" fo:font-size="10pt" fo:font-style="italic" style:font-size-asian="10pt" style:font-style-asian="italic"/>
    </style:style>
    <style:style style:name="T51" style:family="text">
      <style:text-properties fo:color="#2a00ff" style:font-name="Consolas" fo:font-style="italic" style:font-style-asian="italic"/>
    </style:style>
    <style:style style:name="T52" style:family="text">
      <style:text-properties fo:color="#2a00ff" style:font-name="Consolas" fo:font-style="italic" style:font-style-asian="italic"/>
    </style:style>
    <style:style style:name="T53" style:family="text">
      <style:text-properties fo:color="#2a00ff" fo:font-size="10pt" fo:font-style="italic" style:font-size-asian="10pt" style:font-style-asian="italic"/>
    </style:style>
    <style:style style:name="T54" style:family="text">
      <style:text-properties fo:color="#2a00ff" fo:font-style="italic" style:font-style-asian="italic"/>
    </style:style>
    <style:style style:name="T55" style:family="text">
      <style:text-properties fo:color="#0000c0" style:font-name="Consolas"/>
    </style:style>
    <style:style style:name="T56" style:family="text">
      <style:text-properties fo:color="#0000c0" style:font-name="Consolas" fo:font-size="10pt" style:font-size-asian="10pt"/>
    </style:style>
    <style:style style:name="T57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58" style:family="text">
      <style:text-properties fo:color="#0000c0" style:font-name="Consolas" fo:font-style="italic" fo:font-weight="bold" style:font-style-asian="italic" style:font-weight-asian="bold"/>
    </style:style>
    <style:style style:name="T59" style:family="text">
      <style:text-properties fo:color="#6a3e3e"/>
    </style:style>
    <style:style style:name="T60" style:family="text">
      <style:text-properties fo:color="#6a3e3e" style:font-name="Consolas"/>
    </style:style>
    <style:style style:name="T61" style:family="text">
      <style:text-properties fo:color="#6a3e3e" style:font-name="Consolas" fo:font-size="10pt" style:font-size-asian="10pt"/>
    </style:style>
    <style:style style:name="T62" style:family="text">
      <style:text-properties fo:color="#6a3e3e" style:font-name="Consolas" fo:font-size="10.5pt" style:font-size-asian="10.5pt" style:font-size-complex="10.5pt"/>
    </style:style>
    <style:style style:name="T63" style:family="text">
      <style:text-properties fo:color="#6a3e3e" fo:font-size="10pt" style:font-size-asian="10pt"/>
    </style:style>
    <style:style style:name="T64" style:family="text">
      <style:text-properties fo:color="#008080"/>
    </style:style>
    <style:style style:name="T65" style:family="text">
      <style:text-properties fo:color="#008080" style:font-name="Consolas"/>
    </style:style>
    <style:style style:name="T66" style:family="text">
      <style:text-properties fo:color="#008080" style:font-name="Consolas" fo:font-size="10pt" style:font-size-asian="10pt"/>
    </style:style>
    <style:style style:name="T67" style:family="text">
      <style:text-properties fo:color="#008080" style:font-name="Consolas" fo:font-size="10pt" officeooo:rsid="000d5f52" style:font-size-asian="10pt"/>
    </style:style>
    <style:style style:name="T68" style:family="text">
      <style:text-properties fo:color="#008080" style:font-name="Consolas" fo:font-size="10pt" style:font-size-asian="10pt"/>
    </style:style>
    <style:style style:name="T69" style:family="text">
      <style:text-properties fo:color="#008080" style:font-name="Consolas" fo:font-size="10pt" style:text-underline-style="none" fo:font-weight="normal" style:font-size-asian="10pt" style:font-weight-asian="normal" style:font-weight-complex="normal"/>
    </style:style>
    <style:style style:name="T70" style:family="text">
      <style:text-properties fo:color="#008080" style:font-name="Consolas" fo:font-size="10pt" style:text-underline-style="none" style:font-size-asian="10pt"/>
    </style:style>
    <style:style style:name="T71" style:family="text">
      <style:text-properties fo:color="#008080" style:font-name="Consolas" fo:font-size="10pt" style:text-underline-style="none" fo:font-weight="bold" officeooo:rsid="00180240" style:font-size-asian="10pt" style:font-weight-asian="bold" style:font-size-complex="10.5pt" style:font-weight-complex="bold"/>
    </style:style>
    <style:style style:name="T72" style:family="text">
      <style:text-properties fo:color="#008080" style:font-name="Consolas" fo:font-size="10pt" style:text-underline-style="solid" style:text-underline-width="auto" style:text-underline-color="font-color" style:font-size-asian="10pt"/>
    </style:style>
    <style:style style:name="T73" style:family="text">
      <style:text-properties fo:color="#008080" style:font-name="Consolas" officeooo:rsid="000d5f52"/>
    </style:style>
    <style:style style:name="T74" style:family="text">
      <style:text-properties fo:color="#008080" style:font-name="Consolas" style:text-underline-style="none"/>
    </style:style>
    <style:style style:name="T75" style:family="text">
      <style:text-properties fo:color="#008080" style:font-name="Consolas" style:text-underline-style="none" fo:font-weight="normal" style:font-weight-asian="normal" style:font-weight-complex="normal"/>
    </style:style>
    <style:style style:name="T76" style:family="text">
      <style:text-properties fo:color="#008080" style:font-name="Consolas"/>
    </style:style>
    <style:style style:name="T77" style:family="text">
      <style:text-properties fo:color="#008080" fo:font-size="10pt" style:font-size-asian="10pt"/>
    </style:style>
    <style:style style:name="T78" style:family="text">
      <style:text-properties fo:color="#3f7f7f"/>
    </style:style>
    <style:style style:name="T79" style:family="text">
      <style:text-properties fo:color="#3f7f7f" style:font-name="Consolas"/>
    </style:style>
    <style:style style:name="T80" style:family="text">
      <style:text-properties fo:color="#3f7f7f" style:font-name="Consolas" fo:font-size="10pt" style:font-size-asian="10pt"/>
    </style:style>
    <style:style style:name="T81" style:family="text">
      <style:text-properties fo:color="#3f7f7f" style:font-name="Consolas" fo:font-size="10pt" style:font-size-asian="10pt"/>
    </style:style>
    <style:style style:name="T82" style:family="text">
      <style:text-properties fo:color="#3f7f7f" style:font-name="Consolas" fo:font-size="10pt" fo:background-color="#d4d4d4" loext:char-shading-value="0" style:font-size-asian="10pt"/>
    </style:style>
    <style:style style:name="T83" style:family="text">
      <style:text-properties fo:color="#3f7f7f" style:font-name="Consolas" fo:font-size="10pt" style:text-underline-style="none" fo:font-weight="normal" style:font-size-asian="10pt" style:font-weight-asian="normal" style:font-weight-complex="normal"/>
    </style:style>
    <style:style style:name="T84" style:family="text">
      <style:text-properties fo:color="#3f7f7f" style:font-name="Consolas" fo:font-size="10pt" style:text-underline-style="none" style:font-size-asian="10pt"/>
    </style:style>
    <style:style style:name="T85" style:family="text">
      <style:text-properties fo:color="#3f7f7f" style:font-name="Consolas" fo:font-size="10pt" style:text-underline-style="solid" style:text-underline-width="auto" style:text-underline-color="font-color" style:font-size-asian="10pt"/>
    </style:style>
    <style:style style:name="T86" style:family="text">
      <style:text-properties fo:color="#3f7f7f" style:font-name="Consolas" fo:background-color="#d4d4d4" loext:char-shading-value="0"/>
    </style:style>
    <style:style style:name="T87" style:family="text">
      <style:text-properties fo:color="#3f7f7f" style:font-name="Consolas" style:text-underline-style="none"/>
    </style:style>
    <style:style style:name="T88" style:family="text">
      <style:text-properties fo:color="#3f7f7f" style:font-name="Consolas" style:text-underline-style="none" fo:font-weight="normal" style:font-weight-asian="normal" style:font-weight-complex="normal"/>
    </style:style>
    <style:style style:name="T89" style:family="text">
      <style:text-properties fo:color="#3f7f7f" style:font-name="Consolas"/>
    </style:style>
    <style:style style:name="T90" style:family="text">
      <style:text-properties fo:color="#3f7f7f" fo:font-size="10pt" style:font-size-asian="10pt"/>
    </style:style>
    <style:style style:name="T91" style:family="text">
      <style:text-properties fo:color="#3f7f7f"/>
    </style:style>
    <style:style style:name="T92" style:family="text">
      <style:text-properties fo:color="#7f007f"/>
    </style:style>
    <style:style style:name="T93" style:family="text">
      <style:text-properties fo:color="#7f007f" style:font-name="Consolas"/>
    </style:style>
    <style:style style:name="T94" style:family="text">
      <style:text-properties fo:color="#7f007f" style:font-name="Consolas" fo:font-size="10pt" style:font-size-asian="10pt"/>
    </style:style>
    <style:style style:name="T95" style:family="text">
      <style:text-properties fo:color="#7f007f" style:font-name="Consolas" fo:font-size="10pt" style:font-size-asian="10pt"/>
    </style:style>
    <style:style style:name="T96" style:family="text">
      <style:text-properties fo:color="#7f007f" style:font-name="Consolas"/>
    </style:style>
    <style:style style:name="T97" style:family="text">
      <style:text-properties fo:color="#7f007f" fo:font-size="10pt" style:font-size-asian="10pt"/>
    </style:style>
    <style:style style:name="T98" style:family="text">
      <style:text-properties fo:color="#808080" style:font-name="Consolas"/>
    </style:style>
    <style:style style:name="T99" style:family="text">
      <style:text-properties fo:color="#808080" style:font-name="Consolas" fo:font-size="10pt" style:font-size-asian="10pt"/>
    </style:style>
    <style:style style:name="T100" style:family="text">
      <style:text-properties fo:color="#3f7f5f" style:font-name="Consolas"/>
    </style:style>
    <style:style style:name="T101" style:family="text">
      <style:text-properties fo:color="#3f7f5f" style:font-name="Consolas" fo:font-size="10pt" style:font-size-asian="10pt"/>
    </style:style>
    <style:style style:name="T102" style:family="text">
      <style:text-properties style:text-underline-style="none" fo:font-weight="bold" officeooo:rsid="00068a45" style:font-weight-asian="bold" style:font-weight-complex="bold"/>
    </style:style>
    <style:style style:name="T103" style:family="text">
      <style:text-properties style:text-underline-style="none" fo:font-weight="bold" officeooo:rsid="000a2390" style:font-weight-asian="bold" style:font-weight-complex="bold"/>
    </style:style>
    <style:style style:name="T104" style:family="text">
      <style:text-properties fo:color="#bf5f3f"/>
    </style:style>
    <style:style style:name="T105" style:family="text">
      <style:text-properties fo:color="#bf5f3f" style:font-name="Consolas"/>
    </style:style>
    <style:style style:name="T106" style:family="text">
      <style:text-properties fo:color="#bf5f3f" style:font-name="Consolas" fo:font-size="10pt" style:font-size-asian="10pt"/>
    </style:style>
    <style:style style:name="T107" style:family="text">
      <style:text-properties fo:color="#bf5f3f" fo:font-size="10pt" style:font-size-asian="10pt"/>
    </style:style>
    <style:style style:name="T108" style:family="text">
      <style:text-properties fo:font-size="10pt" style:font-size-asian="10pt"/>
    </style:style>
    <style:style style:name="T109" style:family="text">
      <style:text-properties officeooo:rsid="00164f73"/>
    </style:style>
    <style:style style:name="T110" style:family="text">
      <style:text-properties fo:text-shadow="1pt 1pt"/>
    </style:style>
    <style:style style:name="T111" style:family="text">
      <style:text-properties fo:text-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35">1.</text:span><text:span text:style-name="T1">Create a </text:span><text:span text:style-name="T20">Hibernate</text:span><text:span text:style-name="T1"> Application for ORM of Employee to the database.</text:span></text:p>
      <text:p text:style-name="P1"/>
      <text:p text:style-name="P25"><text:span text:style-name="T1">1. Create a database named </text:span><text:span text:style-name="T20">Hiber</text:span><text:span text:style-name="T1">.</text:span></text:p>
      <text:p text:style-name="P1">2. Create <text:s/>id , name ,age and city variables in the Employee Bean.</text:p>
      <text:p text:style-name="P1">3. Create the getters <text:s/>and setters</text:p>
      <text:p text:style-name="P1">4. Write the logic in UserCode.InsertEmployee() to Save the records into database.</text:p>
      <text:p text:style-name="P43"/>
      <text:p text:style-name="P43"/>
      <text:p text:style-name="P43"/>
      <text:p text:style-name="P46">Employee.java</text:p>
      <text:p text:style-name="P46"/>
      <text:p text:style-name="P48"><text:span text:style-name="T36">package</text:span><text:span text:style-name="T9"> com.dsrc.bean;</text:span></text:p>
      <text:p text:style-name="P1"/>
      <text:p text:style-name="P25"><text:span text:style-name="T41">import</text:span><text:span text:style-name="T9"> javax.persistence.Column;</text:span></text:p>
      <text:p text:style-name="P25"><text:span text:style-name="T41">import</text:span><text:span text:style-name="T9"> javax.persistence.Entity;</text:span></text:p>
      <text:p text:style-name="P25"><text:span text:style-name="T41">import</text:span><text:span text:style-name="T9"> javax.persistence.Id;</text:span></text:p>
      <text:p text:style-name="P25"><text:span text:style-name="T41">import</text:span><text:span text:style-name="T9"> javax.persistence.Table;</text:span></text:p>
      <text:p text:style-name="P1"/>
      <text:p text:style-name="P10">@Entity</text:p>
      <text:p text:style-name="P25"><text:span text:style-name="T45">@Table</text:span><text:span text:style-name="T9">(name=</text:span><text:span text:style-name="T47">"Employee"</text:span><text:span text:style-name="T9">)</text:span></text:p>
      <text:p text:style-name="P25"><text:span text:style-name="T41">public</text:span><text:span text:style-name="T9"> </text:span><text:span text:style-name="T41">class</text:span><text:span text:style-name="T9"> Employee</text:span></text:p>
      <text:p text:style-name="P11">{</text:p>
      <text:p text:style-name="P25"><text:span text:style-name="T9"><text:tab/></text:span><text:span text:style-name="T45">@Id</text:span></text:p>
      <text:p text:style-name="P25"><text:span text:style-name="T9"><text:tab/></text:span><text:span text:style-name="T45">@Column</text:span><text:span text:style-name="T9">(name=</text:span><text:span text:style-name="T47">"EmpNO"</text:span><text:span text:style-name="T9">)</text:span></text:p>
      <text:p text:style-name="P25"><text:span text:style-name="T9"><text:tab/></text:span><text:span text:style-name="T41">private</text:span><text:span text:style-name="T9"> </text:span><text:span text:style-name="T41">int</text:span><text:span text:style-name="T9"> </text:span><text:span text:style-name="T55">id</text:span><text:span text:style-name="T9">;</text:span></text:p>
      <text:p text:style-name="P25"><text:span text:style-name="T9"><text:tab/></text:span><text:span text:style-name="T45">@Column</text:span><text:span text:style-name="T9">(name=</text:span><text:span text:style-name="T47">"Name"</text:span><text:span text:style-name="T9">)</text:span></text:p>
      <text:p text:style-name="P25"><text:span text:style-name="T9"><text:tab/></text:span><text:span text:style-name="T41">private</text:span><text:span text:style-name="T9"> String </text:span><text:span text:style-name="T55">name</text:span><text:span text:style-name="T9">;</text:span></text:p>
      <text:p text:style-name="P25"><text:span text:style-name="T9"><text:tab/></text:span><text:span text:style-name="T45">@Column</text:span><text:span text:style-name="T9">(name=</text:span><text:span text:style-name="T47">"City"</text:span><text:span text:style-name="T9">)</text:span></text:p>
      <text:p text:style-name="P25"><text:span text:style-name="T9"><text:tab/></text:span><text:span text:style-name="T41">private</text:span><text:span text:style-name="T9"> String </text:span><text:span text:style-name="T55">city</text:span><text:span text:style-name="T9">;</text:span></text:p>
      <text:p text:style-name="P25"><text:span text:style-name="T9"><text:tab/></text:span><text:span text:style-name="T45">@Column</text:span><text:span text:style-name="T9">(name=</text:span><text:span text:style-name="T47">"Age"</text:span><text:span text:style-name="T9">)</text:span></text:p>
      <text:p text:style-name="P25"><text:span text:style-name="T9"><text:tab/></text:span><text:span text:style-name="T41">private</text:span><text:span text:style-name="T9"> </text:span><text:span text:style-name="T41">int</text:span><text:span text:style-name="T9"> </text:span><text:span text:style-name="T55">age</text:span><text:span text:style-name="T9">;</text:span></text:p>
      <text:p text:style-name="P25"><text:span text:style-name="T9"><text:tab/></text:span><text:span text:style-name="T41">public</text:span><text:span text:style-name="T9"> Employee(</text:span><text:span text:style-name="T41">int</text:span><text:span text:style-name="T9"> </text:span><text:span text:style-name="T60">id</text:span><text:span text:style-name="T9">, String </text:span><text:span text:style-name="T60">name</text:span><text:span text:style-name="T9">, </text:span><text:span text:style-name="T41">int</text:span><text:span text:style-name="T9"> </text:span><text:span text:style-name="T60">age</text:span><text:span text:style-name="T9">, String </text:span><text:span text:style-name="T60">city</text:span><text:span text:style-name="T9">) {</text:span></text:p>
      <text:p text:style-name="P25"><text:span text:style-name="T9"><text:tab/><text:tab/></text:span><text:span text:style-name="T41">this</text:span><text:span text:style-name="T9">.</text:span><text:span text:style-name="T55">id</text:span><text:span text:style-name="T9">=</text:span><text:span text:style-name="T60">id</text:span><text:span text:style-name="T9">;</text:span></text:p>
      <text:p text:style-name="P25"><text:span text:style-name="T9"><text:tab/><text:tab/></text:span><text:span text:style-name="T41">this</text:span><text:span text:style-name="T9">.</text:span><text:span text:style-name="T55">name</text:span><text:span text:style-name="T9">=</text:span><text:span text:style-name="T60">name</text:span><text:span text:style-name="T9">;</text:span></text:p>
      <text:p text:style-name="P25"><text:span text:style-name="T9"><text:tab/><text:tab/></text:span><text:span text:style-name="T41">this</text:span><text:span text:style-name="T9">.</text:span><text:span text:style-name="T55">age</text:span><text:span text:style-name="T9">=</text:span><text:span text:style-name="T60">age</text:span><text:span text:style-name="T9">;</text:span></text:p>
      <text:p text:style-name="P25"><text:span text:style-name="T9"><text:tab/><text:tab/></text:span><text:span text:style-name="T41">this</text:span><text:span text:style-name="T9">.</text:span><text:span text:style-name="T55">city</text:span><text:span text:style-name="T9">=</text:span><text:span text:style-name="T60">city</text:span><text:span text:style-name="T9">;</text:span></text:p>
      <text:p text:style-name="P11"><text:tab/>}</text:p>
      <text:p text:style-name="P25"><text:span text:style-name="T9"><text:tab/></text:span><text:span text:style-name="T41">public</text:span><text:span text:style-name="T9"> </text:span><text:span text:style-name="T41">int</text:span><text:span text:style-name="T9"> getId() {</text:span></text:p>
      <text:p text:style-name="P25"><text:span text:style-name="T9"><text:tab/><text:tab/></text:span><text:span text:style-name="T41">return</text:span><text:span text:style-name="T9"> </text:span><text:span text:style-name="T55">id</text:span><text:span text:style-name="T9">;</text:span></text:p>
      <text:p text:style-name="P11"><text:tab/>}</text:p>
      <text:p text:style-name="P25"><text:span text:style-name="T9"><text:tab/></text:span><text:span text:style-name="T41">public</text:span><text:span text:style-name="T9"> </text:span><text:span text:style-name="T41">void</text:span><text:span text:style-name="T9"> setId(</text:span><text:span text:style-name="T41">int</text:span><text:span text:style-name="T9"> </text:span><text:span text:style-name="T60">id</text:span><text:span text:style-name="T9">) {</text:span></text:p>
      <text:p text:style-name="P25"><text:span text:style-name="T9"><text:tab/><text:tab/></text:span><text:span text:style-name="T41">this</text:span><text:span text:style-name="T9">.</text:span><text:span text:style-name="T55">id</text:span><text:span text:style-name="T9"> = </text:span><text:span text:style-name="T60">id</text:span><text:span text:style-name="T9">;</text:span></text:p>
      <text:p text:style-name="P11"><text:tab/>}</text:p>
      <text:p text:style-name="P25"><text:span text:style-name="T9"><text:tab/></text:span><text:span text:style-name="T41">public</text:span><text:span text:style-name="T9"> String getName() {</text:span></text:p>
      <text:p text:style-name="P25"><text:span text:style-name="T9"><text:tab/><text:tab/></text:span><text:span text:style-name="T41">return</text:span><text:span text:style-name="T9"> </text:span><text:span text:style-name="T55">name</text:span><text:span text:style-name="T9">;</text:span></text:p>
      <text:p text:style-name="P11"><text:tab/>}</text:p>
      <text:p text:style-name="P25"><text:span text:style-name="T9"><text:tab/></text:span><text:span text:style-name="T41">public</text:span><text:span text:style-name="T9"> </text:span><text:span text:style-name="T41">void</text:span><text:span text:style-name="T9"> setName(String </text:span><text:span text:style-name="T60">name</text:span><text:span text:style-name="T9">) {</text:span></text:p>
      <text:p text:style-name="P25"><text:span text:style-name="T9"><text:tab/><text:tab/></text:span><text:span text:style-name="T41">this</text:span><text:span text:style-name="T9">.</text:span><text:span text:style-name="T55">name</text:span><text:span text:style-name="T9"> = </text:span><text:span text:style-name="T60">name</text:span><text:span text:style-name="T9">;</text:span></text:p>
      <text:p text:style-name="P11"><text:tab/>}</text:p>
      <text:p text:style-name="P25"><text:span text:style-name="T9"><text:tab/></text:span><text:span text:style-name="T41">public</text:span><text:span text:style-name="T9"> </text:span><text:span text:style-name="T41">int</text:span><text:span text:style-name="T9"> getAge() {</text:span></text:p>
      <text:p text:style-name="P25"><text:span text:style-name="T9"><text:tab/><text:tab/></text:span><text:span text:style-name="T41">return</text:span><text:span text:style-name="T9"> </text:span><text:span text:style-name="T55">age</text:span><text:span text:style-name="T9">;</text:span></text:p>
      <text:p text:style-name="P11"><text:tab/>}</text:p>
      <text:p text:style-name="P25"><text:soft-page-break/><text:span text:style-name="T9"><text:tab/></text:span><text:span text:style-name="T41">public</text:span><text:span text:style-name="T9"> </text:span><text:span text:style-name="T41">void</text:span><text:span text:style-name="T9"> setAge(</text:span><text:span text:style-name="T41">int</text:span><text:span text:style-name="T9"> </text:span><text:span text:style-name="T60">age</text:span><text:span text:style-name="T9">) {</text:span></text:p>
      <text:p text:style-name="P25"><text:span text:style-name="T9"><text:tab/><text:tab/></text:span><text:span text:style-name="T41">this</text:span><text:span text:style-name="T9">.</text:span><text:span text:style-name="T55">age</text:span><text:span text:style-name="T9"> = </text:span><text:span text:style-name="T60">age</text:span><text:span text:style-name="T9">;</text:span></text:p>
      <text:p text:style-name="P11"><text:tab/>}</text:p>
      <text:p text:style-name="P25"><text:span text:style-name="T9"><text:tab/></text:span><text:span text:style-name="T41">public</text:span><text:span text:style-name="T9"> String getCity() {</text:span></text:p>
      <text:p text:style-name="P25"><text:span text:style-name="T9"><text:tab/><text:tab/></text:span><text:span text:style-name="T41">return</text:span><text:span text:style-name="T9"> </text:span><text:span text:style-name="T55">city</text:span><text:span text:style-name="T9">;</text:span></text:p>
      <text:p text:style-name="P11"><text:tab/>}</text:p>
      <text:p text:style-name="P25"><text:span text:style-name="T9"><text:tab/></text:span><text:span text:style-name="T41">public</text:span><text:span text:style-name="T9"> </text:span><text:span text:style-name="T41">void</text:span><text:span text:style-name="T9"> setCity(String </text:span><text:span text:style-name="T60">city</text:span><text:span text:style-name="T9">) {</text:span></text:p>
      <text:p text:style-name="P25"><text:span text:style-name="T9"><text:tab/><text:tab/></text:span><text:span text:style-name="T41">this</text:span><text:span text:style-name="T9">.</text:span><text:span text:style-name="T55">city</text:span><text:span text:style-name="T9"> = </text:span><text:span text:style-name="T60">city</text:span><text:span text:style-name="T9">;</text:span></text:p>
      <text:p text:style-name="P11"><text:tab/>}</text:p>
      <text:p text:style-name="P11"><text:tab/></text:p>
      <text:p text:style-name="P11"><text:tab/></text:p>
      <text:p text:style-name="P11">}</text:p>
      <text:p text:style-name="P46"/>
      <text:p text:style-name="P46"/>
      <text:p text:style-name="P46">hibernate.cfg.xml</text:p>
      <text:p text:style-name="P46"/>
      <text:p text:style-name="P48"><text:span text:style-name="T65">&lt;?</text:span><text:span text:style-name="T79">xml</text:span><text:span text:style-name="T1"> </text:span><text:span text:style-name="T93">version</text:span><text:span text:style-name="T9">=</text:span><text:span text:style-name="T51">"1.0"</text:span><text:span text:style-name="T1"> </text:span><text:span text:style-name="T93">encoding</text:span><text:span text:style-name="T9">=</text:span><text:span text:style-name="T51">"UTF-8"</text:span><text:span text:style-name="T65">?&gt;</text:span></text:p>
      <text:p text:style-name="P25"><text:span text:style-name="T65">&lt;!</text:span><text:span text:style-name="T79">DOCTYPE</text:span><text:span text:style-name="T1"> </text:span><text:span text:style-name="T65">hibernate-configuration</text:span><text:span text:style-name="T1"> </text:span><text:span text:style-name="T98">PUBLIC</text:span><text:span text:style-name="T1"> <text:s/></text:span></text:p>
      <text:p text:style-name="P25"><text:span text:style-name="T1"><text:s text:c="10"/></text:span><text:span text:style-name="T65">"-//Hibernate/Hibernate Configuration DTD 3.0//EN"</text:span><text:span text:style-name="T1"> <text:s/></text:span></text:p>
      <text:p text:style-name="P25"><text:span text:style-name="T1"><text:s text:c="10"/></text:span><text:span text:style-name="T100">"http://hibernate.sourceforge.net/hibernate-configuration-3.0.dtd"</text:span><text:span text:style-name="T65">&gt;</text:span><text:span text:style-name="T9"> <text:s/></text:span></text:p>
      <text:p text:style-name="P11"><text:s text:c="2"/></text:p>
      <text:p text:style-name="P25"><text:span text:style-name="T65">&lt;</text:span><text:span text:style-name="T79">hibernate-configuration</text:span><text:span text:style-name="T65">&gt;</text:span><text:span text:style-name="T9"> <text:s/></text:span></text:p>
      <text:p text:style-name="P11"><text:s text:c="2"/></text:p>
      <text:p text:style-name="P25"><text:span text:style-name="T9"><text:s text:c="4"/></text:span><text:span text:style-name="T65">&lt;</text:span><text:span text:style-name="T79">session-factory</text:span><text:span text:style-name="T65">&gt;</text:span><text:span text:style-name="T9"> <text:s/></text:span></text:p>
      <text:p text:style-name="P25"><text:span text:style-name="T9"><text:s text:c="4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hibernate.hbm2ddl.java"</text:span><text:span text:style-name="T65">&gt;&lt;/</text:span><text:span text:style-name="T79">property</text:span><text:span text:style-name="T65">&gt;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hbm2ddl.auto"</text:span><text:span text:style-name="T65">&gt;</text:span><text:span text:style-name="T9">update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dialect"</text:span><text:span text:style-name="T65">&gt;</text:span><text:span text:style-name="T9">org.hibernate.dialect.MySQLDialect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connection.url"</text:span><text:span text:style-name="T65">&gt;</text:span><text:span text:style-name="T9">jdbc:mysql://</text:span><text:span text:style-name="T20">localhost</text:span><text:span text:style-name="T9">:3306/</text:span><text:span text:style-name="T20">myhibernate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connection.username"</text:span><text:span text:style-name="T65">&gt;</text:span><text:span text:style-name="T9">root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connection.password"</text:span><text:span text:style-name="T65">&gt;</text:span><text:span text:style-name="T20">dsrc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connection.driver_class"</text:span><text:span text:style-name="T65">&gt;</text:span><text:span text:style-name="T9">com.mysql.jdbc.Driver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4"/></text:span><text:span text:style-name="T65">&lt;/</text:span><text:span text:style-name="T79">session-factory</text:span><text:span text:style-name="T65">&gt;</text:span><text:span text:style-name="T9"> <text:s/></text:span></text:p>
      <text:p text:style-name="P11"><text:s text:c="2"/></text:p>
      <text:p text:style-name="P51"><text:span text:style-name="T65">&lt;/</text:span><text:span text:style-name="T79">hibernate-configuration</text:span><text:span text:style-name="T65">&gt;</text:span><text:span text:style-name="T9"> <text:s/></text:span></text:p>
      <text:p text:style-name="P46"/>
      <text:p text:style-name="P46">MyMain.java</text:p>
      <text:p text:style-name="P46"/>
      <text:p text:style-name="P48"><text:span text:style-name="T41">import</text:span><text:span text:style-name="T9"> com.dsrc.util.UserCode;</text:span></text:p>
      <text:p text:style-name="P1"/>
      <text:p text:style-name="P25"><text:span text:style-name="T41">public</text:span><text:span text:style-name="T9"> </text:span><text:span text:style-name="T41">class</text:span><text:span text:style-name="T9"> MyMain </text:span></text:p>
      <text:p text:style-name="P11">{</text:p>
      <text:p text:style-name="P25"><text:span text:style-name="T9"><text:tab/></text:span><text:span text:style-name="T41">public</text:span><text:span text:style-name="T9"> </text:span><text:span text:style-name="T41">static</text:span><text:span text:style-name="T9"> </text:span><text:span text:style-name="T41">void</text:span><text:span text:style-name="T9"> main(String[] </text:span><text:span text:style-name="T60">args</text:span><text:span text:style-name="T9">) {</text:span></text:p>
      <text:p text:style-name="P11"><text:tab/><text:tab/></text:p>
      <text:p text:style-name="P25"><text:span text:style-name="T9"><text:tab/><text:tab/>UserCode </text:span><text:span text:style-name="T60">u</text:span><text:span text:style-name="T9">=</text:span><text:span text:style-name="T41">new</text:span><text:span text:style-name="T9"> UserCode();</text:span></text:p>
      <text:p text:style-name="P25"><text:span text:style-name="T9"><text:tab/><text:tab/></text:span><text:span text:style-name="T60">u</text:span><text:span text:style-name="T9">.insertEmployee(1001,</text:span><text:span text:style-name="T47">"Nivi"</text:span><text:span text:style-name="T9">,7,</text:span><text:span text:style-name="T47">"Chennai"</text:span><text:span text:style-name="T9">);</text:span></text:p>
      <text:p text:style-name="P11"><text:tab/></text:p>
      <text:p text:style-name="P11"><text:tab/>}</text:p>
      <text:p text:style-name="P11">}</text:p>
      <text:p text:style-name="P48"/>
      <text:p text:style-name="P46"/>
      <text:p text:style-name="P46">UserCode.java</text:p>
      <text:p text:style-name="P46"><text:soft-page-break/></text:p>
      <text:p text:style-name="P48"><text:span text:style-name="T36">package</text:span><text:span text:style-name="T9"> com.dsrc.util;</text:span></text:p>
      <text:p text:style-name="P2"/>
      <text:p text:style-name="P25"><text:span text:style-name="T41">import</text:span><text:span text:style-name="T9"> org.hibernate.Session;</text:span></text:p>
      <text:p text:style-name="P25"><text:span text:style-name="T41">import</text:span><text:span text:style-name="T9"> org.hibernate.SessionFactory;</text:span></text:p>
      <text:p text:style-name="P25"><text:span text:style-name="T41">import</text:span><text:span text:style-name="T9"> org.hibernate.Transaction;</text:span></text:p>
      <text:p text:style-name="P25"><text:span text:style-name="T41">import</text:span><text:span text:style-name="T9"> org.hibernate.cfg.AnnotationConfiguration;</text:span></text:p>
      <text:p text:style-name="P1"/>
      <text:p text:style-name="P25"><text:span text:style-name="T41">import</text:span><text:span text:style-name="T9"> com.dsrc.bean.Employee;</text:span></text:p>
      <text:p text:style-name="P1"/>
      <text:p text:style-name="P25"><text:span text:style-name="T41">public</text:span><text:span text:style-name="T9"> </text:span><text:span text:style-name="T41">class</text:span><text:span text:style-name="T9"> UserCode </text:span></text:p>
      <text:p text:style-name="P11">{</text:p>
      <text:p text:style-name="P1"/>
      <text:p text:style-name="P25"><text:span text:style-name="T9"><text:tab/></text:span><text:span text:style-name="T41">public</text:span><text:span text:style-name="T9"> </text:span><text:span text:style-name="T41">boolean</text:span><text:span text:style-name="T9"> insertEmployee(</text:span><text:span text:style-name="T41">int</text:span><text:span text:style-name="T9"> </text:span><text:span text:style-name="T60">i</text:span><text:span text:style-name="T9">, String </text:span><text:span text:style-name="T60">string</text:span><text:span text:style-name="T9">, </text:span><text:span text:style-name="T41">int</text:span><text:span text:style-name="T9"> </text:span><text:span text:style-name="T60">j</text:span><text:span text:style-name="T9">, String </text:span><text:span text:style-name="T60">string2</text:span><text:span text:style-name="T9">) {</text:span></text:p>
      <text:p text:style-name="P1"/>
      <text:p text:style-name="P25"><text:span text:style-name="T9"><text:tab/><text:tab/>SessionFactory </text:span><text:span text:style-name="T60">sf</text:span><text:span text:style-name="T9">=</text:span><text:span text:style-name="T41">new</text:span><text:span text:style-name="T9"> AnnotationConfiguration().configure().addAnnotatedClass(Employee.</text:span><text:span text:style-name="T41">class</text:span><text:span text:style-name="T9">).buildSessionFactory();</text:span></text:p>
      <text:p text:style-name="P25"><text:span text:style-name="T9"><text:tab/><text:tab/>Session </text:span><text:span text:style-name="T60">s</text:span><text:span text:style-name="T9">=</text:span><text:span text:style-name="T60">sf</text:span><text:span text:style-name="T9">.openSession();</text:span></text:p>
      <text:p text:style-name="P25"><text:span text:style-name="T9"><text:tab/><text:tab/>Transaction </text:span><text:span text:style-name="T60">tc</text:span><text:span text:style-name="T9">=</text:span><text:span text:style-name="T60">s</text:span><text:span text:style-name="T9">.beginTransaction();</text:span></text:p>
      <text:p text:style-name="P25"><text:span text:style-name="T9"><text:tab/><text:tab/>Employee </text:span><text:span text:style-name="T60">e1</text:span><text:span text:style-name="T9">=</text:span><text:span text:style-name="T41">new</text:span><text:span text:style-name="T9"> Employee(</text:span><text:span text:style-name="T60">i</text:span><text:span text:style-name="T9">,</text:span><text:span text:style-name="T60">string</text:span><text:span text:style-name="T9">,</text:span><text:span text:style-name="T60">j</text:span><text:span text:style-name="T9">,</text:span><text:span text:style-name="T60">string2</text:span><text:span text:style-name="T9">);</text:span></text:p>
      <text:p text:style-name="P25"><text:span text:style-name="T9"><text:tab/><text:tab/></text:span><text:span text:style-name="T60">s</text:span><text:span text:style-name="T9">.save(</text:span><text:span text:style-name="T60">e1</text:span><text:span text:style-name="T9">);</text:span></text:p>
      <text:p text:style-name="P25"><text:span text:style-name="T9"><text:tab/><text:tab/></text:span><text:span text:style-name="T60">tc</text:span><text:span text:style-name="T9">.commit();</text:span></text:p>
      <text:p text:style-name="P25"><text:span text:style-name="T9"><text:tab/><text:tab/>System.</text:span><text:span text:style-name="T58">out</text:span><text:span text:style-name="T9">.println(</text:span><text:span text:style-name="T47">"Done..."</text:span><text:span text:style-name="T9">);</text:span></text:p>
      <text:p text:style-name="P25"><text:span text:style-name="T9"><text:tab/><text:tab/></text:span><text:span text:style-name="T42">return</text:span><text:span text:style-name="T24"> </text:span><text:span text:style-name="T42">false</text:span><text:span text:style-name="T24">;</text:span></text:p>
      <text:p text:style-name="P14"><text:tab/>}</text:p>
      <text:p text:style-name="P41">}</text:p>
      <text:p text:style-name="P46"/>
      <text:p text:style-name="P44"><text:span text:style-name="T102">2.</text:span><text:span text:style-name="T1">Create a </text:span><text:span text:style-name="T20">Hibernate</text:span><text:span text:style-name="T1"> Application to Fetch the Employee Records from Database</text:span></text:p>
      <text:p text:style-name="P1"/>
      <text:p text:style-name="P25"><text:span text:style-name="T1">1. Use the database named </text:span><text:span text:style-name="T20">Hiber</text:span><text:span text:style-name="T1">.</text:span></text:p>
      <text:p text:style-name="P25"><text:span text:style-name="T1">2. Create <text:s/>id , name ,age and city </text:span><text:span text:style-name="T20">vaiables</text:span><text:span text:style-name="T1"> in the Employee Bean.</text:span></text:p>
      <text:p text:style-name="P25"><text:span text:style-name="T1">3. </text:span><text:span text:style-name="T20">Craete</text:span><text:span text:style-name="T1"> the getters <text:s/>and setters</text:span></text:p>
      <text:p text:style-name="P1">4. Write the logic in UserCoede.displayEmployee() to display the records</text:p>
      <text:p text:style-name="P1">5. The format to be displayed ad follows.</text:p>
      <text:p text:style-name="P1"/>
      <text:p text:style-name="P1">EMPLOEE RECORDS</text:p>
      <text:p text:style-name="P1">----------------</text:p>
      <text:p text:style-name="P1">EmpNo : 1001 Name:Nivi Age:7 City:Chennai</text:p>
      <text:p text:style-name="P1">EmpNo : 1002 Name:Madu Age:12 City:Chennai</text:p>
      <text:p text:style-name="P1"/>
      <text:p text:style-name="P1"/>
      <text:p text:style-name="P47">Employee.java</text:p>
      <text:p text:style-name="P47"/>
      <text:p text:style-name="P49">package com.dsrc.bean;</text:p>
      <text:p text:style-name="P49"/>
      <text:p text:style-name="P49"><text:tab/>import javax.persistence.Column;</text:p>
      <text:p text:style-name="P49"><text:tab/>import javax.persistence.Entity;</text:p>
      <text:p text:style-name="P49"><text:tab/>import javax.persistence.Id;</text:p>
      <text:p text:style-name="P49"><text:tab/>import javax.persistence.Table;</text:p>
      <text:p text:style-name="P49"/>
      <text:p text:style-name="P49"><text:tab/>@Entity</text:p>
      <text:p text:style-name="P49"><text:soft-page-break/><text:tab/>@Table(name="Employee")</text:p>
      <text:p text:style-name="P49"><text:tab/>public class Employee</text:p>
      <text:p text:style-name="P49"><text:tab/>{</text:p>
      <text:p text:style-name="P49"><text:tab/><text:tab/>public Employee(){</text:p>
      <text:p text:style-name="P49"><text:tab/><text:tab/><text:tab/></text:p>
      <text:p text:style-name="P49"><text:tab/><text:tab/>}</text:p>
      <text:p text:style-name="P49"><text:tab/><text:tab/>@Id</text:p>
      <text:p text:style-name="P49"><text:tab/><text:tab/>@Column(name="EmpNO")</text:p>
      <text:p text:style-name="P49"><text:tab/><text:tab/>private int id;</text:p>
      <text:p text:style-name="P49"><text:tab/><text:tab/>@Column(name="Name")</text:p>
      <text:p text:style-name="P49"><text:tab/><text:tab/>private String name;</text:p>
      <text:p text:style-name="P49"><text:tab/><text:tab/>@Column(name="Age")</text:p>
      <text:p text:style-name="P49"><text:tab/><text:tab/>private int age;</text:p>
      <text:p text:style-name="P49"><text:tab/><text:tab/>@Column(name="City")</text:p>
      <text:p text:style-name="P49"><text:tab/><text:tab/>private String city;</text:p>
      <text:p text:style-name="P49"><text:tab/><text:tab/>public Employee(int id, String name, int age, String city) {</text:p>
      <text:p text:style-name="P49"><text:tab/><text:tab/><text:tab/>this.id=id;</text:p>
      <text:p text:style-name="P49"><text:tab/><text:tab/><text:tab/>this.name=name;</text:p>
      <text:p text:style-name="P49"><text:tab/><text:tab/><text:tab/>this.age=age;</text:p>
      <text:p text:style-name="P49"><text:tab/><text:tab/><text:tab/>this.city=city;</text:p>
      <text:p text:style-name="P49"><text:tab/><text:tab/>}</text:p>
      <text:p text:style-name="P49"><text:tab/><text:tab/>public int getId() {</text:p>
      <text:p text:style-name="P49"><text:tab/><text:tab/><text:tab/>return id;</text:p>
      <text:p text:style-name="P49"><text:tab/><text:tab/>}</text:p>
      <text:p text:style-name="P49"><text:tab/><text:tab/>public void setId(int id) {</text:p>
      <text:p text:style-name="P49"><text:tab/><text:tab/><text:tab/>this.id = id;</text:p>
      <text:p text:style-name="P49"><text:tab/><text:tab/>}</text:p>
      <text:p text:style-name="P49"><text:tab/><text:tab/>public String getName() {</text:p>
      <text:p text:style-name="P49"><text:tab/><text:tab/><text:tab/>return name;</text:p>
      <text:p text:style-name="P49"><text:tab/><text:tab/>}</text:p>
      <text:p text:style-name="P49"><text:tab/><text:tab/>public void setName(String name) {</text:p>
      <text:p text:style-name="P49"><text:tab/><text:tab/><text:tab/>this.name = name;</text:p>
      <text:p text:style-name="P49"><text:tab/><text:tab/>}</text:p>
      <text:p text:style-name="P49"><text:tab/><text:tab/>public int getAge() {</text:p>
      <text:p text:style-name="P49"><text:tab/><text:tab/><text:tab/>return age;</text:p>
      <text:p text:style-name="P49"><text:tab/><text:tab/>}</text:p>
      <text:p text:style-name="P49"><text:tab/><text:tab/>public void setAge(int age) {</text:p>
      <text:p text:style-name="P49"><text:tab/><text:tab/><text:tab/>this.age = age;</text:p>
      <text:p text:style-name="P49"><text:tab/><text:tab/>}</text:p>
      <text:p text:style-name="P49"><text:tab/><text:tab/>public String getCity() {</text:p>
      <text:p text:style-name="P49"><text:tab/><text:tab/><text:tab/>return city;</text:p>
      <text:p text:style-name="P49"><text:tab/><text:tab/>}</text:p>
      <text:p text:style-name="P49"><text:tab/><text:tab/>public void setCity(String city) {</text:p>
      <text:p text:style-name="P49"><text:tab/><text:tab/><text:tab/>this.city = city;</text:p>
      <text:p text:style-name="P49"><text:tab/><text:tab/>}</text:p>
      <text:p text:style-name="P49"><text:tab/>}</text:p>
      <text:p text:style-name="P47"/>
      <text:p text:style-name="P47">hibernate.cfg.xml</text:p>
      <text:p text:style-name="P47"/>
      <text:p text:style-name="P49"><text:span text:style-name="T65">&lt;?</text:span><text:span text:style-name="T79">xml</text:span><text:span text:style-name="T1"> </text:span><text:span text:style-name="T93">version</text:span><text:span text:style-name="T9">=</text:span><text:span text:style-name="T51">"1.0"</text:span><text:span text:style-name="T1"> </text:span><text:span text:style-name="T93">encoding</text:span><text:span text:style-name="T9">=</text:span><text:span text:style-name="T51">"UTF-8"</text:span><text:span text:style-name="T65">?&gt;</text:span></text:p>
      <text:p text:style-name="P25"><text:span text:style-name="T65">&lt;!</text:span><text:span text:style-name="T79">DOCTYPE</text:span><text:span text:style-name="T1"> </text:span><text:span text:style-name="T65">hibernate-configuration</text:span><text:span text:style-name="T1"> </text:span><text:span text:style-name="T98">PUBLIC</text:span><text:span text:style-name="T1"> <text:s/></text:span></text:p>
      <text:p text:style-name="P25"><text:span text:style-name="T1"><text:s text:c="10"/></text:span><text:span text:style-name="T65">"-//Hibernate/Hibernate Configuration DTD 3.0//EN"</text:span><text:span text:style-name="T1"> <text:s/></text:span></text:p>
      <text:p text:style-name="P25"><text:span text:style-name="T1"><text:s text:c="10"/></text:span><text:span text:style-name="T100">"http://hibernate.sourceforge.net/hibernate-configuration-3.0.dtd"</text:span><text:span text:style-name="T65">&gt;</text:span><text:span text:style-name="T9"> <text:s/></text:span></text:p>
      <text:p text:style-name="P11"><text:soft-page-break/><text:s text:c="2"/></text:p>
      <text:p text:style-name="P25"><text:span text:style-name="T65">&lt;</text:span><text:span text:style-name="T79">hibernate-configuration</text:span><text:span text:style-name="T65">&gt;</text:span><text:span text:style-name="T9"> <text:s/></text:span></text:p>
      <text:p text:style-name="P11"><text:s text:c="2"/></text:p>
      <text:p text:style-name="P25"><text:span text:style-name="T9"><text:s text:c="4"/></text:span><text:span text:style-name="T65">&lt;</text:span><text:span text:style-name="T79">session-factory</text:span><text:span text:style-name="T65">&gt;</text:span><text:span text:style-name="T9"> <text:s/></text:span></text:p>
      <text:p text:style-name="P25"><text:span text:style-name="T9"><text:s text:c="4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hibernate.hbm2ddl.java"</text:span><text:span text:style-name="T65">&gt;&lt;/</text:span><text:span text:style-name="T79">property</text:span><text:span text:style-name="T65">&gt;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hbm2ddl.auto"</text:span><text:span text:style-name="T65">&gt;</text:span><text:span text:style-name="T9">update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dialect"</text:span><text:span text:style-name="T65">&gt;</text:span><text:span text:style-name="T9">org.hibernate.dialect.MySQLDialect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connection.url"</text:span><text:span text:style-name="T65">&gt;</text:span><text:span text:style-name="T9">jdbc:mysql://localhost:3306/myhibernate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connection.username"</text:span><text:span text:style-name="T65">&gt;</text:span><text:span text:style-name="T9">root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connection.password"</text:span><text:span text:style-name="T65">&gt;</text:span><text:span text:style-name="T9">dsrc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connection.driver_class"</text:span><text:span text:style-name="T65">&gt;</text:span><text:span text:style-name="T9">com.mysql.jdbc.Driver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4"/></text:span><text:span text:style-name="T65">&lt;/</text:span><text:span text:style-name="T79">session-factory</text:span><text:span text:style-name="T65">&gt;</text:span><text:span text:style-name="T9"> <text:s/></text:span></text:p>
      <text:p text:style-name="P11"><text:s/></text:p>
      <text:p text:style-name="P49"><text:span text:style-name="T65">&lt;/</text:span><text:span text:style-name="T79">hibernate-configuration</text:span><text:span text:style-name="T65">&gt;</text:span><text:span text:style-name="T9"> <text:s/></text:span></text:p>
      <text:p text:style-name="P49"/>
      <text:p text:style-name="P47">MyMain.java</text:p>
      <text:p text:style-name="P47"/>
      <text:p text:style-name="P49"><text:span text:style-name="T36">import</text:span><text:span text:style-name="T9"> com.dsrc.util.UserCode;</text:span></text:p>
      <text:p text:style-name="P1"/>
      <text:p text:style-name="P25"><text:span text:style-name="T41">public</text:span><text:span text:style-name="T9"> </text:span><text:span text:style-name="T41">class</text:span><text:span text:style-name="T9"> MyMain </text:span></text:p>
      <text:p text:style-name="P11">{</text:p>
      <text:p text:style-name="P25"><text:span text:style-name="T9"><text:tab/></text:span><text:span text:style-name="T41">public</text:span><text:span text:style-name="T9"> </text:span><text:span text:style-name="T41">static</text:span><text:span text:style-name="T9"> </text:span><text:span text:style-name="T41">void</text:span><text:span text:style-name="T9"> main(String[] </text:span><text:span text:style-name="T60">args</text:span><text:span text:style-name="T9">) {</text:span></text:p>
      <text:p text:style-name="P11"><text:tab/><text:tab/></text:p>
      <text:p text:style-name="P25"><text:span text:style-name="T9"><text:tab/><text:tab/>UserCode </text:span><text:span text:style-name="T60">u</text:span><text:span text:style-name="T9">=</text:span><text:span text:style-name="T41">new</text:span><text:span text:style-name="T9"> UserCode();</text:span></text:p>
      <text:p text:style-name="P25"><text:span text:style-name="T9"><text:tab/><text:tab/></text:span><text:span text:style-name="T60">u</text:span><text:span text:style-name="T9">.displayEmployees();</text:span></text:p>
      <text:p text:style-name="P11"><text:tab/>}</text:p>
      <text:p text:style-name="P1"/>
      <text:p text:style-name="P11">}</text:p>
      <text:p text:style-name="P47"/>
      <text:p text:style-name="P47"/>
      <text:p text:style-name="P47">UserCode.java</text:p>
      <text:p text:style-name="P47"/>
      <text:p text:style-name="P50">package com.dsrc.util;</text:p>
      <text:p text:style-name="P50"/>
      <text:p text:style-name="P50">import java.util.List;</text:p>
      <text:p text:style-name="P50"/>
      <text:p text:style-name="P50">import org.hibernate.HibernateException;</text:p>
      <text:p text:style-name="P50">import org.hibernate.Session;</text:p>
      <text:p text:style-name="P50">import org.hibernate.SessionFactory;</text:p>
      <text:p text:style-name="P50">import org.hibernate.Transaction;</text:p>
      <text:p text:style-name="P50">import org.hibernate.cfg.AnnotationConfiguration;</text:p>
      <text:p text:style-name="P50">import java.util.Iterator ;</text:p>
      <text:p text:style-name="P50">import com.dsrc.bean.Employee;</text:p>
      <text:p text:style-name="P50"/>
      <text:p text:style-name="P50">public class UserCode </text:p>
      <text:p text:style-name="P50">{</text:p>
      <text:p text:style-name="P50"><text:tab/>public void displayEmployees() {</text:p>
      <text:p text:style-name="P50"><text:tab/><text:tab/>SessionFactory sf=new AnnotationConfiguration().configure().addAnnotatedClass(Employee.class).buildSessionFactory();</text:p>
      <text:p text:style-name="P50"><text:tab/><text:tab/>Session s=sf.openSession();</text:p>
      <text:p text:style-name="P50"><text:tab/><text:tab/>Transaction tx=null;</text:p>
      <text:p text:style-name="P50"><text:tab/><text:tab/>try</text:p>
      <text:p text:style-name="P50"><text:soft-page-break/><text:tab/><text:tab/>{</text:p>
      <text:p text:style-name="P50"><text:tab/><text:tab/>tx=s.beginTransaction();</text:p>
      <text:p text:style-name="P50"><text:tab/><text:tab/>List employee= s.createQuery("From Employee").list();</text:p>
      <text:p text:style-name="P50"><text:tab/><text:tab/><text:tab/><text:tab/>for(Iterator i=employee.iterator();i.hasNext();){</text:p>
      <text:p text:style-name="P50"><text:tab/><text:tab/><text:tab/><text:tab/><text:tab/>Employee e=(Employee)i.next();</text:p>
      <text:p text:style-name="P50"><text:tab/><text:tab/><text:tab/><text:tab/><text:tab/>System.out.println("EmpNo:"+e.getId());</text:p>
      <text:p text:style-name="P50"><text:tab/><text:tab/><text:tab/><text:tab/><text:tab/>System.out.println("Name:"+e.getName());</text:p>
      <text:p text:style-name="P50"><text:tab/><text:tab/><text:tab/><text:tab/><text:tab/>System.out.println("Age:"+e.getAge());</text:p>
      <text:p text:style-name="P50"><text:tab/><text:tab/><text:tab/><text:tab/><text:tab/>System.out.println("City:"+e.getCity());</text:p>
      <text:p text:style-name="P50"><text:tab/><text:tab/><text:tab/><text:tab/><text:tab/>tx.commit();</text:p>
      <text:p text:style-name="P50"><text:tab/><text:tab/><text:tab/><text:tab/>}</text:p>
      <text:p text:style-name="P50"><text:tab/><text:tab/>}</text:p>
      <text:p text:style-name="P50"><text:tab/><text:tab/>catch(HibernateException e)</text:p>
      <text:p text:style-name="P50"><text:tab/><text:tab/>{</text:p>
      <text:p text:style-name="P50"><text:tab/><text:tab/><text:tab/>if(tx!=null)tx.rollback();</text:p>
      <text:p text:style-name="P50"><text:tab/><text:tab/><text:tab/>e.printStackTrace();</text:p>
      <text:p text:style-name="P50"><text:tab/><text:tab/>}</text:p>
      <text:p text:style-name="P50"><text:tab/><text:tab/>finally{</text:p>
      <text:p text:style-name="P50"><text:tab/><text:tab/><text:tab/>s.close();</text:p>
      <text:p text:style-name="P50"><text:tab/><text:tab/>}</text:p>
      <text:p text:style-name="P50"><text:tab/><text:tab/>}</text:p>
      <text:p text:style-name="P50"><text:tab/>}</text:p>
      <text:p text:style-name="P57"/>
      <text:p text:style-name="P49"/>
      <text:p text:style-name="P45"><text:span text:style-name="T103">3.</text:span><text:span text:style-name="T4">Create a </text:span><text:span text:style-name="T21">Hibernate</text:span><text:span text:style-name="T4"> Application with MANY-TO-ONE mapping</text:span></text:p>
      <text:p text:style-name="P6"/>
      <text:p text:style-name="P6">A many-to-one association is the most common kind of association where an Object</text:p>
      <text:p text:style-name="P6"><text:s/>can be associated with multiple objects.</text:p>
      <text:p text:style-name="P6"><text:s/>For example, the same address object can be associated with multiple employee objects.</text:p>
      <text:p text:style-name="P7"/>
      <text:p text:style-name="P8">Employee.java</text:p>
      <text:p text:style-name="P8"/>
      <text:p text:style-name="P33"><text:span text:style-name="T36">package</text:span><text:span text:style-name="T9"> com.dsrc.bean;</text:span></text:p>
      <text:p text:style-name="P1"/>
      <text:p text:style-name="P25"><text:span text:style-name="T41">public</text:span><text:span text:style-name="T9"> </text:span><text:span text:style-name="T41">class</text:span><text:span text:style-name="T9"> Employee </text:span></text:p>
      <text:p text:style-name="P11">{</text:p>
      <text:p text:style-name="P25"><text:span text:style-name="T9"><text:tab/></text:span><text:span text:style-name="T41">private</text:span><text:span text:style-name="T9"> </text:span><text:span text:style-name="T41">int</text:span><text:span text:style-name="T9"> </text:span><text:span text:style-name="T55">empno</text:span><text:span text:style-name="T9">;</text:span></text:p>
      <text:p text:style-name="P25"><text:span text:style-name="T9"><text:tab/></text:span><text:span text:style-name="T41">private</text:span><text:span text:style-name="T9"> String </text:span><text:span text:style-name="T55">ename</text:span><text:span text:style-name="T9">;</text:span></text:p>
      <text:p text:style-name="P25"><text:span text:style-name="T9"><text:tab/></text:span><text:span text:style-name="T41">private</text:span><text:span text:style-name="T9"> </text:span><text:span text:style-name="T41">int</text:span><text:span text:style-name="T9"> </text:span><text:span text:style-name="T55">salary</text:span><text:span text:style-name="T9">;</text:span></text:p>
      <text:p text:style-name="P25"><text:span text:style-name="T9"><text:s text:c="4"/></text:span><text:span text:style-name="T41">private</text:span><text:span text:style-name="T9"> Address </text:span><text:span text:style-name="T55">address</text:span><text:span text:style-name="T9">;</text:span></text:p>
      <text:p text:style-name="P11"><text:tab/></text:p>
      <text:p text:style-name="P25"><text:span text:style-name="T9"><text:tab/></text:span><text:span text:style-name="T41">public</text:span><text:span text:style-name="T9"> Employee() {}</text:span></text:p>
      <text:p text:style-name="P11"><text:tab/> <text:s text:c="2"/></text:p>
      <text:p text:style-name="P25"><text:span text:style-name="T9"><text:tab/> <text:s text:c="2"/></text:span><text:span text:style-name="T41">public</text:span><text:span text:style-name="T9"> Employee(</text:span><text:span text:style-name="T41">int</text:span><text:span text:style-name="T9"> </text:span><text:span text:style-name="T60">empno</text:span><text:span text:style-name="T9">, String </text:span><text:span text:style-name="T60">ename</text:span><text:span text:style-name="T9">, </text:span><text:span text:style-name="T41">int</text:span><text:span text:style-name="T9"> </text:span><text:span text:style-name="T60">salary</text:span><text:span text:style-name="T9">, Address </text:span><text:span text:style-name="T60">address</text:span><text:span text:style-name="T9"> ) {</text:span></text:p>
      <text:p text:style-name="P25"><text:span text:style-name="T9"><text:tab/> <text:s text:c="5"/></text:span><text:span text:style-name="T41">this</text:span><text:span text:style-name="T9">.</text:span><text:span text:style-name="T55">empno</text:span><text:span text:style-name="T9">=</text:span><text:span text:style-name="T60">empno</text:span><text:span text:style-name="T9">;</text:span></text:p>
      <text:p text:style-name="P25"><text:span text:style-name="T9"><text:tab/> <text:s text:c="5"/></text:span><text:span text:style-name="T41">this</text:span><text:span text:style-name="T9">.</text:span><text:span text:style-name="T55">ename</text:span><text:span text:style-name="T9">=</text:span><text:span text:style-name="T60">ename</text:span><text:span text:style-name="T9">;</text:span></text:p>
      <text:p text:style-name="P25"><text:span text:style-name="T9"><text:tab/> <text:s text:c="5"/></text:span><text:span text:style-name="T41">this</text:span><text:span text:style-name="T9">.</text:span><text:span text:style-name="T55">salary</text:span><text:span text:style-name="T9">=</text:span><text:span text:style-name="T60">salary</text:span><text:span text:style-name="T9">;</text:span></text:p>
      <text:p text:style-name="P25"><text:span text:style-name="T9"><text:tab/> <text:s text:c="5"/></text:span><text:span text:style-name="T41">this</text:span><text:span text:style-name="T9">.setAddress(</text:span><text:span text:style-name="T60">address</text:span><text:span text:style-name="T9">);</text:span></text:p>
      <text:p text:style-name="P11"><text:tab/> <text:s text:c="2"/>}</text:p>
      <text:p text:style-name="P11"><text:tab/> <text:s text:c="2"/></text:p>
      <text:p text:style-name="P25"><text:span text:style-name="T9"><text:tab/></text:span><text:span text:style-name="T41">public</text:span><text:span text:style-name="T9"> </text:span><text:span text:style-name="T41">int</text:span><text:span text:style-name="T9"> getEmpno() {</text:span></text:p>
      <text:p text:style-name="P25"><text:soft-page-break/><text:span text:style-name="T9"><text:tab/><text:tab/></text:span><text:span text:style-name="T41">return</text:span><text:span text:style-name="T9"> </text:span><text:span text:style-name="T55">empno</text:span><text:span text:style-name="T9">;</text:span></text:p>
      <text:p text:style-name="P11"><text:tab/>}</text:p>
      <text:p text:style-name="P1"/>
      <text:p text:style-name="P25"><text:span text:style-name="T9"><text:tab/></text:span><text:span text:style-name="T41">public</text:span><text:span text:style-name="T9"> </text:span><text:span text:style-name="T41">void</text:span><text:span text:style-name="T9"> setEmpno(</text:span><text:span text:style-name="T41">int</text:span><text:span text:style-name="T9"> </text:span><text:span text:style-name="T60">empno</text:span><text:span text:style-name="T9">) {</text:span></text:p>
      <text:p text:style-name="P25"><text:span text:style-name="T9"><text:tab/><text:tab/></text:span><text:span text:style-name="T41">this</text:span><text:span text:style-name="T9">.</text:span><text:span text:style-name="T55">empno</text:span><text:span text:style-name="T9"> = </text:span><text:span text:style-name="T60">empno</text:span><text:span text:style-name="T9">;</text:span></text:p>
      <text:p text:style-name="P11"><text:tab/>}</text:p>
      <text:p text:style-name="P1"/>
      <text:p text:style-name="P25"><text:span text:style-name="T9"><text:tab/></text:span><text:span text:style-name="T41">public</text:span><text:span text:style-name="T9"> String getEname() {</text:span></text:p>
      <text:p text:style-name="P25"><text:span text:style-name="T9"><text:tab/><text:tab/></text:span><text:span text:style-name="T41">return</text:span><text:span text:style-name="T9"> </text:span><text:span text:style-name="T55">ename</text:span><text:span text:style-name="T9">;</text:span></text:p>
      <text:p text:style-name="P11"><text:tab/>}</text:p>
      <text:p text:style-name="P1"/>
      <text:p text:style-name="P25"><text:span text:style-name="T9"><text:tab/></text:span><text:span text:style-name="T41">public</text:span><text:span text:style-name="T9"> </text:span><text:span text:style-name="T41">void</text:span><text:span text:style-name="T9"> setEname(String </text:span><text:span text:style-name="T60">ename</text:span><text:span text:style-name="T9">) {</text:span></text:p>
      <text:p text:style-name="P25"><text:span text:style-name="T9"><text:tab/><text:tab/></text:span><text:span text:style-name="T41">this</text:span><text:span text:style-name="T9">.</text:span><text:span text:style-name="T55">ename</text:span><text:span text:style-name="T9"> = </text:span><text:span text:style-name="T60">ename</text:span><text:span text:style-name="T9">;</text:span></text:p>
      <text:p text:style-name="P11"><text:tab/>}</text:p>
      <text:p text:style-name="P1"/>
      <text:p text:style-name="P25"><text:span text:style-name="T9"><text:tab/></text:span><text:span text:style-name="T41">public</text:span><text:span text:style-name="T9"> </text:span><text:span text:style-name="T41">int</text:span><text:span text:style-name="T9"> getSalary() {</text:span></text:p>
      <text:p text:style-name="P25"><text:span text:style-name="T9"><text:tab/><text:tab/></text:span><text:span text:style-name="T41">return</text:span><text:span text:style-name="T9"> </text:span><text:span text:style-name="T55">salary</text:span><text:span text:style-name="T9">;</text:span></text:p>
      <text:p text:style-name="P11"><text:tab/>}</text:p>
      <text:p text:style-name="P1"/>
      <text:p text:style-name="P25"><text:span text:style-name="T9"><text:tab/></text:span><text:span text:style-name="T41">public</text:span><text:span text:style-name="T9"> </text:span><text:span text:style-name="T41">void</text:span><text:span text:style-name="T9"> setSalary(</text:span><text:span text:style-name="T41">int</text:span><text:span text:style-name="T9"> </text:span><text:span text:style-name="T60">salary</text:span><text:span text:style-name="T9">) {</text:span></text:p>
      <text:p text:style-name="P25"><text:span text:style-name="T9"><text:tab/><text:tab/></text:span><text:span text:style-name="T41">this</text:span><text:span text:style-name="T9">.</text:span><text:span text:style-name="T55">salary</text:span><text:span text:style-name="T9"> = </text:span><text:span text:style-name="T60">salary</text:span><text:span text:style-name="T9">;</text:span></text:p>
      <text:p text:style-name="P11"><text:tab/>}</text:p>
      <text:p text:style-name="P1"/>
      <text:p text:style-name="P25"><text:span text:style-name="T9"><text:tab/></text:span><text:span text:style-name="T41">public</text:span><text:span text:style-name="T9"> Address getAddress() {</text:span></text:p>
      <text:p text:style-name="P25"><text:span text:style-name="T9"><text:tab/><text:tab/></text:span><text:span text:style-name="T41">return</text:span><text:span text:style-name="T9"> </text:span><text:span text:style-name="T55">address</text:span><text:span text:style-name="T9">;</text:span></text:p>
      <text:p text:style-name="P11"><text:tab/>}</text:p>
      <text:p text:style-name="P1"/>
      <text:p text:style-name="P25"><text:span text:style-name="T9"><text:tab/></text:span><text:span text:style-name="T41">public</text:span><text:span text:style-name="T9"> </text:span><text:span text:style-name="T41">void</text:span><text:span text:style-name="T9"> setAddress(Address </text:span><text:span text:style-name="T60">address</text:span><text:span text:style-name="T9">) {</text:span></text:p>
      <text:p text:style-name="P25"><text:span text:style-name="T9"><text:tab/><text:tab/></text:span><text:span text:style-name="T41">this</text:span><text:span text:style-name="T9">.</text:span><text:span text:style-name="T55">address</text:span><text:span text:style-name="T9"> = </text:span><text:span text:style-name="T60">address</text:span><text:span text:style-name="T9">;</text:span></text:p>
      <text:p text:style-name="P11"><text:tab/>}</text:p>
      <text:p text:style-name="P15">}</text:p>
      <text:p text:style-name="P3"/>
      <text:p text:style-name="P8">Address.java</text:p>
      <text:p text:style-name="P8"/>
      <text:p text:style-name="P33"><text:span text:style-name="T36">package</text:span><text:span text:style-name="T9"> com.dsrc.bean;</text:span></text:p>
      <text:p text:style-name="P25"><text:span text:style-name="T41">public</text:span><text:span text:style-name="T9"> </text:span><text:span text:style-name="T41">class</text:span><text:span text:style-name="T9"> Address</text:span></text:p>
      <text:p text:style-name="P11">{</text:p>
      <text:p text:style-name="P25"><text:span text:style-name="T9"><text:tab/></text:span><text:span text:style-name="T41">private</text:span><text:span text:style-name="T9"> </text:span><text:span text:style-name="T41">int</text:span><text:span text:style-name="T9"> </text:span><text:span text:style-name="T55">empno</text:span><text:span text:style-name="T9">;</text:span></text:p>
      <text:p text:style-name="P25"><text:span text:style-name="T9"><text:tab/></text:span><text:span text:style-name="T41">private</text:span><text:span text:style-name="T9"> String </text:span><text:span text:style-name="T55">addressText</text:span><text:span text:style-name="T9">;</text:span></text:p>
      <text:p text:style-name="P11"><text:tab/></text:p>
      <text:p text:style-name="P25"><text:span text:style-name="T9"><text:tab/></text:span><text:span text:style-name="T41">public</text:span><text:span text:style-name="T9"> Address(</text:span><text:span text:style-name="T41">int</text:span><text:span text:style-name="T9"> </text:span><text:span text:style-name="T60">empno</text:span><text:span text:style-name="T9">,String </text:span><text:span text:style-name="T60">address</text:span><text:span text:style-name="T9">)</text:span></text:p>
      <text:p text:style-name="P11"><text:tab/>{</text:p>
      <text:p text:style-name="P25"><text:span text:style-name="T9"><text:tab/><text:tab/><text:tab/></text:span><text:span text:style-name="T41">this</text:span><text:span text:style-name="T9">.</text:span><text:span text:style-name="T55">empno</text:span><text:span text:style-name="T9">=</text:span><text:span text:style-name="T60">empno</text:span><text:span text:style-name="T9">;</text:span></text:p>
      <text:p text:style-name="P25"><text:span text:style-name="T9"><text:tab/><text:tab/><text:tab/></text:span><text:span text:style-name="T41">this</text:span><text:span text:style-name="T9">.setAddressText(</text:span><text:span text:style-name="T60">address</text:span><text:span text:style-name="T9">);</text:span></text:p>
      <text:p text:style-name="P11"><text:tab/>}</text:p>
      <text:p text:style-name="P1"/>
      <text:p text:style-name="P25"><text:span text:style-name="T9"><text:tab/></text:span><text:span text:style-name="T41">public</text:span><text:span text:style-name="T9"> </text:span><text:span text:style-name="T41">int</text:span><text:span text:style-name="T9"> getEmpno() {</text:span></text:p>
      <text:p text:style-name="P25"><text:span text:style-name="T9"><text:tab/><text:tab/></text:span><text:span text:style-name="T41">return</text:span><text:span text:style-name="T9"> </text:span><text:span text:style-name="T55">empno</text:span><text:span text:style-name="T9">;</text:span></text:p>
      <text:p text:style-name="P11"><text:tab/>}</text:p>
      <text:p text:style-name="P1"/>
      <text:p text:style-name="P25"><text:span text:style-name="T9"><text:tab/></text:span><text:span text:style-name="T41">public</text:span><text:span text:style-name="T9"> </text:span><text:span text:style-name="T41">void</text:span><text:span text:style-name="T9"> setEmpno(</text:span><text:span text:style-name="T41">int</text:span><text:span text:style-name="T9"> </text:span><text:span text:style-name="T60">empno</text:span><text:span text:style-name="T9">) {</text:span></text:p>
      <text:p text:style-name="P25"><text:span text:style-name="T9"><text:tab/><text:tab/></text:span><text:span text:style-name="T41">this</text:span><text:span text:style-name="T9">.</text:span><text:span text:style-name="T55">empno</text:span><text:span text:style-name="T9"> = </text:span><text:span text:style-name="T60">empno</text:span><text:span text:style-name="T9">;</text:span></text:p>
      <text:p text:style-name="P11"><text:soft-page-break/><text:tab/>}</text:p>
      <text:p text:style-name="P1"/>
      <text:p text:style-name="P25"><text:span text:style-name="T9"><text:tab/></text:span><text:span text:style-name="T41">public</text:span><text:span text:style-name="T9"> String getAddressText() {</text:span></text:p>
      <text:p text:style-name="P25"><text:span text:style-name="T9"><text:tab/><text:tab/></text:span><text:span text:style-name="T41">return</text:span><text:span text:style-name="T9"> </text:span><text:span text:style-name="T55">addressText</text:span><text:span text:style-name="T9">;</text:span></text:p>
      <text:p text:style-name="P11"><text:tab/>}</text:p>
      <text:p text:style-name="P1"/>
      <text:p text:style-name="P25"><text:span text:style-name="T9"><text:tab/></text:span><text:span text:style-name="T41">public</text:span><text:span text:style-name="T9"> </text:span><text:span text:style-name="T41">void</text:span><text:span text:style-name="T9"> setAddressText(String </text:span><text:span text:style-name="T60">addressText</text:span><text:span text:style-name="T9">) {</text:span></text:p>
      <text:p text:style-name="P25"><text:span text:style-name="T9"><text:tab/><text:tab/></text:span><text:span text:style-name="T41">this</text:span><text:span text:style-name="T9">.</text:span><text:span text:style-name="T55">addressText</text:span><text:span text:style-name="T9"> = </text:span><text:span text:style-name="T60">addressText</text:span><text:span text:style-name="T9">;</text:span></text:p>
      <text:p text:style-name="P11"><text:tab/>}</text:p>
      <text:p text:style-name="P15">}</text:p>
      <text:p text:style-name="P8"/>
      <text:p text:style-name="P8"/>
      <text:p text:style-name="P8"/>
      <text:p text:style-name="P8">Employee.hbm.xml</text:p>
      <text:p text:style-name="P8"/>
      <text:p text:style-name="P33"><text:span text:style-name="T65">&lt;?</text:span><text:span text:style-name="T79">xml</text:span><text:span text:style-name="T1"> </text:span><text:span text:style-name="T93">version</text:span><text:span text:style-name="T9">=</text:span><text:span text:style-name="T51">"1.0"</text:span><text:span text:style-name="T1"> </text:span><text:span text:style-name="T93">encoding</text:span><text:span text:style-name="T9">=</text:span><text:span text:style-name="T51">"UTF-8"</text:span><text:span text:style-name="T65">?&gt;</text:span></text:p>
      <text:p text:style-name="P25"><text:span text:style-name="T65">&lt;!</text:span><text:span text:style-name="T79">DOCTYPE</text:span><text:span text:style-name="T1"> </text:span><text:span text:style-name="T65">hibernate-mapping</text:span><text:span text:style-name="T1"> </text:span><text:span text:style-name="T98">PUBLIC</text:span><text:span text:style-name="T1"> <text:s/></text:span></text:p>
      <text:p text:style-name="P25"><text:span text:style-name="T1"><text:s/></text:span><text:span text:style-name="T65">"-//Hibernate/Hibernate Mapping DTD 3.0//EN"</text:span><text:span text:style-name="T1"> <text:s/></text:span></text:p>
      <text:p text:style-name="P25"><text:span text:style-name="T1"><text:s/></text:span><text:span text:style-name="T100">"http://hibernate.sourceforge.net/hibernate-mapping-3.0.dtd"</text:span><text:span text:style-name="T65">&gt;</text:span><text:span text:style-name="T9"> <text:s/></text:span></text:p>
      <text:p text:style-name="P25"><text:span text:style-name="T65">&lt;</text:span><text:span text:style-name="T79">hibernate-mapping</text:span><text:span text:style-name="T65">&gt;</text:span></text:p>
      <text:p text:style-name="P25"><text:span text:style-name="T9"><text:s text:c="3"/></text:span><text:span text:style-name="T65">&lt;</text:span><text:span text:style-name="T79">class</text:span><text:span text:style-name="T1"> </text:span><text:span text:style-name="T93">name</text:span><text:span text:style-name="T1"> </text:span><text:span text:style-name="T9">=</text:span><text:span text:style-name="T1"> </text:span><text:span text:style-name="T51">"com.dsrc.bean.Employee"</text:span><text:span text:style-name="T1"> </text:span><text:span text:style-name="T93">table</text:span><text:span text:style-name="T1"> </text:span><text:span text:style-name="T9">=</text:span><text:span text:style-name="T1"> </text:span><text:span text:style-name="T51">"EMPLOYEE"</text:span><text:span text:style-name="T65">&gt;</text:span><text:span text:style-name="T9"> <text:s text:c="2"/></text:span></text:p>
      <text:p text:style-name="P25"><text:span text:style-name="T9"><text:s text:c="6"/></text:span><text:span text:style-name="T65">&lt;</text:span><text:span text:style-name="T79">meta</text:span><text:span text:style-name="T1"> </text:span><text:span text:style-name="T93">attribute</text:span><text:span text:style-name="T1"> </text:span><text:span text:style-name="T9">=</text:span><text:span text:style-name="T1"> </text:span><text:span text:style-name="T51">"class-description"</text:span><text:span text:style-name="T65">&gt;</text:span></text:p>
      <text:p text:style-name="P11"><text:s text:c="9"/>This class contains the employee detail. </text:p>
      <text:p text:style-name="P25"><text:span text:style-name="T9"><text:s text:c="6"/></text:span><text:span text:style-name="T65">&lt;/</text:span><text:span text:style-name="T79">meta</text:span><text:span text:style-name="T65">&gt;</text:span></text:p>
      <text:p text:style-name="P25"><text:span text:style-name="T9"><text:s text:c="6"/></text:span><text:span text:style-name="T65">&lt;</text:span><text:span text:style-name="T79">id</text:span><text:span text:style-name="T1"> </text:span><text:span text:style-name="T93">name</text:span><text:span text:style-name="T1"> </text:span><text:span text:style-name="T9">=</text:span><text:span text:style-name="T1"> </text:span><text:span text:style-name="T51">"empno"</text:span><text:span text:style-name="T1"> </text:span><text:span text:style-name="T93">type</text:span><text:span text:style-name="T1"> </text:span><text:span text:style-name="T9">=</text:span><text:span text:style-name="T1"> </text:span><text:span text:style-name="T51">"int"</text:span><text:span text:style-name="T1"> </text:span><text:span text:style-name="T93">column</text:span><text:span text:style-name="T1"> </text:span><text:span text:style-name="T9">=</text:span><text:span text:style-name="T1"> </text:span><text:span text:style-name="T51">"empno"</text:span><text:span text:style-name="T65">&gt;</text:span></text:p>
      <text:p text:style-name="P25"><text:span text:style-name="T9"><text:s text:c="9"/></text:span><text:span text:style-name="T65">&lt;</text:span><text:span text:style-name="T79">generator</text:span><text:span text:style-name="T1"> </text:span><text:span text:style-name="T93">class</text:span><text:span text:style-name="T9">=</text:span><text:span text:style-name="T51">"assigned"</text:span><text:span text:style-name="T65">/&gt;</text:span></text:p>
      <text:p text:style-name="P25"><text:span text:style-name="T9"><text:s text:c="6"/></text:span><text:span text:style-name="T65">&lt;/</text:span><text:span text:style-name="T79">id</text:span><text:span text:style-name="T65">&gt;</text:span></text:p>
      <text:p text:style-name="P25"><text:span text:style-name="T9"><text:s text:c="6"/></text:span><text:span text:style-name="T65">&lt;</text:span><text:span text:style-name="T79">property</text:span><text:span text:style-name="T1"> </text:span><text:span text:style-name="T93">name</text:span><text:span text:style-name="T1"> </text:span><text:span text:style-name="T9">=</text:span><text:span text:style-name="T1"> </text:span><text:span text:style-name="T51">"ename"</text:span><text:span text:style-name="T1"> </text:span><text:span text:style-name="T93">column</text:span><text:span text:style-name="T1"> </text:span><text:span text:style-name="T9">=</text:span><text:span text:style-name="T1"> </text:span><text:span text:style-name="T51">"ename"</text:span><text:span text:style-name="T1"> </text:span><text:span text:style-name="T93">type</text:span><text:span text:style-name="T1"> </text:span><text:span text:style-name="T9">=</text:span><text:span text:style-name="T1"> </text:span><text:span text:style-name="T51">"string"</text:span><text:span text:style-name="T65">/&gt;</text:span></text:p>
      <text:p text:style-name="P25"><text:span text:style-name="T9"><text:s text:c="6"/></text:span><text:span text:style-name="T65">&lt;</text:span><text:span text:style-name="T79">property</text:span><text:span text:style-name="T1"> </text:span><text:span text:style-name="T93">name</text:span><text:span text:style-name="T1"> </text:span><text:span text:style-name="T9">=</text:span><text:span text:style-name="T1"> </text:span><text:span text:style-name="T51">"salary"</text:span><text:span text:style-name="T1"> </text:span><text:span text:style-name="T93">column</text:span><text:span text:style-name="T1"> </text:span><text:span text:style-name="T9">=</text:span><text:span text:style-name="T1"> </text:span><text:span text:style-name="T51">"salary"</text:span><text:span text:style-name="T1"> </text:span><text:span text:style-name="T93">type</text:span><text:span text:style-name="T1"> </text:span><text:span text:style-name="T9">=</text:span><text:span text:style-name="T1"> </text:span><text:span text:style-name="T51">"int"</text:span><text:span text:style-name="T65">/&gt;</text:span></text:p>
      <text:p text:style-name="P25"><text:span text:style-name="T9"><text:s text:c="6"/></text:span><text:span text:style-name="T65">&lt;</text:span><text:span text:style-name="T79">many-to-one</text:span><text:span text:style-name="T1"> </text:span><text:span text:style-name="T93">name</text:span><text:span text:style-name="T1"> </text:span><text:span text:style-name="T9">=</text:span><text:span text:style-name="T1"> </text:span><text:span text:style-name="T51">"address"</text:span><text:span text:style-name="T1"> </text:span><text:span text:style-name="T93">column</text:span><text:span text:style-name="T1"> </text:span><text:span text:style-name="T9">=</text:span><text:span text:style-name="T1"> </text:span><text:span text:style-name="T51">"address"</text:span><text:span text:style-name="T1"> </text:span><text:span text:style-name="T93">unique</text:span><text:span text:style-name="T9">=</text:span><text:span text:style-name="T51">"true"</text:span><text:span text:style-name="T1"> </text:span></text:p>
      <text:p text:style-name="P25"><text:span text:style-name="T1"><text:s text:c="9"/></text:span><text:span text:style-name="T93">class</text:span><text:span text:style-name="T9">=</text:span><text:span text:style-name="T51">"com.dsrc.bean.Address"</text:span><text:span text:style-name="T1"> </text:span><text:span text:style-name="T93">not-null</text:span><text:span text:style-name="T9">=</text:span><text:span text:style-name="T51">"true"</text:span><text:span text:style-name="T65">/&gt;</text:span><text:span text:style-name="T9"> <text:s text:c="8"/></text:span></text:p>
      <text:p text:style-name="P25"><text:span text:style-name="T9"><text:s text:c="3"/><text:tab/> </text:span><text:span text:style-name="T65">&lt;/</text:span><text:span text:style-name="T79">class</text:span><text:span text:style-name="T65">&gt;</text:span></text:p>
      <text:p text:style-name="P33"><text:span text:style-name="T65">&lt;/</text:span><text:span text:style-name="T79">hibernate-mapping</text:span><text:span text:style-name="T65">&gt;</text:span></text:p>
      <text:p text:style-name="P8"/>
      <text:p text:style-name="P8">Address.hbm.xml</text:p>
      <text:p text:style-name="P8"/>
      <text:p text:style-name="P33"><text:span text:style-name="T65">&lt;?</text:span><text:span text:style-name="T79">xml</text:span><text:span text:style-name="T1"> </text:span><text:span text:style-name="T93">version</text:span><text:span text:style-name="T9">=</text:span><text:span text:style-name="T51">"1.0"</text:span><text:span text:style-name="T1"> </text:span><text:span text:style-name="T93">encoding</text:span><text:span text:style-name="T9">=</text:span><text:span text:style-name="T51">"UTF-8"</text:span><text:span text:style-name="T65">?&gt;</text:span></text:p>
      <text:p text:style-name="P25"><text:span text:style-name="T65">&lt;!</text:span><text:span text:style-name="T79">DOCTYPE</text:span><text:span text:style-name="T1"> </text:span><text:span text:style-name="T65">hibernate-mapping</text:span><text:span text:style-name="T1"> </text:span><text:span text:style-name="T98">PUBLIC</text:span><text:span text:style-name="T1"> <text:s/></text:span></text:p>
      <text:p text:style-name="P25"><text:span text:style-name="T1"><text:s/></text:span><text:span text:style-name="T65">"-//Hibernate/Hibernate Mapping DTD 3.0//EN"</text:span><text:span text:style-name="T1"> <text:s/></text:span></text:p>
      <text:p text:style-name="P25"><text:span text:style-name="T1"><text:s/></text:span><text:span text:style-name="T100">"http://hibernate.sourceforge.net/hibernate-mapping-3.0.dtd"</text:span><text:span text:style-name="T65">&gt;</text:span><text:span text:style-name="T9"> <text:s/></text:span></text:p>
      <text:p text:style-name="P25"><text:span text:style-name="T65">&lt;</text:span><text:span text:style-name="T79">hibernate-mapping</text:span><text:span text:style-name="T65">&gt;</text:span></text:p>
      <text:p text:style-name="P25"><text:span text:style-name="T65">&lt;</text:span><text:span text:style-name="T79">class</text:span><text:span text:style-name="T1"> </text:span><text:span text:style-name="T93">name</text:span><text:span text:style-name="T1"> </text:span><text:span text:style-name="T9">=</text:span><text:span text:style-name="T1"> </text:span><text:span text:style-name="T51">"com.dsrc.bean.Address"</text:span><text:span text:style-name="T1"> </text:span><text:span text:style-name="T93">table</text:span><text:span text:style-name="T9">=</text:span><text:span text:style-name="T51">"ADDRESS"</text:span><text:span text:style-name="T65">&gt;</text:span></text:p>
      <text:p text:style-name="P25"><text:span text:style-name="T9"><text:s text:c="6"/></text:span><text:span text:style-name="T65">&lt;</text:span><text:span text:style-name="T79">meta</text:span><text:span text:style-name="T1"> </text:span><text:span text:style-name="T93">attribute</text:span><text:span text:style-name="T1"> </text:span><text:span text:style-name="T9">=</text:span><text:span text:style-name="T1"> </text:span><text:span text:style-name="T51">"class-description"</text:span><text:span text:style-name="T65">&gt;</text:span></text:p>
      <text:p text:style-name="P11"><text:s text:c="9"/>This class contains the address detail. </text:p>
      <text:p text:style-name="P25"><text:span text:style-name="T9"><text:s text:c="6"/></text:span><text:span text:style-name="T65">&lt;/</text:span><text:span text:style-name="T79">meta</text:span><text:span text:style-name="T65">&gt;</text:span></text:p>
      <text:p text:style-name="P25"><text:span text:style-name="T9"><text:s text:c="5"/></text:span><text:span text:style-name="T65">&lt;</text:span><text:span text:style-name="T79">id</text:span><text:span text:style-name="T1"> </text:span><text:span text:style-name="T93">name</text:span><text:span text:style-name="T9">=</text:span><text:span text:style-name="T51">"empno"</text:span><text:span text:style-name="T65">&gt;</text:span><text:span text:style-name="T9"> <text:s/></text:span></text:p>
      <text:p text:style-name="P25"><text:span text:style-name="T9"><text:s text:c="5"/></text:span><text:span text:style-name="T65">&lt;</text:span><text:span text:style-name="T79">generator</text:span><text:span text:style-name="T1"> </text:span><text:span text:style-name="T93">class</text:span><text:span text:style-name="T9">=</text:span><text:span text:style-name="T51">"assigned"</text:span><text:span text:style-name="T65">&gt;&lt;/</text:span><text:span text:style-name="T79">generator</text:span><text:span text:style-name="T65">&gt;</text:span><text:span text:style-name="T9"> <text:s/></text:span></text:p>
      <text:p text:style-name="P25"><text:span text:style-name="T9"><text:s text:c="4"/></text:span><text:span text:style-name="T65">&lt;/</text:span><text:span text:style-name="T79">id</text:span><text:span text:style-name="T65">&gt;</text:span></text:p>
      <text:p text:style-name="P25"><text:span text:style-name="T9"><text:s text:c="6"/></text:span><text:span text:style-name="T65">&lt;</text:span><text:span text:style-name="T79">property</text:span><text:span text:style-name="T1"> </text:span><text:span text:style-name="T93">name</text:span><text:span text:style-name="T1"> </text:span><text:span text:style-name="T9">=</text:span><text:span text:style-name="T1"> </text:span><text:span text:style-name="T51">"addressText"</text:span><text:span text:style-name="T1"> </text:span><text:span text:style-name="T93">column</text:span><text:span text:style-name="T1"> </text:span><text:span text:style-name="T9">=</text:span><text:span text:style-name="T1"> </text:span><text:span text:style-name="T51">"address"</text:span><text:span text:style-name="T1"> </text:span><text:span text:style-name="T93">type</text:span><text:span text:style-name="T1"> </text:span><text:span text:style-name="T9">=</text:span><text:span text:style-name="T1"> </text:span><text:span text:style-name="T51">"string"</text:span><text:span text:style-name="T65">/&gt;</text:span></text:p>
      <text:p text:style-name="P25"><text:span text:style-name="T9"><text:s text:c="3"/></text:span><text:span text:style-name="T65">&lt;/</text:span><text:span text:style-name="T79">class</text:span><text:span text:style-name="T65">&gt;</text:span></text:p>
      <text:p text:style-name="P33"><text:span text:style-name="T9"><text:s text:c="3"/></text:span><text:span text:style-name="T65">&lt;/</text:span><text:span text:style-name="T79">hibernate-mapping</text:span><text:span text:style-name="T65">&gt;</text:span></text:p>
      <text:p text:style-name="P8"/>
      <text:p text:style-name="P8"><text:soft-page-break/>hibernate.cfg.xml</text:p>
      <text:p text:style-name="P8"/>
      <text:p text:style-name="P33"><text:span text:style-name="T65">&lt;?</text:span><text:span text:style-name="T79">xml</text:span><text:span text:style-name="T1"> </text:span><text:span text:style-name="T93">version</text:span><text:span text:style-name="T9">=</text:span><text:span text:style-name="T51">"1.0"</text:span><text:span text:style-name="T1"> </text:span><text:span text:style-name="T93">encoding</text:span><text:span text:style-name="T9">=</text:span><text:span text:style-name="T51">"UTF-8"</text:span><text:span text:style-name="T65">?&gt;</text:span></text:p>
      <text:p text:style-name="P25"><text:span text:style-name="T65">&lt;!</text:span><text:span text:style-name="T79">DOCTYPE</text:span><text:span text:style-name="T1"> </text:span><text:span text:style-name="T65">hibernate-configuration</text:span><text:span text:style-name="T1"> </text:span><text:span text:style-name="T98">PUBLIC</text:span><text:span text:style-name="T1"> <text:s/></text:span></text:p>
      <text:p text:style-name="P25"><text:span text:style-name="T1"><text:s text:c="10"/></text:span><text:span text:style-name="T65">"-//Hibernate/Hibernate Configuration DTD 3.0//EN"</text:span><text:span text:style-name="T1"> <text:s/></text:span></text:p>
      <text:p text:style-name="P25"><text:span text:style-name="T1"><text:s text:c="10"/></text:span><text:span text:style-name="T100">"http://hibernate.sourceforge.net/hibernate-configuration-3.0.dtd"</text:span><text:span text:style-name="T65">&gt;</text:span><text:span text:style-name="T9"> <text:s/></text:span></text:p>
      <text:p text:style-name="P11"><text:s text:c="2"/></text:p>
      <text:p text:style-name="P25"><text:span text:style-name="T65">&lt;</text:span><text:span text:style-name="T79">hibernate-configuration</text:span><text:span text:style-name="T65">&gt;</text:span><text:span text:style-name="T9"> <text:s/></text:span></text:p>
      <text:p text:style-name="P11"><text:s text:c="2"/></text:p>
      <text:p text:style-name="P25"><text:span text:style-name="T9"><text:s text:c="4"/></text:span><text:span text:style-name="T65">&lt;</text:span><text:span text:style-name="T79">session-factor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hbm2ddl.auto"</text:span><text:span text:style-name="T65">&gt;</text:span><text:span text:style-name="T9">create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dialect"</text:span><text:span text:style-name="T65">&gt;</text:span><text:span text:style-name="T9">org.hibernate.dialect.MySQLDialect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connection.url"</text:span><text:span text:style-name="T65">&gt;</text:span><text:span text:style-name="T9">jdbc:mysql://localhost:3306/myhibernate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connection.username"</text:span><text:span text:style-name="T65">&gt;</text:span><text:span text:style-name="T9">root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connection.password"</text:span><text:span text:style-name="T65">&gt;</text:span><text:span text:style-name="T9">dsrc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connection.driver_class"</text:span><text:span text:style-name="T65">&gt;</text:span><text:span text:style-name="T9">com.mysql.jdbc.Driver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mapping</text:span><text:span text:style-name="T1"> </text:span><text:span text:style-name="T93">resource</text:span><text:span text:style-name="T9">=</text:span><text:span text:style-name="T51">"Employee.hbm.xml"</text:span><text:span text:style-name="T65">&gt;&lt;/</text:span><text:span text:style-name="T79">mapping</text:span><text:span text:style-name="T65">&gt;</text:span></text:p>
      <text:p text:style-name="P25"><text:span text:style-name="T65">&lt;</text:span><text:span text:style-name="T79">mapping</text:span><text:span text:style-name="T1"> </text:span><text:span text:style-name="T93">resource</text:span><text:span text:style-name="T9">=</text:span><text:span text:style-name="T51">"Address.hbm.xml"</text:span><text:span text:style-name="T65">&gt;&lt;/</text:span><text:span text:style-name="T79">mapping</text:span><text:span text:style-name="T65">&gt;</text:span></text:p>
      <text:p text:style-name="P25"><text:span text:style-name="T9"><text:s text:c="4"/></text:span><text:span text:style-name="T65">&lt;/</text:span><text:span text:style-name="T79">session-factory</text:span><text:span text:style-name="T65">&gt;</text:span><text:span text:style-name="T9"> <text:s/></text:span></text:p>
      <text:p text:style-name="P11"><text:s text:c="2"/></text:p>
      <text:p text:style-name="P33"><text:span text:style-name="T65">&lt;/</text:span><text:span text:style-name="T79">hibernate-configuration</text:span><text:span text:style-name="T65">&gt;</text:span><text:span text:style-name="T9"> <text:s/></text:span></text:p>
      <text:p text:style-name="P8"/>
      <text:p text:style-name="P8">MyMain.java</text:p>
      <text:p text:style-name="P8"/>
      <text:p text:style-name="P33"><text:span text:style-name="T36">import</text:span><text:span text:style-name="T9"> com.dsrc.util.UserCode;</text:span></text:p>
      <text:p text:style-name="P1"/>
      <text:p text:style-name="P25"><text:span text:style-name="T41">public</text:span><text:span text:style-name="T9"> </text:span><text:span text:style-name="T41">class</text:span><text:span text:style-name="T9"> MyMain </text:span></text:p>
      <text:p text:style-name="P11">{</text:p>
      <text:p text:style-name="P25"><text:span text:style-name="T41">public</text:span><text:span text:style-name="T9"> </text:span><text:span text:style-name="T41">static</text:span><text:span text:style-name="T9"> </text:span><text:span text:style-name="T41">void</text:span><text:span text:style-name="T9"> main(String[] </text:span><text:span text:style-name="T60">args</text:span><text:span text:style-name="T9">) {</text:span></text:p>
      <text:p text:style-name="P1"/>
      <text:p text:style-name="P25"><text:span text:style-name="T9"><text:tab/><text:tab/>UserCode </text:span><text:span text:style-name="T60">u</text:span><text:span text:style-name="T9">=</text:span><text:span text:style-name="T41">new</text:span><text:span text:style-name="T9"> UserCode();</text:span></text:p>
      <text:p text:style-name="P25"><text:span text:style-name="T9"><text:tab/><text:tab/></text:span><text:span text:style-name="T60">u</text:span><text:span text:style-name="T9">.doManytoOne();</text:span></text:p>
      <text:p text:style-name="P11"><text:tab/>}</text:p>
      <text:p text:style-name="P1"/>
      <text:p text:style-name="P11">}</text:p>
      <text:p text:style-name="P8"/>
      <text:p text:style-name="P8">UserCode.java</text:p>
      <text:p text:style-name="P8"/>
      <text:p text:style-name="P33"><text:span text:style-name="T36">package</text:span><text:span text:style-name="T9"> com.dsrc.util;</text:span></text:p>
      <text:p text:style-name="P4"/>
      <text:p text:style-name="P25"><text:span text:style-name="T41">import</text:span><text:span text:style-name="T9"> org.hibernate.Session;</text:span></text:p>
      <text:p text:style-name="P25"><text:span text:style-name="T41">import</text:span><text:span text:style-name="T9"> org.hibernate.SessionFactory;</text:span></text:p>
      <text:p text:style-name="P25"><text:span text:style-name="T41">import</text:span><text:span text:style-name="T9"> org.hibernate.Transaction;</text:span></text:p>
      <text:p text:style-name="P25"><text:span text:style-name="T41">import</text:span><text:span text:style-name="T9"> org.hibernate.cfg.AnnotationConfiguration;</text:span></text:p>
      <text:p text:style-name="P1"/>
      <text:p text:style-name="P25"><text:span text:style-name="T41">import</text:span><text:span text:style-name="T9"> com.dsrc.bean.Address;</text:span></text:p>
      <text:p text:style-name="P25"><text:span text:style-name="T41">import</text:span><text:span text:style-name="T9"> com.dsrc.bean.Employee;</text:span></text:p>
      <text:p text:style-name="P1"/>
      <text:p text:style-name="P25"><text:span text:style-name="T41">public</text:span><text:span text:style-name="T9"> </text:span><text:span text:style-name="T41">class</text:span><text:span text:style-name="T9"> UserCode </text:span></text:p>
      <text:p text:style-name="P11">{</text:p>
      <text:p text:style-name="P25"><text:span text:style-name="T9"><text:tab/></text:span><text:span text:style-name="T41">public</text:span><text:span text:style-name="T9"> </text:span><text:span text:style-name="T41">void</text:span><text:span text:style-name="T9"> doManytoOne() {</text:span></text:p>
      <text:p text:style-name="P11"><text:soft-page-break/><text:tab/><text:tab/></text:p>
      <text:p text:style-name="P31"><text:span text:style-name="T9"><text:tab/><text:tab/>SessionFactory </text:span><text:span text:style-name="T60">sf</text:span><text:span text:style-name="T9">=</text:span><text:span text:style-name="T41">new</text:span><text:span text:style-name="T9"> Configuration().</text:span></text:p>
      <text:p text:style-name="P31"><text:span text:style-name="T9">configure().</text:span><text:span text:style-name="T33">buildSessionFactory</text:span><text:span text:style-name="T25">();</text:span></text:p>
      <text:p text:style-name="P12"><text:tab/><text:tab/><text:tab/></text:p>
      <text:p text:style-name="P26"><text:span text:style-name="T9"><text:tab/><text:tab/><text:tab/>Session </text:span><text:span text:style-name="T60">s</text:span><text:span text:style-name="T9">=</text:span><text:span text:style-name="T60">sf</text:span><text:span text:style-name="T9">.openSession();</text:span></text:p>
      <text:p text:style-name="P25"><text:span text:style-name="T9"><text:tab/><text:tab/>Transaction </text:span><text:span text:style-name="T60">t</text:span><text:span text:style-name="T9">=</text:span><text:span text:style-name="T60">s</text:span><text:span text:style-name="T9">.beginTransaction();</text:span></text:p>
      <text:p text:style-name="P25"><text:span text:style-name="T9"><text:tab/><text:tab/>Address </text:span><text:span text:style-name="T60">a</text:span><text:span text:style-name="T9">=</text:span><text:span text:style-name="T41">new</text:span><text:span text:style-name="T9"> Address(1, </text:span><text:span text:style-name="T47">"Chennai"</text:span><text:span text:style-name="T9">);</text:span></text:p>
      <text:p text:style-name="P25"><text:span text:style-name="T9"><text:tab/><text:tab/></text:span><text:span text:style-name="T60">s</text:span><text:span text:style-name="T9">.save(</text:span><text:span text:style-name="T60">a</text:span><text:span text:style-name="T9">);</text:span></text:p>
      <text:p text:style-name="P25"><text:span text:style-name="T9"><text:tab/><text:tab/>Employee </text:span><text:span text:style-name="T60">e</text:span><text:span text:style-name="T9">=</text:span><text:span text:style-name="T41">new</text:span><text:span text:style-name="T9"> Employee(1, </text:span><text:span text:style-name="T47">"Rada"</text:span><text:span text:style-name="T9">, 89999, </text:span><text:span text:style-name="T60">a</text:span><text:span text:style-name="T9">);</text:span></text:p>
      <text:p text:style-name="P25"><text:span text:style-name="T9"><text:tab/><text:tab/></text:span><text:span text:style-name="T60">s</text:span><text:span text:style-name="T9">.save(</text:span><text:span text:style-name="T60">e</text:span><text:span text:style-name="T9">);<text:tab/><text:tab/></text:span></text:p>
      <text:p text:style-name="P25"><text:span text:style-name="T9"><text:tab/><text:tab/></text:span><text:span text:style-name="T60">t</text:span><text:span text:style-name="T9">.commit();</text:span></text:p>
      <text:p text:style-name="P25"><text:span text:style-name="T9"><text:tab/><text:tab/></text:span><text:span text:style-name="T60">s</text:span><text:span text:style-name="T9">.close();</text:span></text:p>
      <text:p text:style-name="P25"><text:span text:style-name="T9"><text:tab/><text:tab/>System.</text:span><text:span text:style-name="T58">out</text:span><text:span text:style-name="T9">.println(</text:span><text:span text:style-name="T47">"Done..."</text:span><text:span text:style-name="T9">);</text:span></text:p>
      <text:p text:style-name="P11"><text:tab/>}<text:tab/></text:p>
      <text:p text:style-name="P11">}</text:p>
      <text:p text:style-name="P41"/>
      <text:p text:style-name="P11"/>
      <text:p text:style-name="P27"><text:span text:style-name="T27">4.</text:span><text:span text:style-name="T9">Create a </text:span><text:span text:style-name="T20">Hibernate</text:span><text:span text:style-name="T1"> Application with MANY-TO-ONE mapping</text:span></text:p>
      <text:p text:style-name="P1"/>
      <text:p text:style-name="P1">A many-to-one association is the most common kind of association where an Object</text:p>
      <text:p text:style-name="P1"><text:s/>can be associated with multiple objects.</text:p>
      <text:p text:style-name="P1"><text:s/>For example, the same address object can be associated with multiple employee objects.</text:p>
      <text:p text:style-name="P1"/>
      <text:p text:style-name="P25"><text:span text:style-name="T1">1. Use the database named </text:span><text:span text:style-name="T20">Hiber</text:span><text:span text:style-name="T1">.</text:span></text:p>
      <text:p text:style-name="P25"><text:span text:style-name="T1">2. Create a bean named address with </text:span><text:span text:style-name="T20">empno</text:span><text:span text:style-name="T1">,addressText</text:span></text:p>
      <text:p text:style-name="P1">3. Create a bean named Employee with id , name <text:s/>,and Address Object</text:p>
      <text:p text:style-name="P25"><text:span text:style-name="T1">4. Create the mapping files and do many to one mapping inside the </text:span><text:span text:style-name="T20">hbm</text:span><text:span text:style-name="T1"> file.</text:span></text:p>
      <text:p text:style-name="P1">5. Save both the Objects to database.</text:p>
      <text:p text:style-name="P18"/>
      <text:p text:style-name="P18"/>
      <text:p text:style-name="P19">Department.java</text:p>
      <text:p text:style-name="P19"/>
      <text:p text:style-name="P34"><text:span text:style-name="T41">package</text:span><text:span text:style-name="T9"> com.dsrc.bean;</text:span></text:p>
      <text:p text:style-name="P1"/>
      <text:p text:style-name="P25"><text:span text:style-name="T41">public</text:span><text:span text:style-name="T9"> </text:span><text:span text:style-name="T41">class</text:span><text:span text:style-name="T9"> Department {</text:span></text:p>
      <text:p text:style-name="P25"><text:span text:style-name="T9"><text:tab/></text:span><text:span text:style-name="T41">private</text:span><text:span text:style-name="T9"> </text:span><text:span text:style-name="T41">int</text:span><text:span text:style-name="T9"> </text:span><text:span text:style-name="T55">Deptno</text:span><text:span text:style-name="T9">;</text:span></text:p>
      <text:p text:style-name="P25"><text:span text:style-name="T9"><text:tab/></text:span><text:span text:style-name="T41">private</text:span><text:span text:style-name="T9"> String </text:span><text:span text:style-name="T55">DeptName</text:span><text:span text:style-name="T9">;</text:span></text:p>
      <text:p text:style-name="P25"><text:span text:style-name="T9"><text:tab/></text:span><text:span text:style-name="T41">private</text:span><text:span text:style-name="T9"> String </text:span><text:span text:style-name="T55">Location</text:span><text:span text:style-name="T9">;</text:span></text:p>
      <text:p text:style-name="P11"><text:tab/></text:p>
      <text:p text:style-name="P25"><text:span text:style-name="T41">public</text:span><text:span text:style-name="T9"> Department(</text:span><text:span text:style-name="T41">int</text:span><text:span text:style-name="T9"> </text:span><text:span text:style-name="T60">Deptno</text:span><text:span text:style-name="T9">, String </text:span><text:span text:style-name="T60">DeptName</text:span><text:span text:style-name="T9">,String </text:span><text:span text:style-name="T60">Location</text:span><text:span text:style-name="T9">) {</text:span></text:p>
      <text:p text:style-name="P25"><text:span text:style-name="T9"><text:tab/></text:span><text:span text:style-name="T41">this</text:span><text:span text:style-name="T9">.setDeptno(</text:span><text:span text:style-name="T60">Deptno</text:span><text:span text:style-name="T9">);</text:span></text:p>
      <text:p text:style-name="P25"><text:span text:style-name="T9"><text:s text:c="4"/></text:span><text:span text:style-name="T41">this</text:span><text:span text:style-name="T9">.</text:span><text:span text:style-name="T55">DeptName</text:span><text:span text:style-name="T9">=</text:span><text:span text:style-name="T60">DeptName</text:span><text:span text:style-name="T9">;</text:span></text:p>
      <text:p text:style-name="P25"><text:span text:style-name="T9"><text:s text:c="4"/></text:span><text:span text:style-name="T41">this</text:span><text:span text:style-name="T9">.</text:span><text:span text:style-name="T55">Location</text:span><text:span text:style-name="T9">=</text:span><text:span text:style-name="T60">Location</text:span><text:span text:style-name="T9">;</text:span></text:p>
      <text:p text:style-name="P11">}</text:p>
      <text:p text:style-name="P25"><text:span text:style-name="T41">public</text:span><text:span text:style-name="T9"> </text:span><text:span text:style-name="T41">int</text:span><text:span text:style-name="T9"> getDeptno()</text:span></text:p>
      <text:p text:style-name="P11">{</text:p>
      <text:p text:style-name="P25"><text:span text:style-name="T9"><text:tab/></text:span><text:span text:style-name="T41">return</text:span><text:span text:style-name="T9"> </text:span><text:span text:style-name="T55">Deptno</text:span><text:span text:style-name="T9">;</text:span></text:p>
      <text:p text:style-name="P11">}</text:p>
      <text:p text:style-name="P25"><text:span text:style-name="T41">public</text:span><text:span text:style-name="T9"> </text:span><text:span text:style-name="T41">void</text:span><text:span text:style-name="T9"> setDeptno(</text:span><text:span text:style-name="T41">int</text:span><text:span text:style-name="T9"> </text:span><text:span text:style-name="T60">deptno</text:span><text:span text:style-name="T9">) {</text:span></text:p>
      <text:p text:style-name="P25"><text:span text:style-name="T9"><text:tab/></text:span><text:span text:style-name="T55">Deptno</text:span><text:span text:style-name="T9"> = </text:span><text:span text:style-name="T60">deptno</text:span><text:span text:style-name="T9">;</text:span></text:p>
      <text:p text:style-name="P11">}</text:p>
      <text:p text:style-name="P1"><text:soft-page-break/></text:p>
      <text:p text:style-name="P25"><text:span text:style-name="T41">public</text:span><text:span text:style-name="T9"> String getDeptName() {</text:span></text:p>
      <text:p text:style-name="P25"><text:span text:style-name="T9"><text:tab/></text:span><text:span text:style-name="T41">return</text:span><text:span text:style-name="T9"> </text:span><text:span text:style-name="T55">DeptName</text:span><text:span text:style-name="T9">;</text:span></text:p>
      <text:p text:style-name="P11">}</text:p>
      <text:p text:style-name="P25"><text:span text:style-name="T41">public</text:span><text:span text:style-name="T9"> </text:span><text:span text:style-name="T41">void</text:span><text:span text:style-name="T9"> setDeptName(String </text:span><text:span text:style-name="T60">deptName</text:span><text:span text:style-name="T9">) {</text:span></text:p>
      <text:p text:style-name="P25"><text:span text:style-name="T9"><text:tab/></text:span><text:span text:style-name="T55">DeptName</text:span><text:span text:style-name="T9"> = </text:span><text:span text:style-name="T60">deptName</text:span><text:span text:style-name="T9">;</text:span></text:p>
      <text:p text:style-name="P11">}</text:p>
      <text:p text:style-name="P25"><text:span text:style-name="T41">public</text:span><text:span text:style-name="T9"> String getLocation() {</text:span></text:p>
      <text:p text:style-name="P25"><text:span text:style-name="T9"><text:tab/></text:span><text:span text:style-name="T41">return</text:span><text:span text:style-name="T9"> </text:span><text:span text:style-name="T55">Location</text:span><text:span text:style-name="T9">;</text:span></text:p>
      <text:p text:style-name="P11">}</text:p>
      <text:p text:style-name="P25"><text:span text:style-name="T41">public</text:span><text:span text:style-name="T9"> </text:span><text:span text:style-name="T41">void</text:span><text:span text:style-name="T9"> setLocation(String </text:span><text:span text:style-name="T60">location</text:span><text:span text:style-name="T9">) {</text:span></text:p>
      <text:p text:style-name="P25"><text:span text:style-name="T9"><text:tab/></text:span><text:span text:style-name="T55">Location</text:span><text:span text:style-name="T9"> = </text:span><text:span text:style-name="T60">location</text:span><text:span text:style-name="T9">;</text:span></text:p>
      <text:p text:style-name="P11">}</text:p>
      <text:p text:style-name="P11">}</text:p>
      <text:p text:style-name="P16"/>
      <text:p text:style-name="P19"/>
      <text:p text:style-name="P19">Employee.java</text:p>
      <text:p text:style-name="P19"/>
      <text:p text:style-name="P34"><text:span text:style-name="T36">package</text:span><text:span text:style-name="T9"> com.dsrc.bean;</text:span></text:p>
      <text:p text:style-name="P1"/>
      <text:p text:style-name="P25"><text:span text:style-name="T41">public</text:span><text:span text:style-name="T9"> </text:span><text:span text:style-name="T41">class</text:span><text:span text:style-name="T9"> Employee</text:span></text:p>
      <text:p text:style-name="P11">{</text:p>
      <text:p text:style-name="P25"><text:span text:style-name="T9"><text:tab/></text:span><text:span text:style-name="T41">private</text:span><text:span text:style-name="T9"> </text:span><text:span text:style-name="T41">int</text:span><text:span text:style-name="T9"> </text:span><text:span text:style-name="T55">id</text:span><text:span text:style-name="T9">;</text:span></text:p>
      <text:p text:style-name="P25"><text:span text:style-name="T9"><text:tab/></text:span><text:span text:style-name="T41">private</text:span><text:span text:style-name="T9"> String </text:span><text:span text:style-name="T55">name</text:span><text:span text:style-name="T9">;</text:span></text:p>
      <text:p text:style-name="P25"><text:span text:style-name="T9"><text:tab/></text:span><text:span text:style-name="T41">private</text:span><text:span text:style-name="T9"> Department </text:span><text:span text:style-name="T55">department</text:span><text:span text:style-name="T9">;</text:span></text:p>
      <text:p text:style-name="P25"><text:span text:style-name="T9"><text:tab/></text:span><text:span text:style-name="T41">public</text:span><text:span text:style-name="T9"> Employee(</text:span><text:span text:style-name="T41">int</text:span><text:span text:style-name="T9"> </text:span><text:span text:style-name="T60">id</text:span><text:span text:style-name="T9">,String </text:span><text:span text:style-name="T60">name</text:span><text:span text:style-name="T9">,Department </text:span><text:span text:style-name="T60">department</text:span><text:span text:style-name="T9">)</text:span></text:p>
      <text:p text:style-name="P11"><text:tab/>{</text:p>
      <text:p text:style-name="P25"><text:span text:style-name="T9"><text:tab/><text:tab/><text:tab/></text:span><text:span text:style-name="T41">this</text:span><text:span text:style-name="T9">.</text:span><text:span text:style-name="T55">id</text:span><text:span text:style-name="T9">=</text:span><text:span text:style-name="T60">id</text:span><text:span text:style-name="T9">;</text:span></text:p>
      <text:p text:style-name="P25"><text:span text:style-name="T9"><text:tab/><text:tab/><text:tab/></text:span><text:span text:style-name="T41">this</text:span><text:span text:style-name="T9">.</text:span><text:span text:style-name="T55">name</text:span><text:span text:style-name="T9">=</text:span><text:span text:style-name="T60">name</text:span><text:span text:style-name="T9">;</text:span></text:p>
      <text:p text:style-name="P25"><text:span text:style-name="T9"><text:tab/><text:tab/><text:tab/></text:span><text:span text:style-name="T41">this</text:span><text:span text:style-name="T9">.setDepartment(</text:span><text:span text:style-name="T60">department</text:span><text:span text:style-name="T9">);</text:span></text:p>
      <text:p text:style-name="P11"><text:tab/>}</text:p>
      <text:p text:style-name="P25"><text:span text:style-name="T9"><text:tab/></text:span><text:span text:style-name="T41">public</text:span><text:span text:style-name="T9"> </text:span><text:span text:style-name="T41">int</text:span><text:span text:style-name="T9"> getId() {</text:span></text:p>
      <text:p text:style-name="P25"><text:span text:style-name="T9"><text:tab/><text:tab/></text:span><text:span text:style-name="T41">return</text:span><text:span text:style-name="T9"> </text:span><text:span text:style-name="T55">id</text:span><text:span text:style-name="T9">;</text:span></text:p>
      <text:p text:style-name="P11"><text:tab/>}</text:p>
      <text:p text:style-name="P25"><text:span text:style-name="T9"><text:tab/></text:span><text:span text:style-name="T41">public</text:span><text:span text:style-name="T9"> </text:span><text:span text:style-name="T41">void</text:span><text:span text:style-name="T9"> setId(</text:span><text:span text:style-name="T41">int</text:span><text:span text:style-name="T9"> </text:span><text:span text:style-name="T60">id</text:span><text:span text:style-name="T9">) {</text:span></text:p>
      <text:p text:style-name="P25"><text:span text:style-name="T9"><text:tab/><text:tab/></text:span><text:span text:style-name="T41">this</text:span><text:span text:style-name="T9">.</text:span><text:span text:style-name="T55">id</text:span><text:span text:style-name="T9"> = </text:span><text:span text:style-name="T60">id</text:span><text:span text:style-name="T9">;</text:span></text:p>
      <text:p text:style-name="P11"><text:tab/>}</text:p>
      <text:p text:style-name="P25"><text:span text:style-name="T9"><text:tab/></text:span><text:span text:style-name="T41">public</text:span><text:span text:style-name="T9"> String getName() {</text:span></text:p>
      <text:p text:style-name="P25"><text:span text:style-name="T9"><text:tab/><text:tab/></text:span><text:span text:style-name="T41">return</text:span><text:span text:style-name="T9"> </text:span><text:span text:style-name="T55">name</text:span><text:span text:style-name="T9">;</text:span></text:p>
      <text:p text:style-name="P11"><text:tab/>}</text:p>
      <text:p text:style-name="P25"><text:span text:style-name="T9"><text:tab/></text:span><text:span text:style-name="T41">public</text:span><text:span text:style-name="T9"> </text:span><text:span text:style-name="T41">void</text:span><text:span text:style-name="T9"> setName(String </text:span><text:span text:style-name="T60">name</text:span><text:span text:style-name="T9">) {</text:span></text:p>
      <text:p text:style-name="P25"><text:span text:style-name="T9"><text:tab/><text:tab/></text:span><text:span text:style-name="T41">this</text:span><text:span text:style-name="T9">.</text:span><text:span text:style-name="T55">name</text:span><text:span text:style-name="T9"> = </text:span><text:span text:style-name="T60">name</text:span><text:span text:style-name="T9">;</text:span></text:p>
      <text:p text:style-name="P11"><text:tab/>}</text:p>
      <text:p text:style-name="P25"><text:span text:style-name="T9"><text:tab/></text:span><text:span text:style-name="T41">public</text:span><text:span text:style-name="T9"> Department getDepartment() {</text:span></text:p>
      <text:p text:style-name="P25"><text:span text:style-name="T9"><text:tab/><text:tab/></text:span><text:span text:style-name="T41">return</text:span><text:span text:style-name="T9"> </text:span><text:span text:style-name="T55">department</text:span><text:span text:style-name="T9">;</text:span></text:p>
      <text:p text:style-name="P11"><text:tab/>}</text:p>
      <text:p text:style-name="P25"><text:span text:style-name="T9"><text:tab/></text:span><text:span text:style-name="T41">public</text:span><text:span text:style-name="T9"> </text:span><text:span text:style-name="T41">void</text:span><text:span text:style-name="T9"> setDepartment(Department </text:span><text:span text:style-name="T60">department</text:span><text:span text:style-name="T9">) {</text:span></text:p>
      <text:p text:style-name="P25"><text:span text:style-name="T9"><text:tab/><text:tab/></text:span><text:span text:style-name="T41">this</text:span><text:span text:style-name="T9">.</text:span><text:span text:style-name="T55">department</text:span><text:span text:style-name="T9"> = </text:span><text:span text:style-name="T60">department</text:span><text:span text:style-name="T9">;</text:span></text:p>
      <text:p text:style-name="P11"><text:tab/>}</text:p>
      <text:p text:style-name="P11">}</text:p>
      <text:p text:style-name="P19"/>
      <text:p text:style-name="P37"><text:span text:style-name="T9">Em</text:span><text:span text:style-name="T28">ployee.hbm.xml</text:span></text:p>
      <text:p text:style-name="P20"><text:soft-page-break/></text:p>
      <text:p text:style-name="P34"><text:span text:style-name="T73">&lt;?</text:span><text:span text:style-name="T79">xml</text:span><text:span text:style-name="T1"> </text:span><text:span text:style-name="T93">version</text:span><text:span text:style-name="T9">=</text:span><text:span text:style-name="T51">"1.0"</text:span><text:span text:style-name="T1"> </text:span><text:span text:style-name="T93">encoding</text:span><text:span text:style-name="T9">=</text:span><text:span text:style-name="T51">"UTF-8"</text:span><text:span text:style-name="T65">?&gt;</text:span></text:p>
      <text:p text:style-name="P25"><text:span text:style-name="T65">&lt;!</text:span><text:span text:style-name="T79">DOCTYPE</text:span><text:span text:style-name="T1"> </text:span><text:span text:style-name="T65">hibernate-mapping</text:span><text:span text:style-name="T1"> </text:span><text:span text:style-name="T98">PUBLIC</text:span><text:span text:style-name="T1"> <text:s/></text:span></text:p>
      <text:p text:style-name="P25"><text:span text:style-name="T1"><text:s/></text:span><text:span text:style-name="T65">"-//Hibernate/Hibernate Mapping DTD 3.0//EN"</text:span><text:span text:style-name="T1"> <text:s/></text:span></text:p>
      <text:p text:style-name="P25"><text:span text:style-name="T1"><text:s/></text:span><text:span text:style-name="T100">"http://hibernate.sourceforge.net/hibernate-mapping-3.0.dtd"</text:span><text:span text:style-name="T65">&gt;</text:span><text:span text:style-name="T9"> <text:s/></text:span></text:p>
      <text:p text:style-name="P25"><text:span text:style-name="T65">&lt;</text:span><text:span text:style-name="T79">hibernate-mapping</text:span><text:span text:style-name="T65">&gt;</text:span></text:p>
      <text:p text:style-name="P25"><text:span text:style-name="T9"><text:s text:c="3"/></text:span><text:span text:style-name="T65">&lt;</text:span><text:span text:style-name="T79">class</text:span><text:span text:style-name="T1"> </text:span><text:span text:style-name="T93">name</text:span><text:span text:style-name="T1"> </text:span><text:span text:style-name="T9">=</text:span><text:span text:style-name="T1"> </text:span><text:span text:style-name="T51">"com.dsrc.bean.Employee"</text:span><text:span text:style-name="T1"> </text:span><text:span text:style-name="T93">table</text:span><text:span text:style-name="T1"> </text:span><text:span text:style-name="T9">=</text:span><text:span text:style-name="T1"> </text:span><text:span text:style-name="T51">"EMPLOYEE"</text:span><text:span text:style-name="T65">&gt;</text:span><text:span text:style-name="T9"> <text:s text:c="2"/></text:span></text:p>
      <text:p text:style-name="P25"><text:span text:style-name="T9"><text:s text:c="6"/></text:span><text:span text:style-name="T65">&lt;</text:span><text:span text:style-name="T79">meta</text:span><text:span text:style-name="T1"> </text:span><text:span text:style-name="T93">attribute</text:span><text:span text:style-name="T1"> </text:span><text:span text:style-name="T9">=</text:span><text:span text:style-name="T1"> </text:span><text:span text:style-name="T51">"class-description"</text:span><text:span text:style-name="T65">&gt;</text:span></text:p>
      <text:p text:style-name="P11"><text:s text:c="9"/>This class contains the employee detail. </text:p>
      <text:p text:style-name="P25"><text:span text:style-name="T9"><text:s text:c="6"/></text:span><text:span text:style-name="T65">&lt;/</text:span><text:span text:style-name="T79">meta</text:span><text:span text:style-name="T65">&gt;</text:span></text:p>
      <text:p text:style-name="P25"><text:span text:style-name="T9"><text:s text:c="6"/></text:span><text:span text:style-name="T65">&lt;</text:span><text:span text:style-name="T79">id</text:span><text:span text:style-name="T1"> </text:span><text:span text:style-name="T93">name</text:span><text:span text:style-name="T1"> </text:span><text:span text:style-name="T9">=</text:span><text:span text:style-name="T1"> </text:span><text:span text:style-name="T51">"id"</text:span><text:span text:style-name="T1"> </text:span><text:span text:style-name="T93">type</text:span><text:span text:style-name="T1"> </text:span><text:span text:style-name="T9">=</text:span><text:span text:style-name="T1"> </text:span><text:span text:style-name="T51">"int"</text:span><text:span text:style-name="T1"> </text:span><text:span text:style-name="T93">column</text:span><text:span text:style-name="T1"> </text:span><text:span text:style-name="T9">=</text:span><text:span text:style-name="T1"> </text:span><text:span text:style-name="T51">"empno"</text:span><text:span text:style-name="T65">&gt;</text:span></text:p>
      <text:p text:style-name="P25"><text:span text:style-name="T9"><text:s text:c="9"/></text:span><text:span text:style-name="T65">&lt;</text:span><text:span text:style-name="T79">generator</text:span><text:span text:style-name="T1"> </text:span><text:span text:style-name="T93">class</text:span><text:span text:style-name="T9">=</text:span><text:span text:style-name="T51">"assigned"</text:span><text:span text:style-name="T65">/&gt;</text:span></text:p>
      <text:p text:style-name="P25"><text:span text:style-name="T9"><text:s text:c="6"/></text:span><text:span text:style-name="T65">&lt;/</text:span><text:span text:style-name="T79">id</text:span><text:span text:style-name="T65">&gt;</text:span></text:p>
      <text:p text:style-name="P25"><text:span text:style-name="T9"><text:s text:c="6"/></text:span><text:span text:style-name="T65">&lt;</text:span><text:span text:style-name="T79">property</text:span><text:span text:style-name="T1"> </text:span><text:span text:style-name="T93">name</text:span><text:span text:style-name="T1"> </text:span><text:span text:style-name="T9">=</text:span><text:span text:style-name="T1"> </text:span><text:span text:style-name="T51">"name"</text:span><text:span text:style-name="T1"> </text:span><text:span text:style-name="T93">column</text:span><text:span text:style-name="T1"> </text:span><text:span text:style-name="T9">=</text:span><text:span text:style-name="T1"> </text:span><text:span text:style-name="T51">"Name"</text:span><text:span text:style-name="T1"> </text:span><text:span text:style-name="T93">type</text:span><text:span text:style-name="T1"> </text:span><text:span text:style-name="T9">=</text:span><text:span text:style-name="T1"> </text:span><text:span text:style-name="T51">"string"</text:span><text:span text:style-name="T65">/&gt;</text:span></text:p>
      <text:p text:style-name="P25"><text:span text:style-name="T9"><text:s text:c="6"/></text:span><text:span text:style-name="T65">&lt;</text:span><text:span text:style-name="T79">many-to-one</text:span><text:span text:style-name="T1"> </text:span><text:span text:style-name="T93">name</text:span><text:span text:style-name="T1"> </text:span><text:span text:style-name="T9">=</text:span><text:span text:style-name="T1"> </text:span><text:span text:style-name="T51">"department"</text:span><text:span text:style-name="T1"> </text:span><text:span text:style-name="T93">column</text:span><text:span text:style-name="T1"> </text:span><text:span text:style-name="T9">=</text:span><text:span text:style-name="T1"> </text:span><text:span text:style-name="T51">"Deptno"</text:span><text:span text:style-name="T1"> </text:span><text:span text:style-name="T93">unique</text:span><text:span text:style-name="T9">=</text:span><text:span text:style-name="T51">"true"</text:span><text:span text:style-name="T1"> </text:span></text:p>
      <text:p text:style-name="P25"><text:span text:style-name="T1"><text:s text:c="9"/></text:span><text:span text:style-name="T93">class</text:span><text:span text:style-name="T9">=</text:span><text:span text:style-name="T51">"com.dsrc.bean.Department"</text:span><text:span text:style-name="T1"> </text:span><text:span text:style-name="T93">not-null</text:span><text:span text:style-name="T9">=</text:span><text:span text:style-name="T51">"true"</text:span><text:span text:style-name="T65">/&gt;</text:span><text:span text:style-name="T9"> <text:s text:c="2"/></text:span></text:p>
      <text:p text:style-name="P25"><text:span text:style-name="T9"><text:s text:c="3"/><text:tab/> </text:span><text:span text:style-name="T65">&lt;/</text:span><text:span text:style-name="T79">class</text:span><text:span text:style-name="T65">&gt;</text:span></text:p>
      <text:p text:style-name="P34"><text:span text:style-name="T65">&lt;/</text:span><text:span text:style-name="T79">hibernate-mapping</text:span><text:span text:style-name="T65">&gt;</text:span></text:p>
      <text:p text:style-name="P21"/>
      <text:p text:style-name="P21">Department.hbm.xml</text:p>
      <text:p text:style-name="P21"/>
      <text:p text:style-name="P35"><text:span text:style-name="T65">&lt;?</text:span><text:span text:style-name="T79">xml</text:span><text:span text:style-name="T1"> </text:span><text:span text:style-name="T93">version</text:span><text:span text:style-name="T9">=</text:span><text:span text:style-name="T51">"1.0"</text:span><text:span text:style-name="T1"> </text:span><text:span text:style-name="T93">encoding</text:span><text:span text:style-name="T9">=</text:span><text:span text:style-name="T51">"UTF-8"</text:span><text:span text:style-name="T65">?&gt;</text:span></text:p>
      <text:p text:style-name="P25"><text:span text:style-name="T65">&lt;!</text:span><text:span text:style-name="T79">DOCTYPE</text:span><text:span text:style-name="T1"> </text:span><text:span text:style-name="T65">hibernate-mapping</text:span><text:span text:style-name="T1"> </text:span><text:span text:style-name="T98">PUBLIC</text:span><text:span text:style-name="T1"> <text:s/></text:span></text:p>
      <text:p text:style-name="P25"><text:span text:style-name="T1"><text:s/></text:span><text:span text:style-name="T65">"-//Hibernate/Hibernate Mapping DTD 3.0//EN"</text:span><text:span text:style-name="T1"> <text:s/></text:span></text:p>
      <text:p text:style-name="P25"><text:span text:style-name="T1"><text:s/></text:span><text:span text:style-name="T100">"http://hibernate.sourceforge.net/hibernate-mapping-3.0.dtd"</text:span><text:span text:style-name="T65">&gt;</text:span><text:span text:style-name="T9"> <text:s/></text:span></text:p>
      <text:p text:style-name="P25"><text:span text:style-name="T65">&lt;</text:span><text:span text:style-name="T79">hibernate-mapping</text:span><text:span text:style-name="T65">&gt;</text:span></text:p>
      <text:p text:style-name="P25"><text:span text:style-name="T65">&lt;</text:span><text:span text:style-name="T79">class</text:span><text:span text:style-name="T1"> </text:span><text:span text:style-name="T93">name</text:span><text:span text:style-name="T1"> </text:span><text:span text:style-name="T9">=</text:span><text:span text:style-name="T1"> </text:span><text:span text:style-name="T51">"com.dsrc.bean.Department"</text:span><text:span text:style-name="T1"> </text:span><text:span text:style-name="T93">table</text:span><text:span text:style-name="T9">=</text:span><text:span text:style-name="T51">"DEPARTMENT"</text:span><text:span text:style-name="T65">&gt;</text:span></text:p>
      <text:p text:style-name="P25"><text:span text:style-name="T9"><text:s text:c="6"/></text:span><text:span text:style-name="T65">&lt;</text:span><text:span text:style-name="T79">meta</text:span><text:span text:style-name="T1"> </text:span><text:span text:style-name="T93">attribute</text:span><text:span text:style-name="T1"> </text:span><text:span text:style-name="T9">=</text:span><text:span text:style-name="T1"> </text:span><text:span text:style-name="T51">"class-description"</text:span><text:span text:style-name="T65">&gt;</text:span></text:p>
      <text:p text:style-name="P11"><text:s text:c="9"/>This class contains the address detail. </text:p>
      <text:p text:style-name="P25"><text:span text:style-name="T9"><text:s text:c="6"/></text:span><text:span text:style-name="T65">&lt;/</text:span><text:span text:style-name="T79">meta</text:span><text:span text:style-name="T65">&gt;</text:span></text:p>
      <text:p text:style-name="P25"><text:span text:style-name="T9"><text:s text:c="5"/></text:span><text:span text:style-name="T65">&lt;</text:span><text:span text:style-name="T86">id</text:span><text:span text:style-name="T1"> </text:span><text:span text:style-name="T93">name</text:span><text:span text:style-name="T9">=</text:span><text:span text:style-name="T51">"Deptno"</text:span><text:span text:style-name="T1"> </text:span><text:span text:style-name="T93">type</text:span><text:span text:style-name="T9">=</text:span><text:span text:style-name="T51">"int"</text:span><text:span text:style-name="T1"> </text:span><text:span text:style-name="T93">column</text:span><text:span text:style-name="T9">=</text:span><text:span text:style-name="T51">"Deptno"</text:span><text:span text:style-name="T65">&gt;</text:span><text:span text:style-name="T9"> <text:s/></text:span></text:p>
      <text:p text:style-name="P25"><text:span text:style-name="T9"><text:s text:c="5"/></text:span><text:span text:style-name="T65">&lt;</text:span><text:span text:style-name="T79">generator</text:span><text:span text:style-name="T1"> </text:span><text:span text:style-name="T93">class</text:span><text:span text:style-name="T9">=</text:span><text:span text:style-name="T51">"assigned"</text:span><text:span text:style-name="T65">&gt;&lt;/</text:span><text:span text:style-name="T79">generator</text:span><text:span text:style-name="T65">&gt;</text:span><text:span text:style-name="T9"> <text:s/></text:span></text:p>
      <text:p text:style-name="P25"><text:span text:style-name="T9"><text:s text:c="4"/></text:span><text:span text:style-name="T65">&lt;/</text:span><text:span text:style-name="T86">id</text:span><text:span text:style-name="T65">&gt;</text:span></text:p>
      <text:p text:style-name="P25"><text:span text:style-name="T9"><text:s text:c="6"/></text:span><text:span text:style-name="T65">&lt;</text:span><text:span text:style-name="T79">property</text:span><text:span text:style-name="T1"> </text:span><text:span text:style-name="T93">name</text:span><text:span text:style-name="T1"> </text:span><text:span text:style-name="T9">=</text:span><text:span text:style-name="T1"> </text:span><text:span text:style-name="T51">"DeptName"</text:span><text:span text:style-name="T1"> </text:span><text:span text:style-name="T93">column</text:span><text:span text:style-name="T1"> </text:span><text:span text:style-name="T9">=</text:span><text:span text:style-name="T1"> </text:span><text:span text:style-name="T51">"DeptName"</text:span><text:span text:style-name="T1"> </text:span><text:span text:style-name="T93">type</text:span><text:span text:style-name="T1"> </text:span><text:span text:style-name="T9">=</text:span><text:span text:style-name="T1"> </text:span><text:span text:style-name="T51">"string"</text:span><text:span text:style-name="T65">/&gt;</text:span></text:p>
      <text:p text:style-name="P25"><text:span text:style-name="T9"><text:s text:c="7"/></text:span><text:span text:style-name="T65">&lt;</text:span><text:span text:style-name="T79">property</text:span><text:span text:style-name="T1"> </text:span><text:span text:style-name="T93">name</text:span><text:span text:style-name="T1"> </text:span><text:span text:style-name="T9">=</text:span><text:span text:style-name="T1"> </text:span><text:span text:style-name="T51">"Location"</text:span><text:span text:style-name="T1"> </text:span><text:span text:style-name="T93">column</text:span><text:span text:style-name="T1"> </text:span><text:span text:style-name="T9">=</text:span><text:span text:style-name="T1"> </text:span><text:span text:style-name="T51">"Location"</text:span><text:span text:style-name="T1"> </text:span><text:span text:style-name="T93">type</text:span><text:span text:style-name="T1"> </text:span><text:span text:style-name="T9">=</text:span><text:span text:style-name="T1"> </text:span><text:span text:style-name="T51">"string"</text:span><text:span text:style-name="T65">/&gt;</text:span></text:p>
      <text:p text:style-name="P11"><text:s text:c="7"/></text:p>
      <text:p text:style-name="P25"><text:span text:style-name="T9"><text:s text:c="3"/></text:span><text:span text:style-name="T65">&lt;/</text:span><text:span text:style-name="T79">class</text:span><text:span text:style-name="T65">&gt;</text:span></text:p>
      <text:p text:style-name="P38"><text:span text:style-name="T9"><text:s text:c="2"/></text:span><text:span text:style-name="T26"><text:s/></text:span><text:span text:style-name="T75">&lt;/</text:span><text:span text:style-name="T88">hibernate-mapping</text:span><text:span text:style-name="T75">&gt;</text:span></text:p>
      <text:p text:style-name="P21"/>
      <text:p text:style-name="P38"><text:span text:style-name="T9">hibernate.</text:span><text:span text:style-name="T29">cfg</text:span><text:span text:style-name="T9">.xml</text:span></text:p>
      <text:p text:style-name="P21"/>
      <text:p text:style-name="P35"><text:span text:style-name="T65">&lt;?</text:span><text:span text:style-name="T79">xml</text:span><text:span text:style-name="T1"> </text:span><text:span text:style-name="T93">version</text:span><text:span text:style-name="T9">=</text:span><text:span text:style-name="T51">"1.0"</text:span><text:span text:style-name="T1"> </text:span><text:span text:style-name="T93">encoding</text:span><text:span text:style-name="T9">=</text:span><text:span text:style-name="T51">"UTF-8"</text:span><text:span text:style-name="T65">?&gt;</text:span></text:p>
      <text:p text:style-name="P25"><text:span text:style-name="T65">&lt;!</text:span><text:span text:style-name="T79">DOCTYPE</text:span><text:span text:style-name="T1"> </text:span><text:span text:style-name="T65">hibernate-configuration</text:span><text:span text:style-name="T1"> </text:span><text:span text:style-name="T98">PUBLIC</text:span><text:span text:style-name="T1"> <text:s/></text:span></text:p>
      <text:p text:style-name="P25"><text:span text:style-name="T1"><text:s text:c="10"/></text:span><text:span text:style-name="T65">"-//Hibernate/Hibernate Configuration DTD 3.0//EN"</text:span><text:span text:style-name="T1"> <text:s/></text:span></text:p>
      <text:p text:style-name="P25"><text:span text:style-name="T1"><text:s text:c="10"/></text:span><text:span text:style-name="T100">"http://hibernate.sourceforge.net/hibernate-configuration-3.0.dtd"</text:span><text:span text:style-name="T65">&gt;</text:span><text:span text:style-name="T9"> <text:s/></text:span></text:p>
      <text:p text:style-name="P11"><text:s text:c="2"/></text:p>
      <text:p text:style-name="P25"><text:span text:style-name="T65">&lt;</text:span><text:span text:style-name="T79">hibernate-configuration</text:span><text:span text:style-name="T65">&gt;</text:span><text:span text:style-name="T9"> <text:s/></text:span></text:p>
      <text:p text:style-name="P11"><text:s text:c="2"/></text:p>
      <text:p text:style-name="P25"><text:span text:style-name="T9"><text:s text:c="4"/></text:span><text:span text:style-name="T65">&lt;</text:span><text:span text:style-name="T79">session-factor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hbm2ddl.auto"</text:span><text:span text:style-name="T65">&gt;</text:span><text:span text:style-name="T9">create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dialect"</text:span><text:span text:style-name="T65">&gt;</text:span><text:span text:style-name="T9">org.hibernate.dialect.MySQLDialect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oft-page-break/><text:span text:style-name="T93">name</text:span><text:span text:style-name="T9">=</text:span><text:span text:style-name="T51">"connection.url"</text:span><text:span text:style-name="T65">&gt;</text:span><text:span text:style-name="T9">jdbc:mysql://localhost:3306/myhibernate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connection.username"</text:span><text:span text:style-name="T65">&gt;</text:span><text:span text:style-name="T9">root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connection.password"</text:span><text:span text:style-name="T65">&gt;</text:span><text:span text:style-name="T9">dsrc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connection.driver_class"</text:span><text:span text:style-name="T65">&gt;</text:span><text:span text:style-name="T9">com.mysql.jdbc.Driver</text:span><text:span text:style-name="T65">&lt;/</text:span><text:span text:style-name="T79">property</text:span><text:span text:style-name="T65">&gt;</text:span></text:p>
      <text:p text:style-name="P25"><text:span text:style-name="T9"><text:s text:c="8"/></text:span><text:span text:style-name="T65">&lt;</text:span><text:span text:style-name="T79">mapping</text:span><text:span text:style-name="T1"> </text:span><text:span text:style-name="T93">resource</text:span><text:span text:style-name="T9">=</text:span><text:span text:style-name="T51">"Department.hbm.xml"</text:span><text:span text:style-name="T65">&gt;&lt;/</text:span><text:span text:style-name="T79">mapping</text:span><text:span text:style-name="T65">&gt;</text:span><text:span text:style-name="T9"> <text:s/></text:span></text:p>
      <text:p text:style-name="P25"><text:span text:style-name="T9"><text:s text:c="9"/></text:span><text:span text:style-name="T65">&lt;</text:span><text:span text:style-name="T79">mapping</text:span><text:span text:style-name="T1"> </text:span><text:span text:style-name="T93">resource</text:span><text:span text:style-name="T9">=</text:span><text:span text:style-name="T51">"Employee.hbm.xml"</text:span><text:span text:style-name="T65">&gt;&lt;/</text:span><text:span text:style-name="T79">mapping</text:span><text:span text:style-name="T65">&gt;</text:span></text:p>
      <text:p text:style-name="P25"><text:span text:style-name="T9"><text:s text:c="4"/></text:span><text:span text:style-name="T65">&lt;/</text:span><text:span text:style-name="T79">session-factory</text:span><text:span text:style-name="T65">&gt;</text:span><text:span text:style-name="T9"> <text:s/></text:span></text:p>
      <text:p text:style-name="P35"><text:span text:style-name="T65">&lt;/</text:span><text:span text:style-name="T79">hibernate-configuration</text:span><text:span text:style-name="T65">&gt;</text:span><text:span text:style-name="T9"> <text:s/></text:span></text:p>
      <text:p text:style-name="P21"/>
      <text:p text:style-name="P21">UserCode.java</text:p>
      <text:p text:style-name="P21"/>
      <text:p text:style-name="P35"><text:span text:style-name="T36">package</text:span><text:span text:style-name="T9"> com.dsrc.util;</text:span></text:p>
      <text:p text:style-name="P1"/>
      <text:p text:style-name="P25"><text:span text:style-name="T41">import</text:span><text:span text:style-name="T9"> org.hibernate.Session;</text:span></text:p>
      <text:p text:style-name="P25"><text:span text:style-name="T41">import</text:span><text:span text:style-name="T9"> org.hibernate.SessionFactory;</text:span></text:p>
      <text:p text:style-name="P25"><text:span text:style-name="T41">import</text:span><text:span text:style-name="T9"> org.hibernate.Transaction;</text:span></text:p>
      <text:p text:style-name="P25"><text:span text:style-name="T41">import</text:span><text:span text:style-name="T9"> org.hibernate.cfg.AnnotationConfiguration;</text:span></text:p>
      <text:p text:style-name="P1"/>
      <text:p text:style-name="P25"><text:span text:style-name="T41">import</text:span><text:span text:style-name="T9"> com.dsrc.bean.Department;</text:span></text:p>
      <text:p text:style-name="P25"><text:span text:style-name="T41">import</text:span><text:span text:style-name="T9"> com.dsrc.bean.Employee;</text:span></text:p>
      <text:p text:style-name="P1"/>
      <text:p text:style-name="P25"><text:span text:style-name="T41">public</text:span><text:span text:style-name="T9"> </text:span><text:span text:style-name="T41">class</text:span><text:span text:style-name="T9"> UserCode </text:span></text:p>
      <text:p text:style-name="P11">{</text:p>
      <text:p text:style-name="P1"/>
      <text:p text:style-name="P25"><text:span text:style-name="T9"><text:tab/></text:span><text:span text:style-name="T41">public</text:span><text:span text:style-name="T9"> </text:span><text:span text:style-name="T41">void</text:span><text:span text:style-name="T9"> doManytoOne() {</text:span></text:p>
      <text:p text:style-name="P31"><text:span text:style-name="T9"><text:tab/><text:tab/>SessionFactory </text:span><text:span text:style-name="T60">sf</text:span><text:span text:style-name="T9">=</text:span><text:span text:style-name="T41">new</text:span><text:span text:style-name="T9"> Configuration().</text:span></text:p>
      <text:p text:style-name="P31"><text:span text:style-name="T9">configure().</text:span><text:span text:style-name="T33">buildSessionFactory</text:span><text:span text:style-name="T25">();</text:span></text:p>
      <text:p text:style-name="P13"><text:tab/><text:tab/><text:tab/></text:p>
      <text:p text:style-name="P28"><text:span text:style-name="T9"><text:tab/><text:tab/><text:tab/>Session </text:span><text:span text:style-name="T60">s</text:span><text:span text:style-name="T9">=</text:span><text:span text:style-name="T60">sf</text:span><text:span text:style-name="T9">.openSession();</text:span></text:p>
      <text:p text:style-name="P25"><text:span text:style-name="T9"><text:tab/><text:tab/><text:tab/><text:tab/><text:tab/><text:tab/>Transaction </text:span><text:span text:style-name="T60">t</text:span><text:span text:style-name="T9">=</text:span><text:span text:style-name="T60">s</text:span><text:span text:style-name="T9">.beginTransaction();</text:span></text:p>
      <text:p text:style-name="P25"><text:span text:style-name="T9"><text:tab/><text:tab/><text:tab/><text:tab/><text:tab/><text:tab/>Department </text:span><text:span text:style-name="T60">d</text:span><text:span text:style-name="T9">=</text:span><text:span text:style-name="T41">new</text:span><text:span text:style-name="T9"> Department(1,</text:span><text:span text:style-name="T47">"yoge"</text:span><text:span text:style-name="T9">,</text:span><text:span text:style-name="T47">"chennai"</text:span><text:span text:style-name="T9">);</text:span></text:p>
      <text:p text:style-name="P25"><text:span text:style-name="T9"><text:tab/><text:tab/><text:tab/><text:tab/><text:tab/><text:tab/></text:span><text:span text:style-name="T60">s</text:span><text:span text:style-name="T9">.save(</text:span><text:span text:style-name="T60">d</text:span><text:span text:style-name="T9">);</text:span></text:p>
      <text:p text:style-name="P25"><text:span text:style-name="T9"><text:tab/><text:tab/><text:tab/><text:tab/><text:tab/><text:tab/>Employee </text:span><text:span text:style-name="T60">e</text:span><text:span text:style-name="T9">=</text:span><text:span text:style-name="T41">new</text:span><text:span text:style-name="T9"> Employee(1,</text:span><text:span text:style-name="T47">"Rada"</text:span><text:span text:style-name="T9">,</text:span><text:span text:style-name="T60">d</text:span><text:span text:style-name="T9">);</text:span></text:p>
      <text:p text:style-name="P25"><text:span text:style-name="T9"><text:tab/><text:tab/><text:tab/><text:tab/><text:tab/><text:tab/></text:span><text:span text:style-name="T60">s</text:span><text:span text:style-name="T9">.save(</text:span><text:span text:style-name="T60">e</text:span><text:span text:style-name="T9">);</text:span></text:p>
      <text:p text:style-name="P25"><text:span text:style-name="T9"><text:tab/><text:tab/><text:tab/><text:tab/><text:tab/><text:tab/></text:span><text:span text:style-name="T60">t</text:span><text:span text:style-name="T9">.commit();</text:span></text:p>
      <text:p text:style-name="P25"><text:span text:style-name="T9"><text:tab/><text:tab/><text:tab/><text:tab/><text:tab/><text:tab/></text:span><text:span text:style-name="T60">s</text:span><text:span text:style-name="T9">.close();</text:span></text:p>
      <text:p text:style-name="P25"><text:span text:style-name="T9"><text:tab/><text:tab/><text:tab/><text:tab/><text:tab/><text:tab/>System.</text:span><text:span text:style-name="T58">out</text:span><text:span text:style-name="T9">.println(</text:span><text:span text:style-name="T47">"Done..."</text:span><text:span text:style-name="T9">);</text:span></text:p>
      <text:p text:style-name="P11"><text:tab/><text:tab/><text:tab/><text:tab/><text:tab/>}<text:tab/></text:p>
      <text:p text:style-name="P11"><text:tab/><text:tab/></text:p>
      <text:p text:style-name="P11">}</text:p>
      <text:p text:style-name="P21"/>
      <text:p text:style-name="P21"/>
      <text:p text:style-name="P21"/>
      <text:p text:style-name="P21"/>
      <text:p text:style-name="P21"/>
      <text:p text:style-name="P21">MyMain.java</text:p>
      <text:p text:style-name="P8"/>
      <text:p text:style-name="P33"><text:span text:style-name="T36">import</text:span><text:span text:style-name="T9"> com.dsrc.util.UserCode;</text:span></text:p>
      <text:p text:style-name="P1"/>
      <text:p text:style-name="P25"><text:span text:style-name="T41">public</text:span><text:span text:style-name="T9"> </text:span><text:span text:style-name="T41">class</text:span><text:span text:style-name="T9"> MyMain </text:span></text:p>
      <text:p text:style-name="P11">{</text:p>
      <text:p text:style-name="P25"><text:soft-page-break/><text:span text:style-name="T9"><text:tab/></text:span><text:span text:style-name="T41">public</text:span><text:span text:style-name="T9"> </text:span><text:span text:style-name="T41">static</text:span><text:span text:style-name="T9"> </text:span><text:span text:style-name="T41">void</text:span><text:span text:style-name="T9"> main(String[] </text:span><text:span text:style-name="T60">args</text:span><text:span text:style-name="T9">) {</text:span></text:p>
      <text:p text:style-name="P25"><text:span text:style-name="T9"><text:tab/><text:tab/>UserCode </text:span><text:span text:style-name="T60">u</text:span><text:span text:style-name="T9">=</text:span><text:span text:style-name="T41">new</text:span><text:span text:style-name="T9"> UserCode();</text:span></text:p>
      <text:p text:style-name="P25"><text:span text:style-name="T9"><text:tab/><text:tab/></text:span><text:span text:style-name="T60">u</text:span><text:span text:style-name="T9">.doManytoOne();</text:span></text:p>
      <text:p text:style-name="P11"><text:tab/>}</text:p>
      <text:p text:style-name="P1"/>
      <text:p text:style-name="P41">}</text:p>
      <text:p text:style-name="P8"/>
      <text:p text:style-name="P29"><text:span text:style-name="T6">6.</text:span><text:span text:style-name="T1">Create a WebApplication to Persist the Data using </text:span><text:span text:style-name="T20">Hibernate</text:span><text:span text:style-name="T1">.</text:span></text:p>
      <text:p text:style-name="P1"/>
      <text:p text:style-name="P1">Task:</text:p>
      <text:p text:style-name="P1">1. Create registration controls in Register.jsp <text:s/>( Accept LoginName,Password m Age and City and create a submit button) .</text:p>
      <text:p text:style-name="P1">2. Create a RegisterBean with the following fields</text:p>
      <text:p text:style-name="P25"><text:span text:style-name="T1"><text:tab/><text:tab/>String </text:span><text:span text:style-name="T20">loginname</text:span><text:span text:style-name="T1"> , String password , </text:span><text:span text:style-name="T20">int</text:span><text:span text:style-name="T1"> age , String City. ( Make </text:span><text:span text:style-name="T20">Gettters</text:span><text:span text:style-name="T1"> and Setters)</text:span></text:p>
      <text:p text:style-name="P1"/>
      <text:p text:style-name="P25"><text:span text:style-name="T1">3. Create a RegistrationServlet . Read all </text:span><text:span text:style-name="T20">datas</text:span><text:span text:style-name="T1"> from </text:span><text:span text:style-name="T20">jsp</text:span><text:span text:style-name="T1"> and assign to bean.</text:span></text:p>
      <text:p text:style-name="P1">4. Call the register() method in HibernateDAO and pass the bean as argument.</text:p>
      <text:p text:style-name="P25"><text:span text:style-name="T1">5. Store the bean in DB using </text:span><text:span text:style-name="T20">hibernate</text:span><text:span text:style-name="T1"> Code:</text:span></text:p>
      <text:p text:style-name="P1">6 . If success go to success.html saying that Successfully Registered!</text:p>
      <text:p text:style-name="P1"/>
      <text:p text:style-name="P25"><text:span text:style-name="T1">NB : Jar files need to be copied into WEB-INF /</text:span><text:span text:style-name="T20">lib</text:span><text:span text:style-name="T1"> folder</text:span></text:p>
      <text:p text:style-name="P1"/>
      <text:p text:style-name="P1"/>
      <text:p text:style-name="P9">Register.jsp</text:p>
      <text:p text:style-name="P9"/>
      <text:p text:style-name="P5"><text:span text:style-name="T104">&lt;%@</text:span> <text:span text:style-name="T78">page</text:span> <text:span text:style-name="T92">language</text:span><text:span text:style-name="T8">=</text:span><text:span text:style-name="T54">"java"</text:span> <text:span text:style-name="T92">contentType</text:span><text:span text:style-name="T8">=</text:span><text:span text:style-name="T54">"text/html; charset=ISO-8859-1"</text:span></text:p>
      <text:p text:style-name="P25"><text:span text:style-name="T1"><text:s text:c="4"/></text:span><text:span text:style-name="T93">pageEncoding</text:span><text:span text:style-name="T9">=</text:span><text:span text:style-name="T51">"ISO-8859-1"</text:span><text:span text:style-name="T105">%&gt;</text:span></text:p>
      <text:p text:style-name="P25"><text:span text:style-name="T65">&lt;!</text:span><text:span text:style-name="T79">DOCTYPE</text:span><text:span text:style-name="T1"> </text:span><text:span text:style-name="T65">html</text:span><text:span text:style-name="T1"> </text:span><text:span text:style-name="T98">PUBLIC</text:span><text:span text:style-name="T1"> </text:span><text:span text:style-name="T65">"-//W3C//DTD HTML 4.01 Transitional//EN"</text:span><text:span text:style-name="T1"> </text:span><text:span text:style-name="T100">"http://www.w3.org/TR/html4/loose.dtd"</text:span><text:span text:style-name="T65">&gt;</text:span></text:p>
      <text:p text:style-name="P25"><text:span text:style-name="T65">&lt;</text:span><text:span text:style-name="T79">html</text:span><text:span text:style-name="T65">&gt;</text:span></text:p>
      <text:p text:style-name="P25"><text:span text:style-name="T65">&lt;</text:span><text:span text:style-name="T79">head</text:span><text:span text:style-name="T65">&gt;</text:span></text:p>
      <text:p text:style-name="P25"><text:span text:style-name="T65">&lt;</text:span><text:span text:style-name="T79">meta</text:span><text:span text:style-name="T1"> </text:span><text:span text:style-name="T93">http-equiv</text:span><text:span text:style-name="T9">=</text:span><text:span text:style-name="T51">"Content-Type"</text:span><text:span text:style-name="T1"> </text:span><text:span text:style-name="T93">content</text:span><text:span text:style-name="T9">=</text:span><text:span text:style-name="T51">"text/html; charset=ISO-8859-1"</text:span><text:span text:style-name="T65">&gt;</text:span></text:p>
      <text:p text:style-name="P25"><text:span text:style-name="T65">&lt;</text:span><text:span text:style-name="T79">title</text:span><text:span text:style-name="T65">&gt;</text:span><text:span text:style-name="T9">Insert title here</text:span><text:span text:style-name="T65">&lt;/</text:span><text:span text:style-name="T79">title</text:span><text:span text:style-name="T65">&gt;</text:span></text:p>
      <text:p text:style-name="P25"><text:span text:style-name="T65">&lt;/</text:span><text:span text:style-name="T79">head</text:span><text:span text:style-name="T65">&gt;</text:span></text:p>
      <text:p text:style-name="P25"><text:span text:style-name="T65">&lt;</text:span><text:span text:style-name="T79">body</text:span><text:span text:style-name="T65">&gt;</text:span></text:p>
      <text:p text:style-name="P25"><text:span text:style-name="T65">&lt;</text:span><text:span text:style-name="T79">form</text:span><text:span text:style-name="T1"> </text:span><text:span text:style-name="T93">action</text:span><text:span text:style-name="T9">=</text:span><text:span text:style-name="T51">"RegistrationServlet"</text:span><text:span text:style-name="T1"> </text:span><text:span text:style-name="T93">method</text:span><text:span text:style-name="T9">=</text:span><text:span text:style-name="T51">"post"</text:span><text:span text:style-name="T65">&gt;</text:span></text:p>
      <text:p text:style-name="P36"><text:span text:style-name="T65">&lt;</text:span><text:span text:style-name="T79">center</text:span><text:span text:style-name="T65">&gt;</text:span></text:p>
      <text:p text:style-name="P25"><text:span text:style-name="T65">&lt;</text:span><text:span text:style-name="T79">b</text:span><text:span text:style-name="T65">&gt;&lt;</text:span><text:span text:style-name="T79">font</text:span><text:span text:style-name="T1"> </text:span><text:span text:style-name="T93">size</text:span><text:span text:style-name="T9">=</text:span><text:span text:style-name="T51">"5"</text:span><text:span text:style-name="T65">&gt;</text:span><text:span text:style-name="T9">Registration Form</text:span><text:span text:style-name="T65">&lt;/</text:span><text:span text:style-name="T79">font</text:span><text:span text:style-name="T65">&gt;&lt;/</text:span><text:span text:style-name="T79">b</text:span><text:span text:style-name="T65">&gt;</text:span></text:p>
      <text:p text:style-name="P25"><text:span text:style-name="T65">&lt;</text:span><text:span text:style-name="T79">table</text:span><text:span text:style-name="T65">&gt;</text:span></text:p>
      <text:p text:style-name="P25"><text:span text:style-name="T65">&lt;</text:span><text:span text:style-name="T79">tr</text:span><text:span text:style-name="T65">&gt;&lt;</text:span><text:span text:style-name="T79">td</text:span><text:span text:style-name="T65">&gt;</text:span><text:span text:style-name="T9">Enter Name</text:span><text:span text:style-name="T65">&lt;/</text:span><text:span text:style-name="T79">td</text:span><text:span text:style-name="T65">&gt;&lt;</text:span><text:span text:style-name="T79">td</text:span><text:span text:style-name="T65">&gt;&lt;</text:span><text:span text:style-name="T79">input</text:span><text:span text:style-name="T1"> </text:span><text:span text:style-name="T93">type</text:span><text:span text:style-name="T9">=</text:span><text:span text:style-name="T51">"text"</text:span><text:span text:style-name="T1"> </text:span><text:span text:style-name="T93">name</text:span><text:span text:style-name="T9">=</text:span><text:span text:style-name="T51">"name"</text:span><text:span text:style-name="T65">&gt;&lt;/</text:span><text:span text:style-name="T79">td</text:span><text:span text:style-name="T65">&gt;&lt;/</text:span><text:span text:style-name="T79">tr</text:span><text:span text:style-name="T65">&gt;</text:span></text:p>
      <text:p text:style-name="P25"><text:span text:style-name="T65">&lt;</text:span><text:span text:style-name="T79">tr</text:span><text:span text:style-name="T65">&gt;&lt;</text:span><text:span text:style-name="T79">td</text:span><text:span text:style-name="T65">&gt;</text:span><text:span text:style-name="T9">Enter Password</text:span><text:span text:style-name="T65">&lt;/</text:span><text:span text:style-name="T79">td</text:span><text:span text:style-name="T65">&gt;&lt;</text:span><text:span text:style-name="T79">td</text:span><text:span text:style-name="T65">&gt;&lt;</text:span><text:span text:style-name="T79">input</text:span><text:span text:style-name="T1"> </text:span><text:span text:style-name="T93">type</text:span><text:span text:style-name="T9">=</text:span><text:span text:style-name="T51">"password"</text:span><text:span text:style-name="T1"> </text:span><text:span text:style-name="T93">name</text:span><text:span text:style-name="T9">=</text:span><text:span text:style-name="T51">"pass"</text:span><text:span text:style-name="T65">&gt;&lt;/</text:span><text:span text:style-name="T79">td</text:span><text:span text:style-name="T65">&gt;&lt;/</text:span><text:span text:style-name="T79">tr</text:span><text:span text:style-name="T65">&gt;</text:span></text:p>
      <text:p text:style-name="P25"><text:span text:style-name="T65">&lt;</text:span><text:span text:style-name="T79">tr</text:span><text:span text:style-name="T65">&gt;&lt;</text:span><text:span text:style-name="T79">td</text:span><text:span text:style-name="T65">&gt;</text:span><text:span text:style-name="T9">Age</text:span><text:span text:style-name="T65">&lt;/</text:span><text:span text:style-name="T79">td</text:span><text:span text:style-name="T65">&gt;&lt;</text:span><text:span text:style-name="T79">td</text:span><text:span text:style-name="T65">&gt;&lt;</text:span><text:span text:style-name="T79">input</text:span><text:span text:style-name="T1"> </text:span><text:span text:style-name="T93">type</text:span><text:span text:style-name="T9">=</text:span><text:span text:style-name="T51">"text"</text:span><text:span text:style-name="T1"> </text:span><text:span text:style-name="T93">name</text:span><text:span text:style-name="T9">=</text:span><text:span text:style-name="T51">"age"</text:span><text:span text:style-name="T65">&gt;&lt;/</text:span><text:span text:style-name="T79">td</text:span><text:span text:style-name="T74">&gt;&lt;</text:span><text:span text:style-name="T87">br</text:span><text:span text:style-name="T74">&gt;</text:span><text:span text:style-name="T25"> </text:span></text:p>
      <text:p text:style-name="P25"><text:span text:style-name="T65">&lt;</text:span><text:span text:style-name="T79">tr</text:span><text:span text:style-name="T65">&gt;&lt;</text:span><text:span text:style-name="T79">td</text:span><text:span text:style-name="T65">&gt;</text:span><text:span text:style-name="T9">Select City</text:span><text:span text:style-name="T65">&lt;/</text:span><text:span text:style-name="T79">td</text:span><text:span text:style-name="T65">&gt;&lt;</text:span><text:span text:style-name="T79">td</text:span><text:span text:style-name="T65">&gt;&lt;</text:span><text:span text:style-name="T79">input</text:span><text:span text:style-name="T1"> </text:span><text:span text:style-name="T93">type</text:span><text:span text:style-name="T9">=</text:span><text:span text:style-name="T51">"text"</text:span><text:span text:style-name="T1"> </text:span><text:span text:style-name="T93">name</text:span><text:span text:style-name="T9">=</text:span><text:span text:style-name="T51">"city"</text:span><text:span text:style-name="T65">&gt;&lt;/</text:span><text:span text:style-name="T79">td</text:span><text:span text:style-name="T65">&gt;&lt;/</text:span><text:span text:style-name="T79">tr</text:span><text:span text:style-name="T65">&gt;</text:span></text:p>
      <text:p text:style-name="P25"><text:span text:style-name="T65">&lt;</text:span><text:span text:style-name="T79">tr</text:span><text:span text:style-name="T65">&gt;&lt;</text:span><text:span text:style-name="T79">td</text:span><text:span text:style-name="T65">&gt;&lt;/</text:span><text:span text:style-name="T79">td</text:span><text:span text:style-name="T65">&gt;&lt;</text:span><text:span text:style-name="T79">td</text:span><text:span text:style-name="T1"> </text:span><text:span text:style-name="T93">align</text:span><text:span text:style-name="T9">=</text:span><text:span text:style-name="T51">"right"</text:span><text:span text:style-name="T65">&gt;&lt;</text:span><text:span text:style-name="T79">input</text:span><text:span text:style-name="T1"> </text:span><text:span text:style-name="T93">type</text:span><text:span text:style-name="T9">=</text:span><text:span text:style-name="T51">"submit"</text:span><text:span text:style-name="T1"> </text:span><text:span text:style-name="T93">value</text:span><text:span text:style-name="T9">=</text:span><text:span text:style-name="T51">"Register"</text:span><text:span text:style-name="T65">&gt;&lt;/</text:span><text:span text:style-name="T79">td</text:span><text:span text:style-name="T65">&gt;&lt;/</text:span><text:span text:style-name="T79">tr</text:span><text:span text:style-name="T65">&gt;</text:span></text:p>
      <text:p text:style-name="P25"><text:span text:style-name="T65">&lt;/</text:span><text:span text:style-name="T79">table</text:span><text:span text:style-name="T65">&gt;</text:span></text:p>
      <text:p text:style-name="P25"><text:span text:style-name="T65">&lt;/</text:span><text:span text:style-name="T79">form</text:span><text:span text:style-name="T65">&gt;</text:span></text:p>
      <text:p text:style-name="P25"><text:span text:style-name="T65">&lt;/</text:span><text:span text:style-name="T79">body</text:span><text:span text:style-name="T65">&gt;</text:span></text:p>
      <text:p text:style-name="P5"><text:span text:style-name="T64">&lt;/</text:span><text:span text:style-name="T78">html</text:span><text:span text:style-name="T64">&gt;</text:span></text:p>
      <text:p text:style-name="P9"/>
      <text:p text:style-name="P9"/>
      <text:p text:style-name="P9">RegisterBean.j<text:span text:style-name="T109">ava</text:span></text:p>
      <text:p text:style-name="P9"><text:soft-page-break/></text:p>
      <text:p text:style-name="P5"><text:span text:style-name="T44">package</text:span><text:span text:style-name="T8"> com.dsrc.work;</text:span></text:p>
      <text:p text:style-name="P1"/>
      <text:p text:style-name="P25"><text:span text:style-name="T41">import</text:span><text:span text:style-name="T9"> javax.persistence.Column;</text:span></text:p>
      <text:p text:style-name="P25"><text:span text:style-name="T41">import</text:span><text:span text:style-name="T9"> javax.persistence.Entity;</text:span></text:p>
      <text:p text:style-name="P25"><text:span text:style-name="T41">import</text:span><text:span text:style-name="T9"> javax.persistence.Id;</text:span></text:p>
      <text:p text:style-name="P25"><text:span text:style-name="T41">import</text:span><text:span text:style-name="T9"> javax.persistence.Table;</text:span></text:p>
      <text:p text:style-name="P1"/>
      <text:p text:style-name="P10">@Entity</text:p>
      <text:p text:style-name="P25"><text:span text:style-name="T45">@Table</text:span><text:span text:style-name="T9">(name=</text:span><text:span text:style-name="T47">"Register"</text:span><text:span text:style-name="T9">)</text:span></text:p>
      <text:p text:style-name="P25"><text:span text:style-name="T41">public</text:span><text:span text:style-name="T9"> </text:span><text:span text:style-name="T41">class</text:span><text:span text:style-name="T9"> RegisterBean {</text:span></text:p>
      <text:p text:style-name="P25"><text:span text:style-name="T9"><text:tab/></text:span><text:span text:style-name="T45">@Id</text:span></text:p>
      <text:p text:style-name="P25"><text:span text:style-name="T9"><text:tab/></text:span><text:span text:style-name="T45">@Column</text:span><text:span text:style-name="T9">(name=</text:span><text:span text:style-name="T47">"loginname"</text:span><text:span text:style-name="T9">)</text:span></text:p>
      <text:p text:style-name="P25"><text:span text:style-name="T9"><text:tab/></text:span><text:span text:style-name="T41">private</text:span><text:span text:style-name="T9"> String </text:span><text:span text:style-name="T55">loginname</text:span><text:span text:style-name="T9">;</text:span></text:p>
      <text:p text:style-name="P25"><text:span text:style-name="T9"><text:tab/></text:span><text:span text:style-name="T45">@Column</text:span><text:span text:style-name="T9">(name=</text:span><text:span text:style-name="T47">"password"</text:span><text:span text:style-name="T9">)</text:span></text:p>
      <text:p text:style-name="P25"><text:span text:style-name="T9"><text:tab/></text:span><text:span text:style-name="T41">private</text:span><text:span text:style-name="T9"> String </text:span><text:span text:style-name="T55">password</text:span><text:span text:style-name="T9">;</text:span></text:p>
      <text:p text:style-name="P25"><text:span text:style-name="T9"><text:tab/></text:span><text:span text:style-name="T45">@Column</text:span><text:span text:style-name="T9">(name=</text:span><text:span text:style-name="T47">"age"</text:span><text:span text:style-name="T9">)</text:span></text:p>
      <text:p text:style-name="P25"><text:span text:style-name="T9"><text:tab/></text:span><text:span text:style-name="T41">private</text:span><text:span text:style-name="T9"> </text:span><text:span text:style-name="T41">int</text:span><text:span text:style-name="T9"> </text:span><text:span text:style-name="T55">age</text:span><text:span text:style-name="T9">;</text:span></text:p>
      <text:p text:style-name="P25"><text:span text:style-name="T9"><text:tab/></text:span><text:span text:style-name="T45">@Column</text:span><text:span text:style-name="T9">(name=</text:span><text:span text:style-name="T47">"city"</text:span><text:span text:style-name="T9">)</text:span></text:p>
      <text:p text:style-name="P25"><text:span text:style-name="T9"><text:tab/></text:span><text:span text:style-name="T41">private</text:span><text:span text:style-name="T9"> String </text:span><text:span text:style-name="T55">City</text:span><text:span text:style-name="T9">;</text:span></text:p>
      <text:p text:style-name="P1"/>
      <text:p text:style-name="P25"><text:span text:style-name="T9"><text:tab/></text:span><text:span text:style-name="T41">public</text:span><text:span text:style-name="T9"> String getLoginname() {</text:span></text:p>
      <text:p text:style-name="P25"><text:span text:style-name="T9"><text:tab/><text:tab/></text:span><text:span text:style-name="T41">return</text:span><text:span text:style-name="T9"> </text:span><text:span text:style-name="T55">loginname</text:span><text:span text:style-name="T9">;</text:span></text:p>
      <text:p text:style-name="P11"><text:tab/>}</text:p>
      <text:p text:style-name="P25"><text:span text:style-name="T9"><text:tab/></text:span><text:span text:style-name="T41">public</text:span><text:span text:style-name="T9"> </text:span><text:span text:style-name="T41">void</text:span><text:span text:style-name="T9"> setLoginname(String </text:span><text:span text:style-name="T60">loginname</text:span><text:span text:style-name="T9">) {</text:span></text:p>
      <text:p text:style-name="P25"><text:span text:style-name="T9"><text:tab/><text:tab/></text:span><text:span text:style-name="T41">this</text:span><text:span text:style-name="T9">.</text:span><text:span text:style-name="T55">loginname</text:span><text:span text:style-name="T9"> = </text:span><text:span text:style-name="T60">loginname</text:span><text:span text:style-name="T9">;</text:span></text:p>
      <text:p text:style-name="P11"><text:tab/>}</text:p>
      <text:p text:style-name="P25"><text:span text:style-name="T9"><text:tab/></text:span><text:span text:style-name="T41">public</text:span><text:span text:style-name="T9"> String getPassword() {</text:span></text:p>
      <text:p text:style-name="P25"><text:span text:style-name="T9"><text:tab/><text:tab/></text:span><text:span text:style-name="T41">return</text:span><text:span text:style-name="T9"> </text:span><text:span text:style-name="T55">password</text:span><text:span text:style-name="T9">;</text:span></text:p>
      <text:p text:style-name="P11"><text:tab/>}</text:p>
      <text:p text:style-name="P25"><text:span text:style-name="T9"><text:tab/></text:span><text:span text:style-name="T41">public</text:span><text:span text:style-name="T9"> </text:span><text:span text:style-name="T41">void</text:span><text:span text:style-name="T9"> setPassword(String </text:span><text:span text:style-name="T60">password</text:span><text:span text:style-name="T9">) {</text:span></text:p>
      <text:p text:style-name="P25"><text:span text:style-name="T9"><text:tab/><text:tab/></text:span><text:span text:style-name="T41">this</text:span><text:span text:style-name="T9">.</text:span><text:span text:style-name="T55">password</text:span><text:span text:style-name="T9"> = </text:span><text:span text:style-name="T60">password</text:span><text:span text:style-name="T9">;</text:span></text:p>
      <text:p text:style-name="P11"><text:tab/>}</text:p>
      <text:p text:style-name="P25"><text:span text:style-name="T9"><text:tab/></text:span><text:span text:style-name="T41">public</text:span><text:span text:style-name="T9"> </text:span><text:span text:style-name="T41">int</text:span><text:span text:style-name="T9"> getAge() {</text:span></text:p>
      <text:p text:style-name="P25"><text:span text:style-name="T9"><text:tab/><text:tab/></text:span><text:span text:style-name="T41">return</text:span><text:span text:style-name="T9"> </text:span><text:span text:style-name="T55">age</text:span><text:span text:style-name="T9">;</text:span></text:p>
      <text:p text:style-name="P11"><text:tab/>}</text:p>
      <text:p text:style-name="P25"><text:span text:style-name="T9"><text:tab/></text:span><text:span text:style-name="T41">public</text:span><text:span text:style-name="T9"> </text:span><text:span text:style-name="T41">void</text:span><text:span text:style-name="T9"> setAge(</text:span><text:span text:style-name="T41">int</text:span><text:span text:style-name="T9"> </text:span><text:span text:style-name="T60">age</text:span><text:span text:style-name="T9">) {</text:span></text:p>
      <text:p text:style-name="P25"><text:span text:style-name="T9"><text:tab/><text:tab/></text:span><text:span text:style-name="T41">this</text:span><text:span text:style-name="T9">.</text:span><text:span text:style-name="T55">age</text:span><text:span text:style-name="T9"> = </text:span><text:span text:style-name="T60">age</text:span><text:span text:style-name="T9">;</text:span></text:p>
      <text:p text:style-name="P11"><text:tab/>}</text:p>
      <text:p text:style-name="P25"><text:span text:style-name="T9"><text:tab/></text:span><text:span text:style-name="T41">public</text:span><text:span text:style-name="T9"> String getCity() {</text:span></text:p>
      <text:p text:style-name="P25"><text:span text:style-name="T9"><text:tab/><text:tab/></text:span><text:span text:style-name="T41">return</text:span><text:span text:style-name="T9"> </text:span><text:span text:style-name="T55">City</text:span><text:span text:style-name="T9">;</text:span></text:p>
      <text:p text:style-name="P11"><text:tab/>}</text:p>
      <text:p text:style-name="P25"><text:span text:style-name="T9"><text:tab/></text:span><text:span text:style-name="T41">public</text:span><text:span text:style-name="T9"> </text:span><text:span text:style-name="T41">void</text:span><text:span text:style-name="T9"> setCity(String </text:span><text:span text:style-name="T60">city</text:span><text:span text:style-name="T9">) {</text:span></text:p>
      <text:p text:style-name="P25"><text:span text:style-name="T9"><text:tab/><text:tab/></text:span><text:span text:style-name="T55">City</text:span><text:span text:style-name="T9"> = </text:span><text:span text:style-name="T60">city</text:span><text:span text:style-name="T9">;</text:span></text:p>
      <text:p text:style-name="P11"><text:tab/>}</text:p>
      <text:p text:style-name="P11"><text:tab/></text:p>
      <text:p text:style-name="P11">}</text:p>
      <text:p text:style-name="P9"/>
      <text:p text:style-name="P9">RegistrationServlet.java</text:p>
      <text:p text:style-name="P9"/>
      <text:p text:style-name="P5"><text:span text:style-name="T44">protected</text:span><text:span text:style-name="T8"> </text:span><text:span text:style-name="T44">void</text:span><text:span text:style-name="T8"> doPost(HttpServletRequest </text:span><text:span text:style-name="T59">request</text:span><text:span text:style-name="T8">, HttpServletResponse </text:span><text:span text:style-name="T59">response</text:span><text:span text:style-name="T8">) </text:span><text:span text:style-name="T44">throws</text:span><text:span text:style-name="T8"> ServletException, IOException {</text:span></text:p>
      <text:p text:style-name="P25"><text:soft-page-break/><text:span text:style-name="T9"><text:tab/><text:tab/>RegisterBean </text:span><text:span text:style-name="T60">regBean</text:span><text:span text:style-name="T9">=</text:span><text:span text:style-name="T41">new</text:span><text:span text:style-name="T9"> RegisterBean();</text:span></text:p>
      <text:p text:style-name="P25"><text:span text:style-name="T9"><text:tab/><text:tab/></text:span><text:span text:style-name="T60">regBean</text:span><text:span text:style-name="T9">.setLoginname(</text:span><text:span text:style-name="T60">request</text:span><text:span text:style-name="T9">.getParameter(</text:span><text:span text:style-name="T47">"name"</text:span><text:span text:style-name="T9">));</text:span></text:p>
      <text:p text:style-name="P25"><text:span text:style-name="T9"><text:tab/><text:tab/></text:span><text:span text:style-name="T60">regBean</text:span><text:span text:style-name="T9">.setPassword(</text:span><text:span text:style-name="T60">request</text:span><text:span text:style-name="T9">.getParameter(</text:span><text:span text:style-name="T47">"pass"</text:span><text:span text:style-name="T9">));</text:span></text:p>
      <text:p text:style-name="P25"><text:span text:style-name="T9"><text:tab/><text:tab/></text:span><text:span text:style-name="T60">regBean</text:span><text:span text:style-name="T9">.setAge(Integer.</text:span><text:span text:style-name="T30">parseInt</text:span><text:span text:style-name="T9">(</text:span><text:span text:style-name="T60">request</text:span><text:span text:style-name="T9">.getParameter(</text:span><text:span text:style-name="T47">"age"</text:span><text:span text:style-name="T9">)));</text:span></text:p>
      <text:p text:style-name="P25"><text:span text:style-name="T9"><text:tab/><text:tab/></text:span><text:span text:style-name="T60">regBean</text:span><text:span text:style-name="T9">.setCity(</text:span><text:span text:style-name="T60">request</text:span><text:span text:style-name="T9">.getParameter(</text:span><text:span text:style-name="T47">"city"</text:span><text:span text:style-name="T9">));</text:span></text:p>
      <text:p text:style-name="P25"><text:span text:style-name="T9"><text:tab/><text:tab/></text:span><text:span text:style-name="T41">boolean</text:span><text:span text:style-name="T9"> </text:span><text:span text:style-name="T60">res</text:span><text:span text:style-name="T9">=</text:span><text:span text:style-name="T41">new</text:span><text:span text:style-name="T9"> HibernateDAO().register(</text:span><text:span text:style-name="T60">regBean</text:span><text:span text:style-name="T9">);</text:span></text:p>
      <text:p text:style-name="P25"><text:span text:style-name="T9"><text:tab/><text:tab/></text:span><text:span text:style-name="T41">if</text:span><text:span text:style-name="T9">(</text:span><text:span text:style-name="T60">res</text:span><text:span text:style-name="T9">)</text:span></text:p>
      <text:p text:style-name="P11"><text:tab/><text:tab/>{</text:p>
      <text:p text:style-name="P25"><text:span text:style-name="T9"><text:tab/><text:tab/><text:tab/>RequestDispatcher </text:span><text:span text:style-name="T60">rd</text:span><text:span text:style-name="T9">=</text:span><text:span text:style-name="T60">request</text:span><text:span text:style-name="T9">.getRequestDispatcher(</text:span><text:span text:style-name="T47">"success.html"</text:span><text:span text:style-name="T9">);</text:span></text:p>
      <text:p text:style-name="P25"><text:span text:style-name="T9"><text:tab/><text:tab/><text:tab/></text:span><text:span text:style-name="T60">request</text:span><text:span text:style-name="T9">.setAttribute(</text:span><text:span text:style-name="T47">"name"</text:span><text:span text:style-name="T9">,</text:span><text:span text:style-name="T60">regBean</text:span><text:span text:style-name="T9">.getLoginname());</text:span></text:p>
      <text:p text:style-name="P25"><text:span text:style-name="T9"><text:tab/><text:tab/><text:tab/></text:span><text:span text:style-name="T60">rd</text:span><text:span text:style-name="T9">.forward(</text:span><text:span text:style-name="T60">request</text:span><text:span text:style-name="T9">,</text:span><text:span text:style-name="T60">response</text:span><text:span text:style-name="T9">);</text:span></text:p>
      <text:p text:style-name="P11"><text:tab/><text:tab/>}</text:p>
      <text:p text:style-name="P25"><text:span text:style-name="T9"><text:tab/><text:tab/></text:span><text:span text:style-name="T41">else</text:span></text:p>
      <text:p text:style-name="P11"><text:tab/><text:tab/>{</text:p>
      <text:p text:style-name="P25"><text:span text:style-name="T9"><text:tab/><text:tab/><text:tab/>System.</text:span><text:span text:style-name="T58">out</text:span><text:span text:style-name="T9">.println(</text:span><text:span text:style-name="T47">"InCorrect Register"</text:span><text:span text:style-name="T9">);</text:span></text:p>
      <text:p text:style-name="P11"><text:tab/><text:tab/>}</text:p>
      <text:p text:style-name="P17"><text:tab/>}</text:p>
      <text:p text:style-name="P9"/>
      <text:p text:style-name="P9">HibernateDAO.java</text:p>
      <text:p text:style-name="P9"/>
      <text:p text:style-name="P5"><text:span text:style-name="T44">package</text:span><text:span text:style-name="T8"> com.dsrc.work;</text:span></text:p>
      <text:p text:style-name="P1"/>
      <text:p text:style-name="P25"><text:span text:style-name="T41">import</text:span><text:span text:style-name="T9"> org.hibernate.Session;</text:span></text:p>
      <text:p text:style-name="P25"><text:span text:style-name="T41">import</text:span><text:span text:style-name="T9"> org.hibernate.SessionFactory;</text:span></text:p>
      <text:p text:style-name="P25"><text:span text:style-name="T41">import</text:span><text:span text:style-name="T9"> org.hibernate.Transaction;</text:span></text:p>
      <text:p text:style-name="P25"><text:span text:style-name="T41">import</text:span><text:span text:style-name="T9"> org.hibernate.cfg.AnnotationConfiguration;</text:span></text:p>
      <text:p text:style-name="P36"><text:span text:style-name="T41">import</text:span><text:span text:style-name="T9"> org.hibernate.cfg.Configuration;</text:span></text:p>
      <text:p text:style-name="P1"/>
      <text:p text:style-name="P25"><text:span text:style-name="T41">public</text:span><text:span text:style-name="T9"> </text:span><text:span text:style-name="T41">class</text:span><text:span text:style-name="T9"> HibernateDAO</text:span></text:p>
      <text:p text:style-name="P11">{</text:p>
      <text:p text:style-name="P25"><text:span text:style-name="T9"><text:tab/><text:tab/><text:tab/></text:span><text:span text:style-name="T41">public</text:span><text:span text:style-name="T9"> </text:span><text:span text:style-name="T41">boolean</text:span><text:span text:style-name="T9"> register(RegisterBean </text:span><text:span text:style-name="T60">rbean</text:span><text:span text:style-name="T9">) </text:span></text:p>
      <text:p text:style-name="P11"><text:tab/><text:tab/><text:tab/>{</text:p>
      <text:p text:style-name="P31"><text:span text:style-name="T9"><text:tab/><text:tab/><text:tab/><text:tab/>SessionFactory </text:span><text:span text:style-name="T60">sf</text:span><text:span text:style-name="T9">=</text:span><text:span text:style-name="T41">new</text:span><text:span text:style-name="T9"> AnnotationConfiguration()</text:span></text:p>
      <text:p text:style-name="P31"><text:span text:style-name="T9">.configure().addAnnotatedClass(RegisterBean.</text:span><text:span text:style-name="T41">class</text:span><text:span text:style-name="T9">).buildSessionFactory();</text:span></text:p>
      <text:p text:style-name="P25"><text:span text:style-name="T9"><text:tab/><text:tab/><text:tab/><text:tab/>Session </text:span><text:span text:style-name="T60">s</text:span><text:span text:style-name="T9">=</text:span><text:span text:style-name="T60">sf</text:span><text:span text:style-name="T9">.openSession();</text:span></text:p>
      <text:p text:style-name="P25"><text:span text:style-name="T9"><text:tab/><text:tab/><text:tab/><text:tab/>Transaction </text:span><text:span text:style-name="T60">tc</text:span><text:span text:style-name="T9">=</text:span><text:span text:style-name="T60">s</text:span><text:span text:style-name="T9">.beginTransaction();</text:span></text:p>
      <text:p text:style-name="P25"><text:span text:style-name="T9"><text:tab/><text:tab/><text:tab/><text:tab/></text:span><text:span text:style-name="T60">s</text:span><text:span text:style-name="T9">.save(</text:span><text:span text:style-name="T60">rbean</text:span><text:span text:style-name="T9">);</text:span></text:p>
      <text:p text:style-name="P25"><text:span text:style-name="T9"><text:tab/><text:tab/><text:tab/><text:tab/></text:span><text:span text:style-name="T60">tc</text:span><text:span text:style-name="T9">.commit();</text:span></text:p>
      <text:p text:style-name="P25"><text:span text:style-name="T9"><text:tab/><text:tab/><text:tab/><text:tab/></text:span><text:span text:style-name="T41">return</text:span><text:span text:style-name="T9"> </text:span><text:span text:style-name="T41">true</text:span><text:span text:style-name="T9">;</text:span></text:p>
      <text:p text:style-name="P11"><text:tab/><text:tab/><text:tab/>}</text:p>
      <text:p text:style-name="P17">}</text:p>
      <text:p text:style-name="P9"/>
      <text:p text:style-name="P9">hibernate.cfg.xml</text:p>
      <text:p text:style-name="P9"/>
      <text:p text:style-name="P5"><text:span text:style-name="T64">&lt;?</text:span><text:span text:style-name="T78">xml</text:span> <text:span text:style-name="T92">version</text:span><text:span text:style-name="T8">=</text:span><text:span text:style-name="T54">"1.0"</text:span> <text:span text:style-name="T92">encoding</text:span><text:span text:style-name="T8">=</text:span><text:span text:style-name="T54">"UTF-8"</text:span><text:span text:style-name="T64">?&gt;</text:span></text:p>
      <text:p text:style-name="P25"><text:span text:style-name="T65">&lt;!</text:span><text:span text:style-name="T79">DOCTYPE</text:span><text:span text:style-name="T1"> </text:span><text:span text:style-name="T65">hibernate-configuration</text:span><text:span text:style-name="T1"> </text:span><text:span text:style-name="T98">PUBLIC</text:span><text:span text:style-name="T1"> <text:s/></text:span></text:p>
      <text:p text:style-name="P25"><text:span text:style-name="T1"><text:s text:c="10"/></text:span><text:span text:style-name="T65">"-//Hibernate/Hibernate Configuration DTD 3.0//EN"</text:span><text:span text:style-name="T1"> <text:s/></text:span></text:p>
      <text:p text:style-name="P25"><text:span text:style-name="T1"><text:s text:c="10"/></text:span><text:span text:style-name="T100">"http://hibernate.sourceforge.net/hibernate-configuration-3.0.dtd"</text:span><text:span text:style-name="T65">&gt;</text:span><text:span text:style-name="T9"> <text:s/></text:span></text:p>
      <text:p text:style-name="P11"><text:s text:c="2"/></text:p>
      <text:p text:style-name="P25"><text:span text:style-name="T65">&lt;</text:span><text:span text:style-name="T79">hibernate-configuration</text:span><text:span text:style-name="T65">&gt;</text:span><text:span text:style-name="T9"> <text:s/></text:span></text:p>
      <text:p text:style-name="P11"><text:s text:c="2"/></text:p>
      <text:p text:style-name="P25"><text:soft-page-break/><text:span text:style-name="T9"><text:s text:c="4"/></text:span><text:span text:style-name="T65">&lt;</text:span><text:span text:style-name="T79">session-factor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hbm2ddl.auto"</text:span><text:span text:style-name="T65">&gt;</text:span><text:span text:style-name="T9">create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dialect"</text:span><text:span text:style-name="T65">&gt;</text:span><text:span text:style-name="T9">org.hibernate.dialect.MySQLDialect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connection.url"</text:span><text:span text:style-name="T65">&gt;</text:span><text:span text:style-name="T9">jdbc:mysql://localhost:3306/myhibernate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connection.username"</text:span><text:span text:style-name="T65">&gt;</text:span><text:span text:style-name="T9">root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connection.password"</text:span><text:span text:style-name="T65">&gt;</text:span><text:span text:style-name="T9">dsrc</text:span><text:span text:style-name="T65">&lt;/</text:span><text:span text:style-name="T79">property</text:span><text:span text:style-name="T65">&gt;</text:span><text:span text:style-name="T9"> <text:s/></text:span></text:p>
      <text:p text:style-name="P25"><text:span text:style-name="T9"><text:s text:c="8"/></text:span><text:span text:style-name="T65">&lt;</text:span><text:span text:style-name="T79">property</text:span><text:span text:style-name="T1"> </text:span><text:span text:style-name="T93">name</text:span><text:span text:style-name="T9">=</text:span><text:span text:style-name="T51">"connection.driver_class"</text:span><text:span text:style-name="T65">&gt;</text:span><text:span text:style-name="T9">com.mysql.jdbc.Driver</text:span><text:span text:style-name="T65">&lt;/</text:span><text:span text:style-name="T79">property</text:span><text:span text:style-name="T65">&gt;</text:span></text:p>
      <text:p text:style-name="P25"><text:span text:style-name="T9"><text:s text:c="2"/></text:span><text:span text:style-name="T65">&lt;</text:span><text:span text:style-name="T79">mapping</text:span><text:span text:style-name="T1"> </text:span><text:span text:style-name="T93">class</text:span><text:span text:style-name="T9">=</text:span><text:span text:style-name="T51">"com.dsrc.work.RegisterBean"</text:span><text:span text:style-name="T65">/&gt;</text:span></text:p>
      <text:p text:style-name="P25"><text:span text:style-name="T9"><text:s text:c="4"/></text:span><text:span text:style-name="T65">&lt;/</text:span><text:span text:style-name="T79">session-factory</text:span><text:span text:style-name="T65">&gt;</text:span><text:span text:style-name="T9"> <text:s/></text:span></text:p>
      <text:p text:style-name="P5"><text:span text:style-name="T64">&lt;/</text:span><text:span text:style-name="T78">hibernate-configuration</text:span><text:span text:style-name="T64">&gt;</text:span><text:span text:style-name="T8"> <text:s/></text:span></text:p>
      <text:p text:style-name="P9"/>
      <text:p text:style-name="P9">success.html</text:p>
      <text:p text:style-name="P9"/>
      <text:p text:style-name="P5"><text:span text:style-name="T64">&lt;!</text:span><text:span text:style-name="T78">DOCTYPE</text:span> <text:span text:style-name="T64">html&gt;</text:span></text:p>
      <text:p text:style-name="P25"><text:span text:style-name="T65">&lt;</text:span><text:span text:style-name="T79">html</text:span><text:span text:style-name="T65">&gt;</text:span></text:p>
      <text:p text:style-name="P25"><text:span text:style-name="T65">&lt;</text:span><text:span text:style-name="T79">head</text:span><text:span text:style-name="T65">&gt;</text:span></text:p>
      <text:p text:style-name="P25"><text:span text:style-name="T65">&lt;</text:span><text:span text:style-name="T79">meta</text:span><text:span text:style-name="T1"> </text:span><text:span text:style-name="T93">charset</text:span><text:span text:style-name="T9">=</text:span><text:span text:style-name="T51">"ISO-8859-1"</text:span><text:span text:style-name="T65">&gt;</text:span></text:p>
      <text:p text:style-name="P25"><text:span text:style-name="T65">&lt;</text:span><text:span text:style-name="T79">title</text:span><text:span text:style-name="T65">&gt;</text:span><text:span text:style-name="T9">Insert title here</text:span><text:span text:style-name="T65">&lt;/</text:span><text:span text:style-name="T79">title</text:span><text:span text:style-name="T65">&gt;</text:span></text:p>
      <text:p text:style-name="P25"><text:span text:style-name="T65">&lt;/</text:span><text:span text:style-name="T79">head</text:span><text:span text:style-name="T65">&gt;</text:span></text:p>
      <text:p text:style-name="P25"><text:span text:style-name="T65">&lt;</text:span><text:span text:style-name="T79">body</text:span><text:span text:style-name="T65">&gt;</text:span></text:p>
      <text:p text:style-name="P11">Successfully Registered!</text:p>
      <text:p text:style-name="P25"><text:span text:style-name="T65">&lt;/</text:span><text:span text:style-name="T79">body</text:span><text:span text:style-name="T65">&gt;</text:span></text:p>
      <text:p text:style-name="P5"><text:span text:style-name="T64">&lt;/</text:span><text:span text:style-name="T78">html</text:span><text:span text:style-name="T64">&gt;</text:span></text:p>
      <text:p text:style-name="P39"/>
      <text:p text:style-name="P30"><text:span text:style-name="T1"/></text:p>
      <text:p text:style-name="P30"><text:span text:style-name="T7">7.</text:span><text:span text:style-name="T1">Create a WebApplication to Persist the Data using Hibernate.</text:span></text:p>
      <text:p text:style-name="P1"/>
      <text:p text:style-name="P25"><text:span text:style-name="T1">Task:</text:span></text:p>
      <text:p text:style-name="P25"><text:span text:style-name="T1">1. Create registration controls in changeprofile.jsp <text:s/>( Accept LoginName,Password m Age and City and create a submit button) .</text:span></text:p>
      <text:p text:style-name="P25"><text:span text:style-name="T1">2. Create a RegisterBean with the following fields</text:span></text:p>
      <text:p text:style-name="P25"><text:span text:style-name="T1"><text:tab/><text:tab/>String loginname , String password , int age , String City. ( Make Gettters and Setters)</text:span></text:p>
      <text:p text:style-name="P1"/>
      <text:p text:style-name="P25"><text:span text:style-name="T1">3. Create a RegistrationServlet . Read all datas from jsp and assign to bean.</text:span></text:p>
      <text:p text:style-name="P25"><text:span text:style-name="T1">4. Call the updateProfile() method in HibernateDAO and pass the bean as argument.</text:span></text:p>
      <text:p text:style-name="P1"/>
      <text:p text:style-name="P25"><text:span text:style-name="T1">5. Modify the existing data if the Login name is already present.</text:span></text:p>
      <text:p text:style-name="P25"><text:span text:style-name="T1">6 . If success go to success.html saying that Successfully Registered!</text:span></text:p>
      <text:p text:style-name="P25"><text:span text:style-name="T1">7. Else go to error.html and say Invalid Profile..</text:span></text:p>
      <text:p text:style-name="P1"/>
      <text:p text:style-name="P25"><text:span text:style-name="T1">NB : Jar files need to be copied into WEB-INF /lib folder.</text:span></text:p>
      <text:p text:style-name="P25"><text:span text:style-name="T1"/></text:p>
      <text:p text:style-name="P32"><text:span text:style-name="T1">RegisterBean.java</text:span></text:p>
      <text:p text:style-name="P32"><text:span text:style-name="T1">****************</text:span></text:p>
      <text:p text:style-name="P32"><text:span text:style-name="T1">package com.dsrc.work;</text:span></text:p>
      <text:p text:style-name="P32"><text:span text:style-name="T1">import javax.persistence.Column;</text:span></text:p>
      <text:p text:style-name="P32"><text:span text:style-name="T1">import javax.persistence.Entity;</text:span></text:p>
      <text:p text:style-name="P32"><text:span text:style-name="T1">import javax.persistence.Id;</text:span></text:p>
      <text:p text:style-name="P32"><text:span text:style-name="T1">import javax.persistence.Table;</text:span></text:p>
      <text:p text:style-name="P32"><text:span text:style-name="T1">@Entity</text:span></text:p>
      <text:p text:style-name="P32"><text:soft-page-break/><text:span text:style-name="T1">@Table(name="Register")</text:span></text:p>
      <text:p text:style-name="P32"><text:span text:style-name="T1">public class RegisterBean {</text:span></text:p>
      <text:p text:style-name="P32"><text:span text:style-name="T1"><text:tab/>@Id</text:span></text:p>
      <text:p text:style-name="P32"><text:span text:style-name="T1"><text:tab/>@Column(name="loginname")</text:span></text:p>
      <text:p text:style-name="P32"><text:span text:style-name="T1"><text:tab/>private String loginname;</text:span></text:p>
      <text:p text:style-name="P32"><text:span text:style-name="T1"><text:tab/></text:span></text:p>
      <text:p text:style-name="P32"><text:span text:style-name="T1"><text:tab/>@Column(name="password")</text:span></text:p>
      <text:p text:style-name="P32"><text:span text:style-name="T1"><text:tab/>private String password;</text:span></text:p>
      <text:p text:style-name="P32"><text:span text:style-name="T1"><text:tab/></text:span></text:p>
      <text:p text:style-name="P32"><text:span text:style-name="T1"><text:tab/>@Column(name="age")</text:span></text:p>
      <text:p text:style-name="P32"><text:span text:style-name="T1"><text:tab/>private int age;</text:span></text:p>
      <text:p text:style-name="P32"><text:span text:style-name="T1"><text:tab/></text:span></text:p>
      <text:p text:style-name="P32"><text:span text:style-name="T1"><text:tab/>@Column(name="City")</text:span></text:p>
      <text:p text:style-name="P32"><text:span text:style-name="T1"><text:tab/>private String City;</text:span></text:p>
      <text:p text:style-name="P32"><text:span text:style-name="T1"><text:tab/></text:span></text:p>
      <text:p text:style-name="P32"><text:span text:style-name="T1"><text:tab/>public String getLoginname() {</text:span></text:p>
      <text:p text:style-name="P32"><text:span text:style-name="T1"><text:tab/><text:tab/>return loginname;</text:span></text:p>
      <text:p text:style-name="P32"><text:span text:style-name="T1"><text:tab/>}</text:span></text:p>
      <text:p text:style-name="P32"><text:span text:style-name="T1"><text:tab/>public void setLoginname(String loginname) {</text:span></text:p>
      <text:p text:style-name="P32"><text:span text:style-name="T1"><text:tab/><text:tab/>this.loginname = loginname;</text:span></text:p>
      <text:p text:style-name="P32"><text:span text:style-name="T1"><text:tab/>}</text:span></text:p>
      <text:p text:style-name="P32"><text:span text:style-name="T1"><text:tab/>public String getPassword() {</text:span></text:p>
      <text:p text:style-name="P32"><text:span text:style-name="T1"><text:tab/><text:tab/>return password;</text:span></text:p>
      <text:p text:style-name="P32"><text:span text:style-name="T1"><text:tab/>}</text:span></text:p>
      <text:p text:style-name="P32"><text:span text:style-name="T1"><text:tab/>public void setPassword(String password) {</text:span></text:p>
      <text:p text:style-name="P32"><text:span text:style-name="T1"><text:tab/><text:tab/>this.password = password;</text:span></text:p>
      <text:p text:style-name="P32"><text:span text:style-name="T1"><text:tab/>}</text:span></text:p>
      <text:p text:style-name="P32"><text:span text:style-name="T1"><text:tab/>public int getAge() {</text:span></text:p>
      <text:p text:style-name="P32"><text:span text:style-name="T1"><text:tab/><text:tab/>return age;</text:span></text:p>
      <text:p text:style-name="P32"><text:span text:style-name="T1"><text:tab/>}</text:span></text:p>
      <text:p text:style-name="P32"><text:span text:style-name="T1"><text:tab/>public void setAge(int age) {</text:span></text:p>
      <text:p text:style-name="P32"><text:span text:style-name="T1"><text:tab/><text:tab/>this.age = age;</text:span></text:p>
      <text:p text:style-name="P32"><text:span text:style-name="T1"><text:tab/>}</text:span></text:p>
      <text:p text:style-name="P32"><text:span text:style-name="T1"><text:tab/>public String getCity() {</text:span></text:p>
      <text:p text:style-name="P32"><text:span text:style-name="T1"><text:tab/><text:tab/>return City;</text:span></text:p>
      <text:p text:style-name="P32"><text:span text:style-name="T1"><text:tab/>}</text:span></text:p>
      <text:p text:style-name="P32"><text:span text:style-name="T1"><text:tab/>public void setCity(String city) {</text:span></text:p>
      <text:p text:style-name="P32"><text:span text:style-name="T1"><text:tab/><text:tab/>City = city;</text:span></text:p>
      <text:p text:style-name="P32"><text:span text:style-name="T1"><text:tab/>}</text:span></text:p>
      <text:p text:style-name="P32"><text:span text:style-name="T1">}</text:span></text:p>
      <text:p text:style-name="P32"><text:span text:style-name="T1"/></text:p>
      <text:p text:style-name="P32"><text:span text:style-name="T1">RegistrationServlet.java</text:span></text:p>
      <text:p text:style-name="P32"><text:span text:style-name="T1">***********************</text:span></text:p>
      <text:p text:style-name="P32"><text:span text:style-name="T1">RegisterBean bean=new RegisterBean();</text:span></text:p>
      <text:p text:style-name="P32"><text:span text:style-name="T1"><text:tab/><text:tab/>try</text:span></text:p>
      <text:p text:style-name="P32"><text:span text:style-name="T1"><text:tab/><text:tab/>{</text:span></text:p>
      <text:p text:style-name="P32"><text:span text:style-name="T1"><text:tab/><text:tab/><text:tab/>bean.setLoginname(request.getParameter("username"));</text:span></text:p>
      <text:p text:style-name="P32"><text:span text:style-name="T1"><text:tab/><text:tab/><text:tab/>bean.setPassword(request.getParameter("password"));</text:span></text:p>
      <text:p text:style-name="P32"><text:span text:style-name="T1"><text:tab/><text:tab/><text:tab/>bean.setAge(Integer.parseInt(request.getParameter("age")));</text:span></text:p>
      <text:p text:style-name="P32"><text:span text:style-name="T1"><text:tab/><text:tab/><text:tab/>bean.setCity(request.getParameter("city"));</text:span></text:p>
      <text:p text:style-name="P32"><text:span text:style-name="T1"><text:tab/><text:tab/><text:tab/>boolean res=new HibernateDAO().updateProfile(bean);</text:span></text:p>
      <text:p text:style-name="P32"><text:span text:style-name="T1"><text:tab/><text:tab/><text:tab/>if(res)</text:span></text:p>
      <text:p text:style-name="P32"><text:soft-page-break/><text:span text:style-name="T1"><text:tab/><text:tab/><text:tab/>{</text:span></text:p>
      <text:p text:style-name="P32"><text:span text:style-name="T1"><text:tab/><text:tab/><text:tab/><text:tab/>RequestDispatcher rd=request.getRequestDispatcher("success.html");</text:span></text:p>
      <text:p text:style-name="P32"><text:span text:style-name="T1"><text:tab/><text:tab/><text:tab/><text:tab/>rd.forward(request, response);</text:span></text:p>
      <text:p text:style-name="P32"><text:span text:style-name="T1"><text:tab/><text:tab/><text:tab/>}</text:span></text:p>
      <text:p text:style-name="P32"><text:span text:style-name="T1"><text:tab/><text:tab/><text:tab/>else</text:span></text:p>
      <text:p text:style-name="P32"><text:span text:style-name="T1"><text:tab/><text:tab/><text:tab/>{</text:span></text:p>
      <text:p text:style-name="P32"><text:span text:style-name="T1"><text:tab/><text:tab/><text:tab/><text:tab/>RequestDispatcher rd=request.getRequestDispatcher("error.html");</text:span></text:p>
      <text:p text:style-name="P32"><text:span text:style-name="T1"><text:tab/><text:tab/><text:tab/><text:tab/>rd.forward(request, response);</text:span></text:p>
      <text:p text:style-name="P32"><text:span text:style-name="T1"><text:tab/><text:tab/><text:tab/>}</text:span></text:p>
      <text:p text:style-name="P32"><text:span text:style-name="T1"><text:tab/><text:tab/>}</text:span></text:p>
      <text:p text:style-name="P32"><text:span text:style-name="T1"><text:tab/><text:tab/>catch(NullPointerException e)</text:span></text:p>
      <text:p text:style-name="P32"><text:span text:style-name="T1"><text:tab/><text:tab/>{</text:span></text:p>
      <text:p text:style-name="P32"><text:span text:style-name="T1"><text:tab/><text:tab/><text:tab/>RequestDispatcher rd=request.getRequestDispatcher("success.html");</text:span></text:p>
      <text:p text:style-name="P32"><text:span text:style-name="T1"><text:tab/><text:tab/><text:tab/>rd.forward(request, response);</text:span></text:p>
      <text:p text:style-name="P32"><text:span text:style-name="T1"><text:tab/><text:tab/>}</text:span></text:p>
      <text:p text:style-name="P32"><text:span text:style-name="T1"><text:tab/><text:tab/>catch(Exception e)</text:span></text:p>
      <text:p text:style-name="P32"><text:span text:style-name="T1"><text:tab/><text:tab/>{</text:span></text:p>
      <text:p text:style-name="P32"><text:span text:style-name="T1"><text:tab/><text:tab/><text:tab/>e.printStackTrace();</text:span></text:p>
      <text:p text:style-name="P32"><text:span text:style-name="T1"><text:tab/><text:tab/>}</text:span></text:p>
      <text:p text:style-name="P32"><text:span text:style-name="T1"><text:tab/><text:tab/></text:span></text:p>
      <text:p text:style-name="P32"><text:span text:style-name="T1"><text:tab/>}}</text:span></text:p>
      <text:p text:style-name="P32"><text:span text:style-name="T1"/></text:p>
      <text:p text:style-name="P32"><text:span text:style-name="T1">HibernateDAO.java</text:span></text:p>
      <text:p text:style-name="P32"><text:span text:style-name="T1">*******************</text:span></text:p>
      <text:p text:style-name="P32"><text:span text:style-name="T1">package com.dsrc.work;</text:span></text:p>
      <text:p text:style-name="P32"><text:span text:style-name="T1">import org.hibernate.Session;</text:span></text:p>
      <text:p text:style-name="P32"><text:span text:style-name="T1">import org.hibernate.SessionFactory;</text:span></text:p>
      <text:p text:style-name="P32"><text:span text:style-name="T1">import org.hibernate.Transaction;</text:span></text:p>
      <text:p text:style-name="P32"><text:span text:style-name="T1">import org.hibernate.cfg.AnnotationConfiguration;</text:span></text:p>
      <text:p text:style-name="P32"><text:span text:style-name="T1"/></text:p>
      <text:p text:style-name="P32"><text:span text:style-name="T1">public class HibernateDAO</text:span></text:p>
      <text:p text:style-name="P32"><text:span text:style-name="T1">{</text:span></text:p>
      <text:p text:style-name="P32"><text:span text:style-name="T1"><text:tab/><text:tab/><text:tab/>public boolean updateProfile(RegisterBean rbean)</text:span></text:p>
      <text:p text:style-name="P32"><text:span text:style-name="T1"><text:tab/><text:tab/><text:tab/>{</text:span></text:p>
      <text:p text:style-name="P32"><text:span text:style-name="T1"><text:tab/><text:tab/><text:tab/><text:tab/>SessionFactory sx=new AnnotationConfiguration().configure().addAnnotatedClass(RegisterBean.class).buildSessionFactory();</text:span></text:p>
      <text:p text:style-name="P32"><text:span text:style-name="T1"><text:tab/><text:tab/><text:tab/><text:tab/>Session s=sx.openSession();</text:span></text:p>
      <text:p text:style-name="P32"><text:span text:style-name="T1"><text:tab/><text:tab/><text:tab/><text:tab/>Transaction t=s.beginTransaction();</text:span></text:p>
      <text:p text:style-name="P32"><text:span text:style-name="T1"><text:tab/><text:tab/><text:tab/><text:tab/></text:span></text:p>
      <text:p text:style-name="P32"><text:span text:style-name="T1"><text:tab/><text:tab/><text:tab/><text:tab/>s.saveOrUpdate(rbean);</text:span></text:p>
      <text:p text:style-name="P32"><text:span text:style-name="T1"><text:tab/><text:tab/><text:tab/><text:tab/>t.commit();</text:span></text:p>
      <text:p text:style-name="P32"><text:span text:style-name="T1"><text:tab/><text:tab/><text:tab/><text:tab/>return true;</text:span></text:p>
      <text:p text:style-name="P32"><text:span text:style-name="T1"><text:tab/><text:tab/><text:tab/>}</text:span></text:p>
      <text:p text:style-name="P32"><text:span text:style-name="T1">}</text:span></text:p>
      <text:p text:style-name="P32"><text:span text:style-name="T1"/></text:p>
      <text:p text:style-name="P32"><text:span text:style-name="T1">changeprofile.jsp</text:span></text:p>
      <text:p text:style-name="P32"><text:span text:style-name="T1">*****************</text:span></text:p>
      <text:p text:style-name="P32"/>
      <text:p text:style-name="P32"><text:soft-page-break/><text:span text:style-name="T1">&lt;%@ page language="java" contentType="text/html; charset=ISO-8859-1"</text:span></text:p>
      <text:p text:style-name="P32"><text:span text:style-name="T1"><text:s text:c="4"/>pageEncoding="ISO-8859-1"%&gt;</text:span></text:p>
      <text:p text:style-name="P32"><text:span text:style-name="T1">&lt;!DOCTYPE html PUBLIC "-//W3C//DTD HTML 4.01 Transitional//EN" "http://www.w3.org/TR/html4/loose.dtd"&gt;</text:span></text:p>
      <text:p text:style-name="P32"><text:span text:style-name="T1">&lt;html&gt;</text:span></text:p>
      <text:p text:style-name="P32"><text:span text:style-name="T1">&lt;head&gt;</text:span></text:p>
      <text:p text:style-name="P32"><text:span text:style-name="T1">&lt;meta http-equiv="Content-Type" content="text/html; charset=ISO-8859-1"&gt;</text:span></text:p>
      <text:p text:style-name="P32"><text:span text:style-name="T1">&lt;title&gt;Insert title here&lt;/title&gt;</text:span></text:p>
      <text:p text:style-name="P32"><text:span text:style-name="T1">&lt;/head&gt;</text:span></text:p>
      <text:p text:style-name="P32"><text:span text:style-name="T1">&lt;body&gt;</text:span></text:p>
      <text:p text:style-name="P32"><text:span text:style-name="T1"><text:tab/>&lt;FORM action="ChangeProfileServlet" METHOD="POST"&gt;</text:span></text:p>
      <text:p text:style-name="P32"><text:span text:style-name="T1"><text:s text:c="11"/>&lt;table&gt;&lt;tr&gt;&lt;td&gt; Login Name &lt;/td&gt;&lt;td&gt;&lt;INPUT TYPE="TEXT" NAME="username"&gt;&lt;/td&gt;&lt;/tr&gt;</text:span></text:p>
      <text:p text:style-name="P32"><text:span text:style-name="T1"><text:s text:c="12"/>&lt;tr&gt;&lt;td&gt;Password &lt;/td&gt;&lt;td&gt;&lt;input type="password" name="password"&gt;&lt;/td&gt;&lt;/tr&gt;</text:span></text:p>
      <text:p text:style-name="P32"><text:span text:style-name="T1"><text:s text:c="12"/>&lt;tr&gt;&lt;td&gt;Age &lt;/td&gt;&lt;td&gt;&lt;input type="number" name="age"&gt;&lt;/td&gt;&lt;/tr&gt;</text:span></text:p>
      <text:p text:style-name="P32"><text:span text:style-name="T1"><text:s text:c="12"/>&lt;tr&gt;&lt;td&gt;City&lt;/td&gt;&lt;td&gt;&lt;INPUT TYPE="TEXT" NAME="city"&gt;&lt;/td&gt;&lt;/tr&gt;</text:span></text:p>
      <text:p text:style-name="P32"><text:span text:style-name="T1"><text:s text:c="13"/>&lt;tr&gt;&lt;td&gt; &lt;/td&gt;&lt;td&gt; &lt;INPUT TYPE="SUBMIT" value="Update" &gt;&lt;/td&gt;&lt;/tr&gt;</text:span></text:p>
      <text:p text:style-name="P32"><text:span text:style-name="T1">&lt;/table&gt;&lt;/FORM&gt;<text:tab/><text:tab/><text:tab/></text:span></text:p>
      <text:p text:style-name="P32"><text:span text:style-name="T1">&lt;/body&gt;</text:span></text:p>
      <text:p text:style-name="P32"><text:span text:style-name="T1">&lt;/html&gt;</text:span></text:p>
      <text:p text:style-name="P32"><text:span text:style-name="T1"/></text:p>
      <text:p text:style-name="P32"><text:span text:style-name="T1">hibernate.cfg.xml</text:span></text:p>
      <text:p text:style-name="P32"><text:span text:style-name="T1">******************</text:span></text:p>
      <text:p text:style-name="P32"><text:span text:style-name="T1">&lt;?xml version="1.0" encoding="UTF-8"?&gt;</text:span></text:p>
      <text:p text:style-name="P32"><text:span text:style-name="T1">&lt;!DOCTYPE hibernate-configuration PUBLIC <text:s/></text:span></text:p>
      <text:p text:style-name="P32"><text:span text:style-name="T1"><text:s text:c="10"/>"-//Hibernate/Hibernate Configuration DTD 3.0//EN" <text:s/></text:span></text:p>
      <text:p text:style-name="P32"><text:span text:style-name="T1"><text:s text:c="10"/>"http://hibernate.sourceforge.net/hibernate-configuration-3.0.dtd"&gt; <text:s/></text:span></text:p>
      <text:p text:style-name="P32"><text:span text:style-name="T1"><text:s text:c="2"/></text:span></text:p>
      <text:p text:style-name="P32"><text:span text:style-name="T1">&lt;hibernate-configuration&gt; <text:s/></text:span></text:p>
      <text:p text:style-name="P32"><text:span text:style-name="T1"><text:s text:c="2"/></text:span></text:p>
      <text:p text:style-name="P32"><text:span text:style-name="T1"><text:s text:c="4"/>&lt;session-factory&gt; <text:s/></text:span></text:p>
      <text:p text:style-name="P32"><text:span text:style-name="T1"><text:s text:c="8"/>&lt;property name="hbm2ddl.auto"&gt;update&lt;/property&gt; <text:s/></text:span></text:p>
      <text:p text:style-name="P32"><text:span text:style-name="T1"><text:s text:c="8"/>&lt;property name="dialect"&gt;org.hibernate.dialect.MySQLDialect&lt;/property&gt; <text:s/></text:span></text:p>
      <text:p text:style-name="P32"><text:span text:style-name="T1"><text:s text:c="8"/>&lt;property name="connection.url"&gt;jdbc:mysql://localhost:3306/Hiber&lt;/property&gt; <text:s/></text:span></text:p>
      <text:p text:style-name="P32"><text:span text:style-name="T1"><text:s text:c="8"/>&lt;property name="connection.username"&gt;root&lt;/property&gt; <text:s/></text:span></text:p>
      <text:p text:style-name="P32"><text:span text:style-name="T1"><text:s text:c="8"/>&lt;property name="connection.password"&gt;dsrc&lt;/property&gt; <text:s/></text:span></text:p>
      <text:p text:style-name="P32"><text:span text:style-name="T1"><text:s text:c="8"/>&lt;property name="connection.driver_class"&gt;com.mysql.jdbc.Driver&lt;/property&gt; <text:s text:c="3"/></text:span></text:p>
      <text:p text:style-name="P32"><text:span text:style-name="T1"><text:s text:c="8"/>&lt;mapping class="com.dsrc.work.RegisterBean"/&gt;</text:span></text:p>
      <text:p text:style-name="P32"><text:span text:style-name="T1"><text:s text:c="4"/>&lt;/session-factory&gt; </text:span></text:p>
      <text:p text:style-name="P32"><text:span text:style-name="T1"><text:s text:c="4"/>&lt;/hibernate-configuration&gt; </text:span></text:p>
      <text:p text:style-name="P54"><text:span text:style-name="T1"/></text:p>
      <text:p text:style-name="P22">error.html</text:p>
      <text:p text:style-name="P24"/>
      <text:p text:style-name="P24">&lt;!<text:span text:style-name="T78">DOCTYPE</text:span> html&gt;</text:p>
      <text:p text:style-name="P25"><text:span text:style-name="T65">&lt;</text:span><text:span text:style-name="T79">html</text:span><text:span text:style-name="T65">&gt;</text:span></text:p>
      <text:p text:style-name="P25"><text:span text:style-name="T65">&lt;</text:span><text:span text:style-name="T79">head</text:span><text:span text:style-name="T65">&gt;</text:span></text:p>
      <text:p text:style-name="P25"><text:span text:style-name="T65">&lt;</text:span><text:span text:style-name="T79">meta</text:span><text:span text:style-name="T1"> </text:span><text:span text:style-name="T93">charset</text:span><text:span text:style-name="T9">=</text:span><text:span text:style-name="T51">"ISO-8859-1"</text:span><text:span text:style-name="T65">&gt;</text:span></text:p>
      <text:p text:style-name="P25"><text:span text:style-name="T65">&lt;</text:span><text:span text:style-name="T79">title</text:span><text:span text:style-name="T65">&gt;</text:span><text:span text:style-name="T9">Insert title here</text:span><text:span text:style-name="T65">&lt;/</text:span><text:span text:style-name="T79">title</text:span><text:span text:style-name="T65">&gt;</text:span></text:p>
      <text:p text:style-name="P25"><text:span text:style-name="T65">&lt;/</text:span><text:span text:style-name="T79">head</text:span><text:span text:style-name="T65">&gt;</text:span></text:p>
      <text:p text:style-name="P25"><text:span text:style-name="T65">&lt;</text:span><text:span text:style-name="T79">body</text:span><text:span text:style-name="T65">&gt;</text:span></text:p>
      <text:p text:style-name="P25"><text:soft-page-break/><text:span text:style-name="T9">Invalid Profile..</text:span></text:p>
      <text:p text:style-name="P25"><text:span text:style-name="T65">&lt;/</text:span><text:span text:style-name="T79">body</text:span><text:span text:style-name="T65">&gt;</text:span></text:p>
      <text:p text:style-name="P24">&lt;/<text:span text:style-name="T78">html</text:span>&gt;</text:p>
      <text:p text:style-name="P24"/>
      <text:p text:style-name="P24"/>
      <text:p text:style-name="P22">success.html</text:p>
      <text:p text:style-name="P24"/>
      <text:p text:style-name="P24">&lt;!<text:span text:style-name="T78">DOCTYPE</text:span> html&gt;</text:p>
      <text:p text:style-name="P25"><text:span text:style-name="T65">&lt;</text:span><text:span text:style-name="T79">html</text:span><text:span text:style-name="T65">&gt;</text:span></text:p>
      <text:p text:style-name="P25"><text:span text:style-name="T65">&lt;</text:span><text:span text:style-name="T79">head</text:span><text:span text:style-name="T65">&gt;</text:span></text:p>
      <text:p text:style-name="P25"><text:span text:style-name="T65">&lt;</text:span><text:span text:style-name="T79">meta</text:span><text:span text:style-name="T1"> </text:span><text:span text:style-name="T93">charset</text:span><text:span text:style-name="T9">=</text:span><text:span text:style-name="T51">"ISO-8859-1"</text:span><text:span text:style-name="T65">&gt;</text:span></text:p>
      <text:p text:style-name="P25"><text:span text:style-name="T65">&lt;</text:span><text:span text:style-name="T79">title</text:span><text:span text:style-name="T65">&gt;</text:span><text:span text:style-name="T9">Insert title here</text:span><text:span text:style-name="T65">&lt;/</text:span><text:span text:style-name="T79">title</text:span><text:span text:style-name="T65">&gt;</text:span></text:p>
      <text:p text:style-name="P25"><text:span text:style-name="T65">&lt;/</text:span><text:span text:style-name="T79">head</text:span><text:span text:style-name="T65">&gt;</text:span></text:p>
      <text:p text:style-name="P25"><text:span text:style-name="T65">&lt;</text:span><text:span text:style-name="T79">body</text:span><text:span text:style-name="T65">&gt;</text:span></text:p>
      <text:p text:style-name="P25"><text:span text:style-name="T9">Successfully Registered!</text:span></text:p>
      <text:p text:style-name="P25"><text:span text:style-name="T65">&lt;/</text:span><text:span text:style-name="T79">body</text:span><text:span text:style-name="T65">&gt;</text:span></text:p>
      <text:p text:style-name="P24">&lt;/<text:span text:style-name="T78">html</text:span>&gt;</text:p>
      <text:p text:style-name="P40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7:14:00.524000000</meta:creation-date>
    <dc:date>2019-07-01T14:42:08.429000000</dc:date>
    <meta:editing-duration>PT9H19M15S</meta:editing-duration>
    <meta:editing-cycles>20</meta:editing-cycles>
    <meta:generator>LibreOffice/5.0.5.2$Windows_X86_64 LibreOffice_project/55b006a02d247b5f7215fc6ea0fde844b30035b3</meta:generator>
    <meta:document-statistic meta:table-count="0" meta:image-count="0" meta:object-count="0" meta:page-count="21" meta:paragraph-count="880" meta:word-count="2234" meta:character-count="24909" meta:non-whitespace-character-count="21591"/>
  </office:meta>
</office:document-meta>
</file>